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paragraph-rsid="00909eac"/>
    </style:style>
    <style:style style:name="P2" style:family="paragraph" style:parent-style-name="Text_20_body">
      <style:text-properties officeooo:rsid="00951bc6" officeooo:paragraph-rsid="00a8e95b"/>
    </style:style>
    <style:style style:name="P3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5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8" style:family="paragraph" style:parent-style-name="Text_20_body">
      <style:text-properties officeooo:rsid="00c42a1b" officeooo:paragraph-rsid="00c42a1b"/>
    </style:style>
    <style:style style:name="P9" style:family="paragraph" style:parent-style-name="Text_20_body">
      <style:text-properties officeooo:rsid="00c5787f" officeooo:paragraph-rsid="00c5787f"/>
    </style:style>
    <style:style style:name="P10" style:family="paragraph" style:parent-style-name="Text_20_body">
      <style:text-properties officeooo:rsid="00c6b5db" officeooo:paragraph-rsid="00c89376"/>
    </style:style>
    <style:style style:name="P11" style:family="paragraph" style:parent-style-name="Text_20_body">
      <style:text-properties officeooo:rsid="00ccb9c2" officeooo:paragraph-rsid="00ccb9c2"/>
    </style:style>
    <style:style style:name="P12" style:family="paragraph" style:parent-style-name="Text_20_body">
      <style:text-properties officeooo:rsid="00d615d9" officeooo:paragraph-rsid="00d615d9"/>
    </style:style>
    <style:style style:name="P13" style:family="paragraph" style:parent-style-name="Text_20_body">
      <style:text-properties officeooo:rsid="00daf75d" officeooo:paragraph-rsid="00daf75d"/>
    </style:style>
    <style:style style:name="P14" style:family="paragraph" style:parent-style-name="Исходный_20_код">
      <style:paragraph-properties>
        <style:tab-stops>
          <style:tab-stop style:position="2.723cm"/>
        </style:tab-stops>
      </style:paragraph-properties>
    </style:style>
    <style:style style:name="P15" style:family="paragraph" style:parent-style-name="Исходный_20_код">
      <style:text-properties officeooo:paragraph-rsid="01023fd0"/>
    </style:style>
    <style:style style:name="P16" style:family="paragraph" style:parent-style-name="Text_20_body">
      <style:text-properties officeooo:rsid="0007ce7d" officeooo:paragraph-rsid="01023fd0"/>
    </style:style>
    <style:style style:name="P17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8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9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20" style:family="paragraph" style:parent-style-name="Text_20_body">
      <style:text-properties officeooo:rsid="0105b662" officeooo:paragraph-rsid="01023fd0"/>
    </style:style>
    <style:style style:name="P21" style:family="paragraph" style:parent-style-name="Text_20_body">
      <style:text-properties officeooo:rsid="00f3572a" officeooo:paragraph-rsid="01023fd0"/>
    </style:style>
    <style:style style:name="P22" style:family="paragraph" style:parent-style-name="Text_20_body">
      <style:text-properties officeooo:rsid="00deb5ee" officeooo:paragraph-rsid="01023fd0"/>
    </style:style>
    <style:style style:name="P23" style:family="paragraph" style:parent-style-name="Text_20_body">
      <style:text-properties officeooo:rsid="000d9614" officeooo:paragraph-rsid="01023fd0"/>
    </style:style>
    <style:style style:name="P24" style:family="paragraph" style:parent-style-name="Text_20_body">
      <style:text-properties officeooo:rsid="010531d8" officeooo:paragraph-rsid="01023fd0"/>
    </style:style>
    <style:style style:name="P25" style:family="paragraph" style:parent-style-name="Text_20_body">
      <style:text-properties officeooo:rsid="001998ef" officeooo:paragraph-rsid="01023fd0"/>
    </style:style>
    <style:style style:name="P26" style:family="paragraph" style:parent-style-name="Text_20_body">
      <style:text-properties officeooo:rsid="001d2d91" officeooo:paragraph-rsid="01023fd0"/>
    </style:style>
    <style:style style:name="P27" style:family="paragraph" style:parent-style-name="Text_20_body">
      <style:text-properties officeooo:rsid="00f26eaa" officeooo:paragraph-rsid="01023fd0"/>
    </style:style>
    <style:style style:name="P28" style:family="paragraph" style:parent-style-name="Исходный_20_код">
      <style:text-properties officeooo:paragraph-rsid="0139fdf0"/>
    </style:style>
    <style:style style:name="P29" style:family="paragraph" style:parent-style-name="Text_20_body">
      <style:text-properties officeooo:rsid="010b1765" officeooo:paragraph-rsid="010b1765"/>
    </style:style>
    <style:style style:name="P30" style:family="paragraph" style:parent-style-name="Text_20_body">
      <style:text-properties officeooo:rsid="010b1765" officeooo:paragraph-rsid="029a7cc6"/>
    </style:style>
    <style:style style:name="P31" style:family="paragraph" style:parent-style-name="Text_20_body">
      <style:text-properties officeooo:rsid="010b1a08" officeooo:paragraph-rsid="01694780"/>
    </style:style>
    <style:style style:name="P32" style:family="paragraph" style:parent-style-name="Text_20_body">
      <style:text-properties officeooo:rsid="01159783" officeooo:paragraph-rsid="01159783"/>
    </style:style>
    <style:style style:name="P33" style:family="paragraph" style:parent-style-name="Text_20_body">
      <style:text-properties officeooo:rsid="01161f69" officeooo:paragraph-rsid="01161f69"/>
    </style:style>
    <style:style style:name="P34" style:family="paragraph" style:parent-style-name="Text_20_body">
      <style:text-properties officeooo:rsid="011acf22" officeooo:paragraph-rsid="011acf22"/>
    </style:style>
    <style:style style:name="P35" style:family="paragraph" style:parent-style-name="Text_20_body">
      <style:text-properties officeooo:rsid="011acf22" officeooo:paragraph-rsid="015c75cf"/>
    </style:style>
    <style:style style:name="P36" style:family="paragraph" style:parent-style-name="Text_20_body">
      <style:text-properties officeooo:rsid="013020bf" officeooo:paragraph-rsid="013020bf"/>
    </style:style>
    <style:style style:name="P37" style:family="paragraph" style:parent-style-name="Text_20_body">
      <style:text-properties officeooo:rsid="013020bf" officeooo:paragraph-rsid="0139fdf0"/>
    </style:style>
    <style:style style:name="P38" style:family="paragraph" style:parent-style-name="Text_20_body">
      <style:text-properties officeooo:rsid="0133721b" officeooo:paragraph-rsid="013563e5"/>
    </style:style>
    <style:style style:name="P39" style:family="paragraph" style:parent-style-name="Text_20_body">
      <style:text-properties officeooo:rsid="0133721b" officeooo:paragraph-rsid="0139fdf0"/>
    </style:style>
    <style:style style:name="P40" style:family="paragraph" style:parent-style-name="Text_20_body">
      <style:text-properties officeooo:rsid="013563e5" officeooo:paragraph-rsid="013563e5"/>
    </style:style>
    <style:style style:name="P41" style:family="paragraph" style:parent-style-name="Text_20_body">
      <style:text-properties officeooo:rsid="013563e5" officeooo:paragraph-rsid="0139fdf0"/>
    </style:style>
    <style:style style:name="P42" style:family="paragraph" style:parent-style-name="Text_20_body">
      <style:text-properties officeooo:rsid="0149df48" officeooo:paragraph-rsid="014aa14f"/>
    </style:style>
    <style:style style:name="P43" style:family="paragraph" style:parent-style-name="Text_20_body">
      <style:text-properties officeooo:rsid="0149df48" officeooo:paragraph-rsid="017a0847"/>
    </style:style>
    <style:style style:name="P44" style:family="paragraph" style:parent-style-name="Text_20_body">
      <style:text-properties officeooo:rsid="0149df48" officeooo:paragraph-rsid="0185fa46"/>
    </style:style>
    <style:style style:name="P45" style:family="paragraph" style:parent-style-name="Text_20_body">
      <style:text-properties officeooo:rsid="014ea467" officeooo:paragraph-rsid="0152f675"/>
    </style:style>
    <style:style style:name="P46" style:family="paragraph" style:parent-style-name="Text_20_body">
      <style:text-properties officeooo:rsid="015f105a" officeooo:paragraph-rsid="015f105a"/>
    </style:style>
    <style:style style:name="P47" style:family="paragraph" style:parent-style-name="Text_20_body">
      <style:text-properties officeooo:rsid="016e4581" officeooo:paragraph-rsid="016e4581"/>
    </style:style>
    <style:style style:name="P48" style:family="paragraph" style:parent-style-name="Text_20_body">
      <style:text-properties officeooo:rsid="017303f4" officeooo:paragraph-rsid="017303f4"/>
    </style:style>
    <style:style style:name="P49" style:family="paragraph" style:parent-style-name="Text_20_body">
      <style:text-properties officeooo:rsid="01806862" officeooo:paragraph-rsid="01806862"/>
    </style:style>
    <style:style style:name="P50" style:family="paragraph" style:parent-style-name="Text_20_body">
      <style:text-properties officeooo:rsid="0185fa46" officeooo:paragraph-rsid="018949bc"/>
    </style:style>
    <style:style style:name="P51" style:family="paragraph" style:parent-style-name="Text_20_body">
      <style:text-properties officeooo:rsid="01974461" officeooo:paragraph-rsid="019e2b1f"/>
    </style:style>
    <style:style style:name="P52" style:family="paragraph" style:parent-style-name="Text_20_body">
      <style:text-properties officeooo:rsid="019e43e9" officeooo:paragraph-rsid="019e43e9"/>
    </style:style>
    <style:style style:name="P53" style:family="paragraph" style:parent-style-name="Text_20_body">
      <style:text-properties officeooo:rsid="019e92fb" officeooo:paragraph-rsid="019e92fb"/>
    </style:style>
    <style:style style:name="P54" style:family="paragraph" style:parent-style-name="Исходный_20_код">
      <style:text-properties officeooo:paragraph-rsid="01a94156"/>
    </style:style>
    <style:style style:name="P55" style:family="paragraph" style:parent-style-name="Исходный_20_код">
      <style:text-properties officeooo:paragraph-rsid="01ad1496"/>
    </style:style>
    <style:style style:name="P56" style:family="paragraph" style:parent-style-name="Text_20_body">
      <style:text-properties officeooo:rsid="01bd93c7" officeooo:paragraph-rsid="01bd93c7"/>
    </style:style>
    <style:style style:name="P57" style:family="paragraph" style:parent-style-name="Исходный_20_код">
      <style:text-properties officeooo:paragraph-rsid="01be261b"/>
    </style:style>
    <style:style style:name="P58" style:family="paragraph" style:parent-style-name="Исходный_20_код">
      <style:text-properties officeooo:paragraph-rsid="01cf1236"/>
    </style:style>
    <style:style style:name="P59" style:family="paragraph" style:parent-style-name="Исходный_20_код">
      <style:text-properties officeooo:paragraph-rsid="01d85de3"/>
    </style:style>
    <style:style style:name="P60" style:family="paragraph" style:parent-style-name="Text_20_body">
      <style:text-properties officeooo:rsid="01c5a1f7" officeooo:paragraph-rsid="01c5a1f7"/>
    </style:style>
    <style:style style:name="P61" style:family="paragraph" style:parent-style-name="Text_20_body">
      <style:text-properties officeooo:rsid="01dfee0d" officeooo:paragraph-rsid="01dfee0d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4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5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9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70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71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72" style:family="paragraph" style:parent-style-name="Text_20_body">
      <style:text-properties officeooo:rsid="01e1da00" officeooo:paragraph-rsid="01e1da00"/>
    </style:style>
    <style:style style:name="P73" style:family="paragraph" style:parent-style-name="Text_20_body">
      <style:text-properties officeooo:rsid="01e486af" officeooo:paragraph-rsid="01e486af"/>
    </style:style>
    <style:style style:name="P74" style:family="paragraph" style:parent-style-name="Text_20_body">
      <style:text-properties officeooo:rsid="01e486af" officeooo:paragraph-rsid="01e51e3c"/>
    </style:style>
    <style:style style:name="P75" style:family="paragraph" style:parent-style-name="Text_20_body">
      <style:text-properties officeooo:rsid="01e486af" officeooo:paragraph-rsid="021d47a9"/>
    </style:style>
    <style:style style:name="P76" style:family="paragraph" style:parent-style-name="Text_20_body">
      <style:text-properties officeooo:rsid="01e486af" officeooo:paragraph-rsid="02413593"/>
    </style:style>
    <style:style style:name="P77" style:family="paragraph" style:parent-style-name="Text_20_body">
      <style:text-properties officeooo:rsid="02062994" officeooo:paragraph-rsid="02062994"/>
    </style:style>
    <style:style style:name="P78" style:family="paragraph" style:parent-style-name="Text_20_body">
      <style:text-properties officeooo:rsid="02089710" officeooo:paragraph-rsid="02089710"/>
    </style:style>
    <style:style style:name="P7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8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81" style:family="paragraph" style:parent-style-name="Исходный_20_код">
      <style:text-properties officeooo:paragraph-rsid="0244da5c"/>
    </style:style>
    <style:style style:name="P82" style:family="paragraph" style:parent-style-name="Исходный_20_код">
      <style:text-properties officeooo:paragraph-rsid="0247bca1"/>
    </style:style>
    <style:style style:name="P83" style:family="paragraph" style:parent-style-name="Исходный_20_код">
      <style:text-properties officeooo:paragraph-rsid="02489750"/>
    </style:style>
    <style:style style:name="P84" style:family="paragraph" style:parent-style-name="Text_20_body">
      <style:text-properties officeooo:rsid="01e6a17f" officeooo:paragraph-rsid="01e486af"/>
    </style:style>
    <style:style style:name="P85" style:family="paragraph" style:parent-style-name="Text_20_body">
      <style:text-properties officeooo:paragraph-rsid="02d46ef4"/>
    </style:style>
    <style:style style:name="P86" style:family="paragraph" style:parent-style-name="Исходный_20_код">
      <style:text-properties officeooo:paragraph-rsid="02d46ef4"/>
    </style:style>
    <style:style style:name="P87" style:family="paragraph" style:parent-style-name="Text_20_body">
      <style:text-properties officeooo:rsid="025bc158" officeooo:paragraph-rsid="025e6b69"/>
    </style:style>
    <style:style style:name="P88" style:family="paragraph" style:parent-style-name="Исходный_20_код">
      <style:text-properties officeooo:rsid="025bc158" officeooo:paragraph-rsid="025e6b69"/>
    </style:style>
    <style:style style:name="P89" style:family="paragraph" style:parent-style-name="Text_20_body">
      <style:text-properties officeooo:rsid="025bc158" officeooo:paragraph-rsid="0263206f"/>
    </style:style>
    <style:style style:name="P90" style:family="paragraph" style:parent-style-name="Исходный_20_код">
      <style:text-properties officeooo:rsid="025bc158" officeooo:paragraph-rsid="026171d5"/>
    </style:style>
    <style:style style:name="P91" style:family="paragraph" style:parent-style-name="Text_20_body">
      <style:text-properties officeooo:rsid="025caa0e" officeooo:paragraph-rsid="025caa0e"/>
    </style:style>
    <style:style style:name="P92" style:family="paragraph" style:parent-style-name="Text_20_body">
      <style:text-properties officeooo:rsid="0260d318" officeooo:paragraph-rsid="0260d318"/>
    </style:style>
    <style:style style:name="P93" style:family="paragraph" style:parent-style-name="Text_20_body">
      <style:text-properties officeooo:rsid="0260d318" officeooo:paragraph-rsid="0263206f"/>
    </style:style>
    <style:style style:name="P94" style:family="paragraph" style:parent-style-name="Text_20_body">
      <style:text-properties officeooo:rsid="026171d5" officeooo:paragraph-rsid="026171d5"/>
    </style:style>
    <style:style style:name="P95" style:family="paragraph" style:parent-style-name="Text_20_body">
      <style:text-properties officeooo:paragraph-rsid="0263206f"/>
    </style:style>
    <style:style style:name="P96" style:family="paragraph" style:parent-style-name="Text_20_body">
      <style:text-properties officeooo:rsid="02783f62" officeooo:paragraph-rsid="02783f62"/>
    </style:style>
    <style:style style:name="P97" style:family="paragraph" style:parent-style-name="Text_20_body">
      <style:text-properties officeooo:rsid="02af0e08" officeooo:paragraph-rsid="02af0e08"/>
    </style:style>
    <style:style style:name="P98" style:family="paragraph" style:parent-style-name="Text_20_body">
      <style:text-properties officeooo:rsid="02af0e08" officeooo:paragraph-rsid="02b17efc"/>
    </style:style>
    <style:style style:name="P99" style:family="paragraph" style:parent-style-name="Text_20_body">
      <style:text-properties officeooo:rsid="02af0e08" officeooo:paragraph-rsid="02c1ad2c"/>
    </style:style>
    <style:style style:name="P100" style:family="paragraph" style:parent-style-name="Text_20_body">
      <style:text-properties officeooo:rsid="02af0e08" officeooo:paragraph-rsid="02d46ef4"/>
    </style:style>
    <style:style style:name="P101" style:family="paragraph" style:parent-style-name="Text_20_body">
      <style:text-properties officeooo:rsid="02af0e08" officeooo:paragraph-rsid="02dac4c6"/>
    </style:style>
    <style:style style:name="P102" style:family="paragraph" style:parent-style-name="Text_20_body">
      <style:text-properties officeooo:rsid="02b7f9fd" officeooo:paragraph-rsid="02b7f9fd"/>
    </style:style>
    <style:style style:name="P103" style:family="paragraph" style:parent-style-name="Text_20_body">
      <style:text-properties officeooo:rsid="02c4c5c1" officeooo:paragraph-rsid="02c4c5c1"/>
    </style:style>
    <style:style style:name="P104" style:family="paragraph" style:parent-style-name="Text_20_body">
      <style:text-properties officeooo:rsid="02cab066" officeooo:paragraph-rsid="02cab066"/>
    </style:style>
    <style:style style:name="P105" style:family="paragraph" style:parent-style-name="Исходный_20_код">
      <style:text-properties officeooo:rsid="02cab066" officeooo:paragraph-rsid="02cfc5de"/>
    </style:style>
    <style:style style:name="P106" style:family="paragraph" style:parent-style-name="Text_20_body">
      <style:text-properties officeooo:rsid="02cab066" officeooo:paragraph-rsid="04321c81"/>
    </style:style>
    <style:style style:name="P107" style:family="paragraph" style:parent-style-name="Text_20_body">
      <style:text-properties officeooo:rsid="02cab066" officeooo:paragraph-rsid="0432b9bb"/>
    </style:style>
    <style:style style:name="P108" style:family="paragraph" style:parent-style-name="Text_20_body">
      <style:text-properties officeooo:rsid="02cb2221" officeooo:paragraph-rsid="02cb2221"/>
    </style:style>
    <style:style style:name="P109" style:family="paragraph" style:parent-style-name="Исходный_20_код">
      <style:text-properties officeooo:rsid="02cb2221" officeooo:paragraph-rsid="02d18386"/>
    </style:style>
    <style:style style:name="P110" style:family="paragraph" style:parent-style-name="Text_20_body">
      <style:text-properties officeooo:rsid="02e891ee" officeooo:paragraph-rsid="02e891ee"/>
    </style:style>
    <style:style style:name="P111" style:family="paragraph" style:parent-style-name="Text_20_body">
      <style:text-properties officeooo:rsid="02e891ee" officeooo:paragraph-rsid="02e99c25"/>
    </style:style>
    <style:style style:name="P112" style:family="paragraph" style:parent-style-name="Исходный_20_код">
      <style:text-properties officeooo:paragraph-rsid="025bc158"/>
    </style:style>
    <style:style style:name="P113" style:family="paragraph" style:parent-style-name="Исходный_20_код">
      <style:text-properties officeooo:paragraph-rsid="0296e52a"/>
    </style:style>
    <style:style style:name="P114" style:family="paragraph" style:parent-style-name="Исходный_20_код">
      <style:text-properties officeooo:paragraph-rsid="02abf696"/>
    </style:style>
    <style:style style:name="P115" style:family="paragraph" style:parent-style-name="Исходный_20_код">
      <style:text-properties officeooo:paragraph-rsid="02b17efc"/>
    </style:style>
    <style:style style:name="P116" style:family="paragraph" style:parent-style-name="Исходный_20_код">
      <style:text-properties officeooo:paragraph-rsid="02ba83eb"/>
    </style:style>
    <style:style style:name="P117" style:family="paragraph" style:parent-style-name="Исходный_20_код">
      <style:text-properties officeooo:paragraph-rsid="02bce96f"/>
    </style:style>
    <style:style style:name="P118" style:family="paragraph" style:parent-style-name="Исходный_20_код">
      <style:text-properties officeooo:paragraph-rsid="02d75df3"/>
    </style:style>
    <style:style style:name="P119" style:family="paragraph" style:parent-style-name="Text_20_body">
      <style:text-properties officeooo:rsid="034fdf84" officeooo:paragraph-rsid="03d7655a"/>
    </style:style>
    <style:style style:name="P120" style:family="paragraph" style:parent-style-name="Text_20_body">
      <style:text-properties officeooo:rsid="0306ec04" officeooo:paragraph-rsid="0306ec04"/>
    </style:style>
    <style:style style:name="P121" style:family="paragraph" style:parent-style-name="Text_20_body">
      <style:text-properties officeooo:rsid="0306ec04" officeooo:paragraph-rsid="03d3cd60"/>
    </style:style>
    <style:style style:name="P122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3" style:family="paragraph" style:parent-style-name="Text_20_body">
      <style:text-properties officeooo:rsid="032459a6" officeooo:paragraph-rsid="03d57526"/>
    </style:style>
    <style:style style:name="P124" style:family="paragraph" style:parent-style-name="Text_20_body">
      <style:text-properties officeooo:rsid="03262ea4" officeooo:paragraph-rsid="03262ea4"/>
    </style:style>
    <style:style style:name="P125" style:family="paragraph" style:parent-style-name="Text_20_body">
      <style:text-properties officeooo:rsid="03286131" officeooo:paragraph-rsid="03286131"/>
    </style:style>
    <style:style style:name="P126" style:family="paragraph" style:parent-style-name="Text_20_body">
      <style:text-properties officeooo:rsid="033607f8" officeooo:paragraph-rsid="033607f8"/>
    </style:style>
    <style:style style:name="P127" style:family="paragraph" style:parent-style-name="Text_20_body">
      <style:text-properties officeooo:rsid="033b93d8" officeooo:paragraph-rsid="033b93d8"/>
    </style:style>
    <style:style style:name="P128" style:family="paragraph" style:parent-style-name="Text_20_body">
      <style:text-properties officeooo:rsid="0346311e" officeooo:paragraph-rsid="0346311e"/>
    </style:style>
    <style:style style:name="P129" style:family="paragraph" style:parent-style-name="Text_20_body">
      <style:text-properties officeooo:rsid="03474a37" officeooo:paragraph-rsid="03474a37"/>
    </style:style>
    <style:style style:name="P130" style:family="paragraph" style:parent-style-name="Text_20_body">
      <style:text-properties officeooo:rsid="03483b87" officeooo:paragraph-rsid="03483b87"/>
    </style:style>
    <style:style style:name="P131" style:family="paragraph" style:parent-style-name="Text_20_body">
      <style:text-properties officeooo:rsid="0355e154" officeooo:paragraph-rsid="0355e154"/>
    </style:style>
    <style:style style:name="P132" style:family="paragraph" style:parent-style-name="Text_20_body">
      <style:text-properties officeooo:rsid="035b4341" officeooo:paragraph-rsid="035b4341"/>
    </style:style>
    <style:style style:name="P133" style:family="paragraph" style:parent-style-name="Text_20_body">
      <style:text-properties officeooo:rsid="035d2bfb" officeooo:paragraph-rsid="035d2bfb"/>
    </style:style>
    <style:style style:name="P134" style:family="paragraph" style:parent-style-name="Text_20_body">
      <style:text-properties officeooo:rsid="0362a45f" officeooo:paragraph-rsid="0362a45f"/>
    </style:style>
    <style:style style:name="P135" style:family="paragraph" style:parent-style-name="Text_20_body">
      <style:text-properties officeooo:rsid="03650859" officeooo:paragraph-rsid="03650859"/>
    </style:style>
    <style:style style:name="P136" style:family="paragraph" style:parent-style-name="Text_20_body">
      <style:text-properties officeooo:rsid="0371138e" officeooo:paragraph-rsid="03dd9cce"/>
    </style:style>
    <style:style style:name="P137" style:family="paragraph" style:parent-style-name="Text_20_body">
      <style:text-properties officeooo:rsid="0381fdd0" officeooo:paragraph-rsid="0381fdd0"/>
    </style:style>
    <style:style style:name="P138" style:family="paragraph" style:parent-style-name="Text_20_body">
      <style:text-properties officeooo:rsid="0384973e" officeooo:paragraph-rsid="0384973e"/>
    </style:style>
    <style:style style:name="P139" style:family="paragraph" style:parent-style-name="Text_20_body">
      <style:text-properties officeooo:rsid="038a54cd" officeooo:paragraph-rsid="0391faf2"/>
    </style:style>
    <style:style style:name="P140" style:family="paragraph" style:parent-style-name="Text_20_body">
      <style:text-properties officeooo:rsid="03944949" officeooo:paragraph-rsid="03e28553"/>
    </style:style>
    <style:style style:name="P141" style:family="paragraph" style:parent-style-name="Text_20_body">
      <style:text-properties officeooo:rsid="039b49d2" officeooo:paragraph-rsid="039b49d2"/>
    </style:style>
    <style:style style:name="P142" style:family="paragraph" style:parent-style-name="Text_20_body">
      <style:text-properties officeooo:rsid="039b49d2" officeooo:paragraph-rsid="04392cbd"/>
    </style:style>
    <style:style style:name="P143" style:family="paragraph" style:parent-style-name="Text_20_body">
      <style:text-properties officeooo:rsid="039cc364" officeooo:paragraph-rsid="039cc364"/>
    </style:style>
    <style:style style:name="P144" style:family="paragraph" style:parent-style-name="Text_20_body">
      <style:text-properties officeooo:rsid="03a5250a" officeooo:paragraph-rsid="03a5250a"/>
    </style:style>
    <style:style style:name="P145" style:family="paragraph" style:parent-style-name="Text_20_body">
      <style:text-properties officeooo:rsid="03a5250a" officeooo:paragraph-rsid="061d21be"/>
    </style:style>
    <style:style style:name="P146" style:family="paragraph" style:parent-style-name="Text_20_body">
      <style:text-properties officeooo:rsid="03a5ab3e" officeooo:paragraph-rsid="03a5ab3e"/>
    </style:style>
    <style:style style:name="P147" style:family="paragraph" style:parent-style-name="Исходный_20_код">
      <style:text-properties officeooo:rsid="03a5ab3e" officeooo:paragraph-rsid="03a87793"/>
    </style:style>
    <style:style style:name="P148" style:family="paragraph" style:parent-style-name="Text_20_body">
      <style:text-properties officeooo:rsid="03b0896a" officeooo:paragraph-rsid="03b0896a"/>
    </style:style>
    <style:style style:name="P149" style:family="paragraph" style:parent-style-name="Text_20_body">
      <style:text-properties officeooo:rsid="03c824d3" officeooo:paragraph-rsid="03c824d3"/>
    </style:style>
    <style:style style:name="P150" style:family="paragraph" style:parent-style-name="Text_20_body">
      <style:text-properties officeooo:rsid="03e43ce1" officeooo:paragraph-rsid="03e43ce1"/>
    </style:style>
    <style:style style:name="P151" style:family="paragraph" style:parent-style-name="Text_20_body">
      <style:text-properties officeooo:rsid="03e43ce1" officeooo:paragraph-rsid="061d21be"/>
    </style:style>
    <style:style style:name="P152" style:family="paragraph" style:parent-style-name="Text_20_body">
      <style:text-properties officeooo:rsid="00e49875" officeooo:paragraph-rsid="00e49875"/>
    </style:style>
    <style:style style:name="P153" style:family="paragraph" style:parent-style-name="Text_20_body">
      <style:text-properties officeooo:rsid="03ee20c7" officeooo:paragraph-rsid="03ee20c7"/>
    </style:style>
    <style:style style:name="P154" style:family="paragraph" style:parent-style-name="Text_20_body">
      <style:text-properties officeooo:rsid="03f0b6a4" officeooo:paragraph-rsid="03f0b6a4"/>
    </style:style>
    <style:style style:name="P155" style:family="paragraph" style:parent-style-name="Text_20_body">
      <style:paragraph-properties fo:margin-top="0.302cm" fo:margin-bottom="0.549cm" style:contextual-spacing="false"/>
      <style:text-properties officeooo:rsid="03f3db74" officeooo:paragraph-rsid="03f3db74"/>
    </style:style>
    <style:style style:name="P156" style:family="paragraph" style:parent-style-name="Исходный_20_код">
      <style:text-properties officeooo:paragraph-rsid="03089834"/>
    </style:style>
    <style:style style:name="P157" style:family="paragraph" style:parent-style-name="Исходный_20_код">
      <style:text-properties officeooo:paragraph-rsid="03140d82"/>
    </style:style>
    <style:style style:name="P158" style:family="paragraph" style:parent-style-name="Исходный_20_код">
      <style:text-properties officeooo:paragraph-rsid="0319339e"/>
    </style:style>
    <style:style style:name="P159" style:family="paragraph" style:parent-style-name="Исходный_20_код">
      <style:text-properties officeooo:paragraph-rsid="037ebd1d"/>
    </style:style>
    <style:style style:name="P160" style:family="paragraph" style:parent-style-name="Исходный_20_код">
      <style:text-properties officeooo:paragraph-rsid="038a54cd"/>
    </style:style>
    <style:style style:name="P161" style:family="paragraph" style:parent-style-name="Исходный_20_код">
      <style:text-properties officeooo:paragraph-rsid="03a87793"/>
    </style:style>
    <style:style style:name="P162" style:family="paragraph" style:parent-style-name="Исходный_20_код">
      <style:text-properties officeooo:paragraph-rsid="03dc075e"/>
    </style:style>
    <style:style style:name="P163" style:family="paragraph" style:parent-style-name="Исходный_20_код">
      <style:text-properties officeooo:rsid="03c44fba" officeooo:paragraph-rsid="03dc075e"/>
    </style:style>
    <style:style style:name="P164" style:family="paragraph" style:parent-style-name="Text_20_body">
      <style:text-properties officeooo:rsid="038ab6dd" officeooo:paragraph-rsid="0391faf2"/>
    </style:style>
    <style:style style:name="P165" style:family="paragraph" style:parent-style-name="Text_20_body">
      <style:text-properties officeooo:rsid="026903af" officeooo:paragraph-rsid="03ffc6a0"/>
    </style:style>
    <style:style style:name="P166" style:family="paragraph" style:parent-style-name="Text_20_body">
      <style:text-properties officeooo:rsid="04232c1c" officeooo:paragraph-rsid="042556b2"/>
    </style:style>
    <style:style style:name="P167" style:family="paragraph" style:parent-style-name="Исходный_20_код">
      <style:text-properties officeooo:paragraph-rsid="04321c81"/>
    </style:style>
    <style:style style:name="P168" style:family="paragraph" style:parent-style-name="Исходный_20_код">
      <style:text-properties officeooo:paragraph-rsid="0432b9bb"/>
    </style:style>
    <style:style style:name="P169" style:family="paragraph" style:parent-style-name="Исходный_20_код">
      <style:text-properties officeooo:paragraph-rsid="043b125e"/>
    </style:style>
    <style:style style:name="P170" style:family="paragraph" style:parent-style-name="Исходный_20_код">
      <style:text-properties officeooo:paragraph-rsid="043ce005"/>
    </style:style>
    <style:style style:name="P171" style:family="paragraph" style:parent-style-name="Исходный_20_код">
      <style:text-properties officeooo:paragraph-rsid="043f83fe"/>
    </style:style>
    <style:style style:name="P172" style:family="paragraph" style:parent-style-name="Text_20_body">
      <style:text-properties officeooo:rsid="043c53b9" officeooo:paragraph-rsid="043c53b9"/>
    </style:style>
    <style:style style:name="P173" style:family="paragraph" style:parent-style-name="Text_20_body">
      <style:text-properties officeooo:rsid="043ce005" officeooo:paragraph-rsid="043ce005"/>
    </style:style>
    <style:style style:name="P174" style:family="paragraph" style:parent-style-name="Text_20_body">
      <style:text-properties officeooo:rsid="043ce005" officeooo:paragraph-rsid="043f83fe"/>
    </style:style>
    <style:style style:name="P175" style:family="paragraph" style:parent-style-name="Исходный_20_код">
      <style:text-properties officeooo:paragraph-rsid="04406dcf"/>
    </style:style>
    <style:style style:name="P176" style:family="paragraph" style:parent-style-name="Исходный_20_код">
      <style:text-properties officeooo:paragraph-rsid="04423082"/>
    </style:style>
    <style:style style:name="P177" style:family="paragraph" style:parent-style-name="Исходный_20_код">
      <style:text-properties officeooo:paragraph-rsid="04429bdc"/>
    </style:style>
    <style:style style:name="P178" style:family="paragraph" style:parent-style-name="Исходный_20_код">
      <style:text-properties officeooo:paragraph-rsid="0443e35b"/>
    </style:style>
    <style:style style:name="P179" style:family="paragraph" style:parent-style-name="Text_20_body">
      <style:text-properties officeooo:rsid="043f9f48" officeooo:paragraph-rsid="043f9f48"/>
    </style:style>
    <style:style style:name="P180" style:family="paragraph" style:parent-style-name="Text_20_body">
      <style:text-properties officeooo:rsid="043f9f48" officeooo:paragraph-rsid="04406dcf"/>
    </style:style>
    <style:style style:name="P181" style:family="paragraph" style:parent-style-name="Text_20_body">
      <style:text-properties officeooo:rsid="043f9f48" officeooo:paragraph-rsid="04423082"/>
    </style:style>
    <style:style style:name="P182" style:family="paragraph" style:parent-style-name="Text_20_body">
      <style:text-properties officeooo:rsid="043f9f48" officeooo:paragraph-rsid="04429bdc"/>
    </style:style>
    <style:style style:name="P183" style:family="paragraph" style:parent-style-name="Text_20_body">
      <style:text-properties officeooo:rsid="043f9f48" officeooo:paragraph-rsid="0443e35b"/>
    </style:style>
    <style:style style:name="P184" style:family="paragraph" style:parent-style-name="Text_20_body">
      <style:text-properties officeooo:paragraph-rsid="0445fa1d"/>
    </style:style>
    <style:style style:name="P185" style:family="paragraph" style:parent-style-name="Text_20_body">
      <style:text-properties officeooo:rsid="044907a9" officeooo:paragraph-rsid="044907a9"/>
    </style:style>
    <style:style style:name="P186" style:family="paragraph" style:parent-style-name="Text_20_body">
      <style:paragraph-properties fo:margin-top="0.302cm" fo:margin-bottom="0.302cm" style:contextual-spacing="false"/>
    </style:style>
    <style:style style:name="P187" style:family="paragraph" style:parent-style-name="Исходный_20_код">
      <style:text-properties officeooo:paragraph-rsid="04525b31"/>
    </style:style>
    <style:style style:name="P188" style:family="paragraph" style:parent-style-name="Text_20_body">
      <style:text-properties officeooo:rsid="04a0107e" officeooo:paragraph-rsid="04a0107e"/>
    </style:style>
    <style:style style:name="P189" style:family="paragraph" style:parent-style-name="Text_20_body">
      <style:text-properties officeooo:rsid="04a0107e" officeooo:paragraph-rsid="04d2ca81"/>
    </style:style>
    <style:style style:name="P190" style:family="paragraph" style:parent-style-name="Text_20_body">
      <style:text-properties officeooo:rsid="04aa6536" officeooo:paragraph-rsid="04aa6536"/>
    </style:style>
    <style:style style:name="P191" style:family="paragraph" style:parent-style-name="Text_20_body">
      <style:text-properties officeooo:rsid="049fac84" officeooo:paragraph-rsid="049fac84"/>
    </style:style>
    <style:style style:name="P192" style:family="paragraph" style:parent-style-name="Text_20_body">
      <style:text-properties officeooo:rsid="04a3d7bd" officeooo:paragraph-rsid="04a3d7bd"/>
    </style:style>
    <style:style style:name="P193" style:family="paragraph" style:parent-style-name="Text_20_body">
      <style:text-properties officeooo:rsid="04a4a5b3" officeooo:paragraph-rsid="04a4a5b3"/>
    </style:style>
    <style:style style:name="P194" style:family="paragraph" style:parent-style-name="Text_20_body">
      <style:text-properties officeooo:rsid="04a4a5b3" officeooo:paragraph-rsid="04a6d9be"/>
    </style:style>
    <style:style style:name="P195" style:family="paragraph" style:parent-style-name="Text_20_body">
      <style:text-properties officeooo:rsid="04a924c4" officeooo:paragraph-rsid="04a924c4"/>
    </style:style>
    <style:style style:name="P196" style:family="paragraph" style:parent-style-name="Text_20_body">
      <style:text-properties officeooo:rsid="04ab3f23" officeooo:paragraph-rsid="04ab3f23"/>
    </style:style>
    <style:style style:name="P197" style:family="paragraph" style:parent-style-name="Text_20_body">
      <style:text-properties officeooo:rsid="04ab3f23" officeooo:paragraph-rsid="04b01eb2"/>
    </style:style>
    <style:style style:name="P198" style:family="paragraph" style:parent-style-name="Text_20_body">
      <style:text-properties officeooo:rsid="04ab3f23" officeooo:paragraph-rsid="04b1ba7e"/>
    </style:style>
    <style:style style:name="P199" style:family="paragraph" style:parent-style-name="Text_20_body">
      <style:text-properties officeooo:rsid="04ace429" officeooo:paragraph-rsid="04ace429"/>
    </style:style>
    <style:style style:name="P200" style:family="paragraph" style:parent-style-name="Text_20_body">
      <style:text-properties officeooo:rsid="04ace429" officeooo:paragraph-rsid="04b01eb2"/>
    </style:style>
    <style:style style:name="P201" style:family="paragraph" style:parent-style-name="Text_20_body">
      <style:text-properties officeooo:rsid="04b1ba7e" officeooo:paragraph-rsid="04b1ba7e"/>
    </style:style>
    <style:style style:name="P202" style:family="paragraph" style:parent-style-name="Text_20_body">
      <style:text-properties officeooo:rsid="04b4ae37" officeooo:paragraph-rsid="04b4ae37"/>
    </style:style>
    <style:style style:name="P203" style:family="paragraph" style:parent-style-name="Text_20_body">
      <style:text-properties officeooo:rsid="04b54b2f" officeooo:paragraph-rsid="04b8dd0c"/>
    </style:style>
    <style:style style:name="P204" style:family="paragraph" style:parent-style-name="Исходный_20_код">
      <style:text-properties officeooo:paragraph-rsid="04902187"/>
    </style:style>
    <style:style style:name="P205" style:family="paragraph" style:parent-style-name="Исходный_20_код">
      <style:text-properties officeooo:paragraph-rsid="048d357d"/>
    </style:style>
    <style:style style:name="P206" style:family="paragraph" style:parent-style-name="Исходный_20_код">
      <style:text-properties officeooo:paragraph-rsid="049cf4da"/>
    </style:style>
    <style:style style:name="P207" style:family="paragraph" style:parent-style-name="Исходный_20_код">
      <style:text-properties officeooo:paragraph-rsid="04c9d0e6"/>
    </style:style>
    <style:style style:name="P208" style:family="paragraph" style:parent-style-name="Text_20_body">
      <style:text-properties officeooo:rsid="04d2ca81" officeooo:paragraph-rsid="04d2ca81"/>
    </style:style>
    <style:style style:name="P209" style:family="paragraph" style:parent-style-name="Text_20_body">
      <style:text-properties officeooo:rsid="027ae434" officeooo:paragraph-rsid="027ae434"/>
    </style:style>
    <style:style style:name="P210" style:family="paragraph" style:parent-style-name="Text_20_body">
      <style:text-properties officeooo:rsid="04d6ed33" officeooo:paragraph-rsid="04da2339"/>
    </style:style>
    <style:style style:name="P211" style:family="paragraph" style:parent-style-name="Text_20_body">
      <style:text-properties officeooo:rsid="04da2339" officeooo:paragraph-rsid="04da2339"/>
    </style:style>
    <style:style style:name="P212" style:family="paragraph" style:parent-style-name="Text_20_body">
      <style:text-properties officeooo:rsid="04da2413" officeooo:paragraph-rsid="04da2413"/>
    </style:style>
    <style:style style:name="P213" style:family="paragraph" style:parent-style-name="Text_20_body">
      <style:text-properties officeooo:rsid="04dc9a9f" officeooo:paragraph-rsid="04dc9a9f"/>
    </style:style>
    <style:style style:name="P214" style:family="paragraph" style:parent-style-name="Text_20_body">
      <style:text-properties officeooo:rsid="04e47d98" officeooo:paragraph-rsid="04e47d98"/>
    </style:style>
    <style:style style:name="P215" style:family="paragraph" style:parent-style-name="Исходный_20_код">
      <style:text-properties officeooo:paragraph-rsid="05049cfa"/>
    </style:style>
    <style:style style:name="P216" style:family="paragraph" style:parent-style-name="Text_20_body">
      <style:text-properties officeooo:paragraph-rsid="050502b2"/>
    </style:style>
    <style:style style:name="P217" style:family="paragraph" style:parent-style-name="Text_20_body">
      <style:text-properties officeooo:rsid="0507ef00" officeooo:paragraph-rsid="0507ef00"/>
    </style:style>
    <style:style style:name="P218" style:family="paragraph" style:parent-style-name="Text_20_body">
      <style:text-properties officeooo:rsid="050abf9a" officeooo:paragraph-rsid="050abf9a"/>
    </style:style>
    <style:style style:name="P219" style:family="paragraph" style:parent-style-name="Text_20_body">
      <style:text-properties officeooo:rsid="0510db32" officeooo:paragraph-rsid="0510db32"/>
    </style:style>
    <style:style style:name="P220" style:family="paragraph" style:parent-style-name="Text_20_body">
      <style:text-properties officeooo:rsid="0512ffb4" officeooo:paragraph-rsid="0512ffb4"/>
    </style:style>
    <style:style style:name="P221" style:family="paragraph" style:parent-style-name="Text_20_body">
      <style:text-properties officeooo:rsid="051ab4f0" officeooo:paragraph-rsid="051ab4f0"/>
    </style:style>
    <style:style style:name="P222" style:family="paragraph" style:parent-style-name="Text_20_body">
      <style:text-properties officeooo:rsid="051d031f" officeooo:paragraph-rsid="051d031f"/>
    </style:style>
    <style:style style:name="P223" style:family="paragraph" style:parent-style-name="Text_20_body">
      <style:text-properties officeooo:rsid="052166d2" officeooo:paragraph-rsid="052166d2"/>
    </style:style>
    <style:style style:name="P224" style:family="paragraph" style:parent-style-name="Text_20_body">
      <style:text-properties officeooo:rsid="052166d2" officeooo:paragraph-rsid="05354e78"/>
    </style:style>
    <style:style style:name="P225" style:family="paragraph" style:parent-style-name="Text_20_body">
      <style:text-properties officeooo:rsid="052e20cd" officeooo:paragraph-rsid="052e20cd"/>
    </style:style>
    <style:style style:name="P226" style:family="paragraph" style:parent-style-name="Text_20_body">
      <style:text-properties officeooo:rsid="0530753c" officeooo:paragraph-rsid="0530753c"/>
    </style:style>
    <style:style style:name="P227" style:family="paragraph" style:parent-style-name="Text_20_body">
      <style:text-properties officeooo:rsid="0530753c" officeooo:paragraph-rsid="053248e7"/>
    </style:style>
    <style:style style:name="P228" style:family="paragraph" style:parent-style-name="Text_20_body">
      <style:text-properties officeooo:rsid="0533cbdb" officeooo:paragraph-rsid="0533cbdb"/>
    </style:style>
    <style:style style:name="P229" style:family="paragraph" style:parent-style-name="Исходный_20_код">
      <style:text-properties officeooo:paragraph-rsid="050a0cbb"/>
    </style:style>
    <style:style style:name="P230" style:family="paragraph" style:parent-style-name="Исходный_20_код">
      <style:text-properties officeooo:paragraph-rsid="052ec773"/>
    </style:style>
    <style:style style:name="P231" style:family="paragraph" style:parent-style-name="Text_20_body">
      <style:text-properties officeooo:rsid="055251ce" officeooo:paragraph-rsid="055251ce"/>
    </style:style>
    <style:style style:name="P232" style:family="paragraph" style:parent-style-name="Text_20_body">
      <style:text-properties officeooo:rsid="0553fa1d" officeooo:paragraph-rsid="056fabf7"/>
    </style:style>
    <style:style style:name="P233" style:family="paragraph" style:parent-style-name="Text_20_body">
      <style:text-properties officeooo:rsid="0564b2e0" officeooo:paragraph-rsid="0564b2e0"/>
    </style:style>
    <style:style style:name="P234" style:family="paragraph" style:parent-style-name="Исходный_20_код">
      <style:text-properties officeooo:rsid="0565ca3e" officeooo:paragraph-rsid="0565ca3e"/>
    </style:style>
    <style:style style:name="P235" style:family="paragraph" style:parent-style-name="Text_20_body">
      <style:text-properties officeooo:rsid="05738872" officeooo:paragraph-rsid="05738872"/>
    </style:style>
    <style:style style:name="P236" style:family="paragraph" style:parent-style-name="Text_20_body">
      <style:text-properties officeooo:rsid="05861cab" officeooo:paragraph-rsid="05861cab"/>
    </style:style>
    <style:style style:name="P237" style:family="paragraph" style:parent-style-name="Исходный_20_код">
      <style:text-properties officeooo:rsid="05598566" officeooo:paragraph-rsid="0584226d"/>
    </style:style>
    <style:style style:name="P238" style:family="paragraph" style:parent-style-name="Text_20_body">
      <style:text-properties officeooo:rsid="05920142" officeooo:paragraph-rsid="05920142"/>
    </style:style>
    <style:style style:name="P239" style:family="paragraph" style:parent-style-name="Text_20_body">
      <style:text-properties officeooo:rsid="0593a96b" officeooo:paragraph-rsid="0593a96b"/>
    </style:style>
    <style:style style:name="P240" style:family="paragraph" style:parent-style-name="Text_20_body">
      <style:text-properties officeooo:rsid="0598e2b5" officeooo:paragraph-rsid="0598e2b5"/>
    </style:style>
    <style:style style:name="P241" style:family="paragraph" style:parent-style-name="Text_20_body">
      <style:text-properties officeooo:rsid="059ad923" officeooo:paragraph-rsid="059ad923"/>
    </style:style>
    <style:style style:name="P242" style:family="paragraph" style:parent-style-name="Text_20_body">
      <style:text-properties officeooo:rsid="059c866d" officeooo:paragraph-rsid="059c866d"/>
    </style:style>
    <style:style style:name="P243" style:family="paragraph" style:parent-style-name="Text_20_body">
      <style:text-properties officeooo:rsid="059de58d" officeooo:paragraph-rsid="059de58d"/>
    </style:style>
    <style:style style:name="P244" style:family="paragraph" style:parent-style-name="Text_20_body">
      <style:text-properties officeooo:rsid="05adf266" officeooo:paragraph-rsid="05adf266"/>
    </style:style>
    <style:style style:name="P245" style:family="paragraph" style:parent-style-name="Text_20_body">
      <style:text-properties officeooo:rsid="05b0dc3b" officeooo:paragraph-rsid="05b0dc3b"/>
    </style:style>
    <style:style style:name="P246" style:family="paragraph" style:parent-style-name="Исходный_20_код">
      <style:text-properties officeooo:paragraph-rsid="05a292c6"/>
    </style:style>
    <style:style style:name="P247" style:family="paragraph" style:parent-style-name="Исходный_20_код">
      <style:text-properties officeooo:paragraph-rsid="05b36f57"/>
    </style:style>
    <style:style style:name="P248" style:family="paragraph" style:parent-style-name="Исходный_20_код">
      <style:text-properties officeooo:paragraph-rsid="05b53f40"/>
    </style:style>
    <style:style style:name="P249" style:family="paragraph" style:parent-style-name="Text_20_body">
      <style:text-properties officeooo:rsid="05cb0c17" officeooo:paragraph-rsid="05ebd4ef"/>
    </style:style>
    <style:style style:name="P250" style:family="paragraph" style:parent-style-name="Text_20_body">
      <style:text-properties officeooo:rsid="05cc541c" officeooo:paragraph-rsid="05cc541c"/>
    </style:style>
    <style:style style:name="P251" style:family="paragraph" style:parent-style-name="Text_20_body">
      <style:text-properties officeooo:rsid="05cc541c" officeooo:paragraph-rsid="05e30d58"/>
    </style:style>
    <style:style style:name="P252" style:family="paragraph" style:parent-style-name="Text_20_body">
      <style:text-properties officeooo:rsid="05da01fa" officeooo:paragraph-rsid="05da01fa"/>
    </style:style>
    <style:style style:name="P253" style:family="paragraph" style:parent-style-name="Исходный_20_код">
      <style:text-properties officeooo:paragraph-rsid="05eba585"/>
    </style:style>
    <style:style style:name="P254" style:family="paragraph" style:parent-style-name="Исходный_20_код">
      <style:text-properties officeooo:rsid="0315ed85" officeooo:paragraph-rsid="0315ed85"/>
    </style:style>
    <style:style style:name="P255" style:family="paragraph" style:parent-style-name="Исходный_20_код">
      <style:text-properties officeooo:rsid="05eba585" officeooo:paragraph-rsid="05eba585"/>
    </style:style>
    <style:style style:name="P256" style:family="paragraph" style:parent-style-name="Text_20_body">
      <style:text-properties officeooo:rsid="05f7b27b" officeooo:paragraph-rsid="05f7b27b"/>
    </style:style>
    <style:style style:name="P257" style:family="paragraph" style:parent-style-name="Text_20_body">
      <style:text-properties officeooo:rsid="05f86f03" officeooo:paragraph-rsid="05f86f03"/>
    </style:style>
    <style:style style:name="P258" style:family="paragraph" style:parent-style-name="Text_20_body">
      <style:text-properties officeooo:rsid="05fc5a8b" officeooo:paragraph-rsid="05fc5a8b"/>
    </style:style>
    <style:style style:name="P259" style:family="paragraph" style:parent-style-name="Text_20_body">
      <style:text-properties officeooo:rsid="06005d4c" officeooo:paragraph-rsid="06005d4c"/>
    </style:style>
    <style:style style:name="P260" style:family="paragraph" style:parent-style-name="Text_20_body">
      <style:text-properties officeooo:rsid="0601ba37" officeooo:paragraph-rsid="0601ba37"/>
    </style:style>
    <style:style style:name="P261" style:family="paragraph" style:parent-style-name="Text_20_body">
      <style:text-properties officeooo:rsid="03112720" officeooo:paragraph-rsid="03112720"/>
    </style:style>
    <style:style style:name="P262" style:family="paragraph" style:parent-style-name="Text_20_body">
      <style:text-properties officeooo:paragraph-rsid="06086fbd"/>
    </style:style>
    <style:style style:name="P263" style:family="paragraph" style:parent-style-name="Исходный_20_код">
      <style:text-properties officeooo:paragraph-rsid="06086fbd"/>
    </style:style>
    <style:style style:name="P264" style:family="paragraph" style:parent-style-name="Text_20_body">
      <style:text-properties officeooo:rsid="033764c2" officeooo:paragraph-rsid="033764c2"/>
    </style:style>
    <style:style style:name="P265" style:family="paragraph" style:parent-style-name="Text_20_body">
      <style:text-properties officeooo:rsid="033764c2" officeooo:paragraph-rsid="0609f852"/>
    </style:style>
    <style:style style:name="P266" style:family="paragraph" style:parent-style-name="Text_20_body">
      <style:text-properties officeooo:rsid="03bfd133" officeooo:paragraph-rsid="03daeedf"/>
    </style:style>
    <style:style style:name="P267" style:family="paragraph" style:parent-style-name="Text_20_body">
      <style:text-properties officeooo:rsid="03bfd133" officeooo:paragraph-rsid="060ad3d7"/>
    </style:style>
    <style:style style:name="P268" style:family="paragraph" style:parent-style-name="Text_20_body">
      <style:text-properties officeooo:paragraph-rsid="037b6444"/>
    </style:style>
    <style:style style:name="P269" style:family="paragraph" style:parent-style-name="Text_20_body">
      <style:text-properties officeooo:paragraph-rsid="060af3f5"/>
    </style:style>
    <style:style style:name="P270" style:family="paragraph" style:parent-style-name="Исходный_20_код">
      <style:text-properties officeooo:paragraph-rsid="060af3f5"/>
    </style:style>
    <style:style style:name="P271" style:family="paragraph" style:parent-style-name="Text_20_body">
      <style:text-properties officeooo:rsid="03a412d8" officeooo:paragraph-rsid="03a412d8"/>
    </style:style>
    <style:style style:name="P272" style:family="paragraph" style:parent-style-name="Text_20_body">
      <style:text-properties officeooo:rsid="03a412d8" officeooo:paragraph-rsid="060c39b8"/>
    </style:style>
    <style:style style:name="P273" style:family="paragraph" style:parent-style-name="Text_20_body">
      <style:text-properties officeooo:rsid="03a412d8" officeooo:paragraph-rsid="060f284b"/>
    </style:style>
    <style:style style:name="P274" style:family="paragraph" style:parent-style-name="Text_20_body">
      <style:text-properties officeooo:rsid="03a412d8" officeooo:paragraph-rsid="061d21be"/>
    </style:style>
    <style:style style:name="P275" style:family="paragraph" style:parent-style-name="Text_20_body">
      <style:text-properties officeooo:rsid="03a412d8" officeooo:paragraph-rsid="06cd0ea7"/>
    </style:style>
    <style:style style:name="P276" style:family="paragraph" style:parent-style-name="Text_20_body">
      <style:text-properties officeooo:rsid="0613474a" officeooo:paragraph-rsid="0613474a"/>
    </style:style>
    <style:style style:name="P277" style:family="paragraph" style:parent-style-name="Исходный_20_код">
      <style:text-properties officeooo:paragraph-rsid="05fab04e"/>
    </style:style>
    <style:style style:name="P278" style:family="paragraph" style:parent-style-name="Исходный_20_код">
      <style:text-properties officeooo:paragraph-rsid="0609f852"/>
    </style:style>
    <style:style style:name="P279" style:family="paragraph" style:parent-style-name="Исходный_20_код">
      <style:text-properties officeooo:paragraph-rsid="060ad3d7"/>
    </style:style>
    <style:style style:name="P280" style:family="paragraph" style:parent-style-name="Исходный_20_код">
      <style:text-properties officeooo:paragraph-rsid="060c39b8"/>
    </style:style>
    <style:style style:name="P281" style:family="paragraph" style:parent-style-name="Исходный_20_код">
      <style:text-properties officeooo:paragraph-rsid="061d21be"/>
    </style:style>
    <style:style style:name="P282" style:family="paragraph" style:parent-style-name="Text_20_body">
      <style:text-properties officeooo:rsid="03a87793" officeooo:paragraph-rsid="03a87793"/>
    </style:style>
    <style:style style:name="P283" style:family="paragraph" style:parent-style-name="Text_20_body">
      <style:text-properties officeooo:rsid="0620e95d" officeooo:paragraph-rsid="063e9233"/>
    </style:style>
    <style:style style:name="P284" style:family="paragraph" style:parent-style-name="Text_20_body">
      <style:text-properties officeooo:rsid="0634c7b6" officeooo:paragraph-rsid="0634c7b6"/>
    </style:style>
    <style:style style:name="P285" style:family="paragraph" style:parent-style-name="Text_20_body">
      <style:text-properties officeooo:rsid="06354b6b" officeooo:paragraph-rsid="06354b6b"/>
    </style:style>
    <style:style style:name="P286" style:family="paragraph" style:parent-style-name="Исходный_20_код">
      <style:text-properties officeooo:rsid="0619a082" officeooo:paragraph-rsid="0619a082"/>
    </style:style>
    <style:style style:name="P287" style:family="paragraph" style:parent-style-name="Исходный_20_код">
      <style:text-properties officeooo:rsid="061a2143" officeooo:paragraph-rsid="061a2143"/>
    </style:style>
    <style:style style:name="P288" style:family="paragraph" style:parent-style-name="Text_20_body">
      <style:text-properties officeooo:rsid="05002b32" officeooo:paragraph-rsid="05002b32"/>
    </style:style>
    <style:style style:name="P289" style:family="paragraph" style:parent-style-name="Исходный_20_код">
      <style:text-properties officeooo:paragraph-rsid="066218da"/>
    </style:style>
    <style:style style:name="P290" style:family="paragraph" style:parent-style-name="Исходный_20_код">
      <style:text-properties officeooo:rsid="066218da" officeooo:paragraph-rsid="066218da"/>
    </style:style>
    <style:style style:name="P291" style:family="paragraph" style:parent-style-name="Исходный_20_код">
      <style:text-properties officeooo:paragraph-rsid="06690a4e"/>
    </style:style>
    <style:style style:name="P292" style:family="paragraph" style:parent-style-name="Исходный_20_код">
      <style:text-properties officeooo:paragraph-rsid="066b3141"/>
    </style:style>
    <style:style style:name="P293" style:family="paragraph" style:parent-style-name="Исходный_20_код">
      <style:text-properties officeooo:paragraph-rsid="066b5984"/>
    </style:style>
    <style:style style:name="P294" style:family="paragraph" style:parent-style-name="Исходный_20_код">
      <style:text-properties officeooo:paragraph-rsid="066d2a85"/>
    </style:style>
    <style:style style:name="P295" style:family="paragraph" style:parent-style-name="Исходный_20_код">
      <style:text-properties officeooo:paragraph-rsid="066edb15"/>
    </style:style>
    <style:style style:name="P296" style:family="paragraph" style:parent-style-name="Исходный_20_код">
      <style:text-properties officeooo:paragraph-rsid="066f57ff"/>
    </style:style>
    <style:style style:name="P297" style:family="paragraph" style:parent-style-name="Исходный_20_код">
      <style:text-properties officeooo:paragraph-rsid="0672426f"/>
    </style:style>
    <style:style style:name="P298" style:family="paragraph" style:parent-style-name="Исходный_20_код">
      <style:text-properties officeooo:paragraph-rsid="06744786"/>
    </style:style>
    <style:style style:name="P299" style:family="paragraph" style:parent-style-name="Исходный_20_код">
      <style:text-properties officeooo:paragraph-rsid="06903f5c"/>
    </style:style>
    <style:style style:name="P300" style:family="paragraph" style:parent-style-name="Исходный_20_код">
      <style:text-properties officeooo:paragraph-rsid="069e3f3c"/>
    </style:style>
    <style:style style:name="P301" style:family="paragraph" style:parent-style-name="Text_20_body">
      <style:text-properties officeooo:rsid="0627815a" officeooo:paragraph-rsid="06d42fd3"/>
    </style:style>
    <style:style style:name="P302" style:family="paragraph" style:parent-style-name="Text_20_body">
      <style:text-properties officeooo:rsid="062a8f9d" officeooo:paragraph-rsid="06d42fd3"/>
    </style:style>
    <style:style style:name="P30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30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30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30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307" style:family="paragraph" style:parent-style-name="Heading_20_1">
      <style:paragraph-properties fo:text-align="center" style:justify-single-word="false"/>
    </style:style>
    <style:style style:name="P308" style:family="paragraph" style:parent-style-name="Heading_20_2">
      <style:text-properties officeooo:rsid="030668d5" officeooo:paragraph-rsid="030668d5"/>
    </style:style>
    <style:style style:name="P309" style:family="paragraph" style:parent-style-name="Heading_20_2">
      <style:text-properties officeooo:paragraph-rsid="05f6ac15"/>
    </style:style>
    <style:style style:name="P310" style:family="paragraph" style:parent-style-name="Heading_20_2">
      <style:text-properties officeooo:rsid="00b20e8f" officeooo:paragraph-rsid="00b20e8f"/>
    </style:style>
    <style:style style:name="P311" style:family="paragraph" style:parent-style-name="Heading_20_2">
      <style:text-properties officeooo:paragraph-rsid="01023fd0"/>
    </style:style>
    <style:style style:name="P312" style:family="paragraph" style:parent-style-name="Heading_20_3">
      <style:text-properties officeooo:rsid="058fbb7a" officeooo:paragraph-rsid="058fbb7a"/>
    </style:style>
    <style:style style:name="P313" style:family="paragraph" style:parent-style-name="Heading_20_3">
      <style:text-properties officeooo:rsid="0506f2f0" officeooo:paragraph-rsid="0506f2f0"/>
    </style:style>
    <style:style style:name="P314" style:family="paragraph" style:parent-style-name="Heading_20_3">
      <style:text-properties officeooo:rsid="0007ce7d" officeooo:paragraph-rsid="01023fd0"/>
    </style:style>
    <style:style style:name="P315" style:family="paragraph" style:parent-style-name="Heading_20_3">
      <style:text-properties officeooo:rsid="02524ea3" officeooo:paragraph-rsid="02524ea3"/>
    </style:style>
    <style:style style:name="P316" style:family="paragraph" style:parent-style-name="Heading_20_3">
      <style:text-properties officeooo:rsid="047bd7da" officeooo:paragraph-rsid="047bd7da"/>
    </style:style>
    <style:style style:name="P317" style:family="paragraph" style:parent-style-name="Heading_20_3">
      <style:text-properties officeooo:rsid="0251c04e" officeooo:paragraph-rsid="0251c04e"/>
    </style:style>
    <style:style style:name="P318" style:family="paragraph" style:parent-style-name="Heading_20_3">
      <style:text-properties officeooo:rsid="0251c04e" officeooo:paragraph-rsid="05049cfa"/>
    </style:style>
    <style:style style:name="P319" style:family="paragraph" style:parent-style-name="Heading_20_3">
      <style:text-properties officeooo:rsid="04306acc" officeooo:paragraph-rsid="04306acc"/>
    </style:style>
    <style:style style:name="P320" style:family="paragraph" style:parent-style-name="Heading_20_4">
      <style:text-properties officeooo:rsid="061d21be" officeooo:paragraph-rsid="061d21be"/>
    </style:style>
    <style:style style:name="P321" style:family="paragraph" style:parent-style-name="Heading_20_4">
      <style:text-properties officeooo:paragraph-rsid="01023fd0"/>
    </style:style>
    <style:style style:name="P322" style:family="paragraph" style:parent-style-name="Heading_20_4">
      <style:text-properties officeooo:rsid="00fb200b" officeooo:paragraph-rsid="01023fd0"/>
    </style:style>
    <style:style style:name="P323" style:family="paragraph" style:parent-style-name="Heading_20_4">
      <style:text-properties officeooo:paragraph-rsid="025e6b69"/>
    </style:style>
    <style:style style:name="P324" style:family="paragraph" style:parent-style-name="Heading_20_4">
      <style:text-properties officeooo:rsid="04a0107e" officeooo:paragraph-rsid="04c9d0e6"/>
    </style:style>
    <style:style style:name="P325" style:family="paragraph" style:parent-style-name="Heading_20_4">
      <style:text-properties officeooo:rsid="04a0107e" officeooo:paragraph-rsid="04a0107e"/>
    </style:style>
    <style:style style:name="P326" style:family="paragraph" style:parent-style-name="Heading_20_4">
      <style:text-properties officeooo:rsid="04a234b8" officeooo:paragraph-rsid="04a234b8"/>
    </style:style>
    <style:style style:name="P327" style:family="paragraph" style:parent-style-name="Heading_20_4">
      <style:text-properties officeooo:rsid="04a4a5b3" officeooo:paragraph-rsid="04a4a5b3"/>
    </style:style>
    <style:style style:name="P328" style:family="paragraph" style:parent-style-name="Heading_20_4">
      <style:text-properties officeooo:rsid="04a4e6c6" officeooo:paragraph-rsid="04a4e6c6"/>
    </style:style>
    <style:style style:name="P329" style:family="paragraph" style:parent-style-name="Heading_20_4">
      <style:text-properties officeooo:rsid="04a88932" officeooo:paragraph-rsid="04a88932"/>
    </style:style>
    <style:style style:name="P330" style:family="paragraph" style:parent-style-name="Heading_20_4">
      <style:text-properties officeooo:rsid="04aa6536" officeooo:paragraph-rsid="04aa6536"/>
    </style:style>
    <style:style style:name="P331" style:family="paragraph" style:parent-style-name="Heading_20_4">
      <style:text-properties officeooo:rsid="04b01eb2" officeooo:paragraph-rsid="04b01eb2"/>
    </style:style>
    <style:style style:name="P332" style:family="paragraph" style:parent-style-name="Heading_20_4">
      <style:text-properties officeooo:paragraph-rsid="069e3f3c"/>
    </style:style>
    <style:style style:name="P333" style:family="paragraph" style:parent-style-name="Heading_20_4">
      <style:text-properties officeooo:paragraph-rsid="06903f5c"/>
    </style:style>
    <style:style style:name="P334" style:family="paragraph" style:parent-style-name="Heading_20_4">
      <style:text-properties officeooo:paragraph-rsid="02d46ef4"/>
    </style:style>
    <style:style style:name="P335" style:family="paragraph" style:parent-style-name="Heading_20_4">
      <style:text-properties officeooo:paragraph-rsid="04321c81"/>
    </style:style>
    <style:style style:name="P336" style:family="paragraph" style:parent-style-name="Heading_20_4">
      <style:text-properties officeooo:paragraph-rsid="0432b9bb"/>
    </style:style>
    <style:style style:name="P337" style:family="paragraph" style:parent-style-name="Heading_20_4">
      <style:text-properties officeooo:paragraph-rsid="043b125e"/>
    </style:style>
    <style:style style:name="P338" style:family="paragraph" style:parent-style-name="Heading_20_4">
      <style:text-properties officeooo:paragraph-rsid="043ce005"/>
    </style:style>
    <style:style style:name="P339" style:family="paragraph" style:parent-style-name="Heading_20_4">
      <style:text-properties officeooo:paragraph-rsid="043f83fe"/>
    </style:style>
    <style:style style:name="P340" style:family="paragraph" style:parent-style-name="Heading_20_4">
      <style:text-properties officeooo:paragraph-rsid="04406dcf"/>
    </style:style>
    <style:style style:name="P341" style:family="paragraph" style:parent-style-name="Heading_20_4">
      <style:text-properties officeooo:paragraph-rsid="04423082"/>
    </style:style>
    <style:style style:name="P342" style:family="paragraph" style:parent-style-name="Heading_20_4">
      <style:text-properties officeooo:paragraph-rsid="04429bdc"/>
    </style:style>
    <style:style style:name="P343" style:family="paragraph" style:parent-style-name="Heading_20_4">
      <style:text-properties officeooo:paragraph-rsid="0443e35b"/>
    </style:style>
    <style:style style:name="P344" style:family="paragraph" style:parent-style-name="Heading_20_4">
      <style:text-properties officeooo:paragraph-rsid="05049cfa"/>
    </style:style>
    <style:style style:name="P345" style:family="paragraph" style:parent-style-name="Heading_20_4">
      <style:text-properties officeooo:paragraph-rsid="01091fb4"/>
    </style:style>
    <style:style style:name="P346" style:family="paragraph" style:parent-style-name="Heading_20_4">
      <style:text-properties officeooo:rsid="0112e62a" officeooo:paragraph-rsid="0112e62a"/>
    </style:style>
    <style:style style:name="P347" style:family="paragraph" style:parent-style-name="Heading_20_4">
      <style:text-properties officeooo:paragraph-rsid="0139fdf0"/>
    </style:style>
    <style:style style:name="P348" style:family="paragraph" style:parent-style-name="Heading_20_4">
      <style:text-properties officeooo:rsid="01c5a1f7" officeooo:paragraph-rsid="01dfee0d"/>
    </style:style>
    <style:style style:name="P349" style:family="paragraph" style:parent-style-name="Heading_20_5">
      <style:text-properties officeooo:rsid="06051fca" officeooo:paragraph-rsid="06051fca"/>
    </style:style>
    <style:style style:name="P350" style:family="paragraph" style:parent-style-name="Heading_20_5">
      <style:text-properties officeooo:rsid="06051fca" officeooo:paragraph-rsid="06086fbd"/>
    </style:style>
    <style:style style:name="P351" style:family="paragraph" style:parent-style-name="Heading_20_5">
      <style:text-properties officeooo:rsid="06051fca" officeooo:paragraph-rsid="0609f852"/>
    </style:style>
    <style:style style:name="P352" style:family="paragraph" style:parent-style-name="Heading_20_5">
      <style:text-properties officeooo:rsid="06051fca" officeooo:paragraph-rsid="060ad3d7"/>
    </style:style>
    <style:style style:name="P353" style:family="paragraph" style:parent-style-name="Heading_20_5">
      <style:text-properties officeooo:rsid="06051fca" officeooo:paragraph-rsid="060af3f5"/>
    </style:style>
    <style:style style:name="P354" style:family="paragraph" style:parent-style-name="Heading_20_5">
      <style:text-properties officeooo:rsid="06051fca" officeooo:paragraph-rsid="060c39b8"/>
    </style:style>
    <style:style style:name="P355" style:family="paragraph" style:parent-style-name="Heading_20_5">
      <style:text-properties officeooo:rsid="06051fca" officeooo:paragraph-rsid="06d1b10a"/>
    </style:style>
    <style:style style:name="P356" style:family="paragraph" style:parent-style-name="Heading_20_5">
      <style:text-properties officeooo:rsid="034fdf84" officeooo:paragraph-rsid="03d7655a"/>
    </style:style>
    <style:style style:name="P357" style:family="paragraph" style:parent-style-name="Heading_20_5">
      <style:text-properties officeooo:rsid="034fdf84" officeooo:paragraph-rsid="03dd9cce"/>
    </style:style>
    <style:style style:name="P358" style:family="paragraph" style:parent-style-name="Heading_20_5">
      <style:text-properties officeooo:rsid="060f284b" officeooo:paragraph-rsid="060f284b"/>
    </style:style>
    <style:style style:name="P359" style:family="paragraph" style:parent-style-name="Heading_20_5">
      <style:text-properties officeooo:rsid="060f284b" officeooo:paragraph-rsid="061d21be"/>
    </style:style>
    <style:style style:name="P360" style:family="paragraph" style:parent-style-name="Heading_20_5">
      <style:text-properties officeooo:paragraph-rsid="061d21be"/>
    </style:style>
    <style:style style:name="P361" style:family="paragraph" style:parent-style-name="Heading_20_5">
      <style:text-properties officeooo:rsid="060d7cba" officeooo:paragraph-rsid="060d7cba"/>
    </style:style>
    <style:style style:name="P362" style:family="paragraph" style:parent-style-name="Heading_20_5">
      <style:text-properties officeooo:paragraph-rsid="022f637c"/>
    </style:style>
    <style:style style:name="P363" style:family="paragraph" style:parent-style-name="Text_20_body" style:list-style-name="L1">
      <style:text-properties officeooo:rsid="039cc364" officeooo:paragraph-rsid="0473ccea"/>
    </style:style>
    <style:style style:name="P364" style:family="paragraph" style:parent-style-name="Text_20_body" style:list-style-name="L1">
      <style:text-properties officeooo:rsid="039cc364" officeooo:paragraph-rsid="039cc364"/>
    </style:style>
    <style:style style:name="P365" style:family="paragraph" style:parent-style-name="Text_20_body" style:list-style-name="L1">
      <style:text-properties fo:font-weight="normal" officeooo:rsid="039cc364" officeooo:paragraph-rsid="039cc364" style:font-weight-asian="normal" style:font-weight-complex="normal"/>
    </style:style>
    <style:style style:name="P366" style:family="paragraph" style:parent-style-name="Text_20_body" style:list-style-name="L2">
      <style:text-properties officeooo:paragraph-rsid="00c89376"/>
    </style:style>
    <style:style style:name="P367" style:family="paragraph" style:parent-style-name="Text_20_body" style:list-style-name="L2">
      <style:text-properties officeooo:rsid="00c6b5db" officeooo:paragraph-rsid="00c89376"/>
    </style:style>
    <style:style style:name="P368" style:family="paragraph" style:parent-style-name="Text_20_body" style:list-style-name="L2">
      <style:text-properties officeooo:rsid="00ca897b" officeooo:paragraph-rsid="00ca897b"/>
    </style:style>
    <style:style style:name="P369" style:family="paragraph" style:parent-style-name="Text_20_body" style:list-style-name="L2">
      <style:text-properties officeooo:rsid="00cab932" officeooo:paragraph-rsid="00cab932"/>
    </style:style>
    <style:style style:name="P370" style:family="paragraph" style:parent-style-name="Text_20_body" style:list-style-name="L2">
      <style:text-properties officeooo:rsid="06ea49fa" officeooo:paragraph-rsid="06ea49fa"/>
    </style:style>
    <style:style style:name="P371" style:family="paragraph" style:parent-style-name="Text_20_body" style:list-style-name="L3">
      <style:text-properties officeooo:rsid="001998ef" officeooo:paragraph-rsid="01023fd0"/>
    </style:style>
    <style:style style:name="P372" style:family="paragraph" style:parent-style-name="Text_20_body" style:list-style-name="L4">
      <style:text-properties officeooo:rsid="001998ef" officeooo:paragraph-rsid="01023fd0"/>
    </style:style>
    <style:style style:name="P373" style:family="paragraph" style:parent-style-name="Text_20_body" style:list-style-name="L5">
      <style:text-properties officeooo:rsid="05b0dc3b" officeooo:paragraph-rsid="05b0dc3b"/>
    </style:style>
    <style:style style:name="P374" style:family="paragraph" style:parent-style-name="Text_20_body" style:list-style-name="L6">
      <style:text-properties officeooo:paragraph-rsid="05cc541c"/>
    </style:style>
    <style:style style:name="P375" style:family="paragraph" style:parent-style-name="Text_20_body" style:list-style-name="L6">
      <style:text-properties officeooo:rsid="05cc541c" officeooo:paragraph-rsid="05cc541c"/>
    </style:style>
    <style:style style:name="P376" style:family="paragraph" style:parent-style-name="Text_20_body" style:list-style-name="L7">
      <style:text-properties officeooo:paragraph-rsid="04078734"/>
    </style:style>
    <style:style style:name="P377" style:family="paragraph" style:parent-style-name="Text_20_body" style:list-style-name="L7">
      <style:text-properties officeooo:rsid="026903af" officeooo:paragraph-rsid="026903af"/>
    </style:style>
    <style:style style:name="P378" style:family="paragraph" style:parent-style-name="Text_20_body" style:list-style-name="L7">
      <style:text-properties officeooo:rsid="026ade76" officeooo:paragraph-rsid="0417c44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18a6a6" style:font-weight-asian="bold" style:font-weight-complex="bold"/>
    </style:style>
    <style:style style:name="T3" style:family="text">
      <style:text-properties fo:font-weight="bold" officeooo:rsid="0118e77e" style:font-weight-asian="bold" style:font-weight-complex="bold"/>
    </style:style>
    <style:style style:name="T4" style:family="text">
      <style:text-properties fo:font-weight="bold" officeooo:rsid="0120ea38" style:font-weight-asian="bold" style:font-weight-complex="bold"/>
    </style:style>
    <style:style style:name="T5" style:family="text">
      <style:text-properties fo:font-weight="bold" officeooo:rsid="01311a80" style:font-weight-asian="bold" style:font-weight-complex="bold"/>
    </style:style>
    <style:style style:name="T6" style:family="text">
      <style:text-properties fo:font-weight="bold" officeooo:rsid="01318492" style:font-weight-asian="bold" style:font-weight-complex="bold"/>
    </style:style>
    <style:style style:name="T7" style:family="text">
      <style:text-properties fo:font-weight="bold" officeooo:rsid="0133721b" style:font-weight-asian="bold" style:font-weight-complex="bold"/>
    </style:style>
    <style:style style:name="T8" style:family="text">
      <style:text-properties fo:font-weight="bold" officeooo:rsid="01384f38" style:font-weight-asian="bold" style:font-weight-complex="bold"/>
    </style:style>
    <style:style style:name="T9" style:family="text">
      <style:text-properties fo:font-weight="bold" officeooo:rsid="01438800" style:font-weight-asian="bold" style:font-weight-complex="bold"/>
    </style:style>
    <style:style style:name="T10" style:family="text">
      <style:text-properties fo:font-weight="bold" officeooo:rsid="014cf5a9" style:font-weight-asian="bold" style:font-weight-complex="bold"/>
    </style:style>
    <style:style style:name="T11" style:family="text">
      <style:text-properties fo:font-weight="bold" officeooo:rsid="014feb0b" style:font-weight-asian="bold" style:font-weight-complex="bold"/>
    </style:style>
    <style:style style:name="T12" style:family="text">
      <style:text-properties fo:font-weight="bold" officeooo:rsid="013de234" style:font-weight-asian="bold" style:font-weight-complex="bold"/>
    </style:style>
    <style:style style:name="T13" style:family="text">
      <style:text-properties fo:font-weight="bold" officeooo:rsid="0173fa91" style:font-weight-asian="bold" style:font-weight-complex="bold"/>
    </style:style>
    <style:style style:name="T14" style:family="text">
      <style:text-properties fo:font-weight="bold" officeooo:rsid="017a0847" style:font-weight-asian="bold" style:font-weight-complex="bold"/>
    </style:style>
    <style:style style:name="T15" style:family="text">
      <style:text-properties fo:font-weight="bold" officeooo:rsid="017aa7f2" style:font-weight-asian="bold" style:font-weight-complex="bold"/>
    </style:style>
    <style:style style:name="T16" style:family="text">
      <style:text-properties fo:font-weight="bold" officeooo:rsid="019ce3cc" style:font-weight-asian="bold" style:font-weight-complex="bold"/>
    </style:style>
    <style:style style:name="T17" style:family="text">
      <style:text-properties fo:font-weight="bold" officeooo:rsid="019e2b1f" style:font-weight-asian="bold" style:font-weight-complex="bold"/>
    </style:style>
    <style:style style:name="T18" style:family="text">
      <style:text-properties fo:font-weight="bold" officeooo:rsid="01bf3ed5" style:font-weight-asian="bold" style:font-weight-complex="bold"/>
    </style:style>
    <style:style style:name="T19" style:family="text">
      <style:text-properties fo:font-weight="bold" officeooo:rsid="01d4361f" style:font-weight-asian="bold" style:font-weight-complex="bold"/>
    </style:style>
    <style:style style:name="T20" style:family="text">
      <style:text-properties fo:font-weight="bold" officeooo:rsid="02227558" style:font-weight-asian="bold" style:font-weight-complex="bold"/>
    </style:style>
    <style:style style:name="T21" style:family="text">
      <style:text-properties fo:font-weight="bold" officeooo:rsid="025caa0e" style:font-weight-asian="bold" style:font-weight-complex="bold"/>
    </style:style>
    <style:style style:name="T22" style:family="text">
      <style:text-properties fo:font-weight="bold" officeooo:rsid="026903af" style:font-weight-asian="bold" style:font-weight-complex="bold"/>
    </style:style>
    <style:style style:name="T23" style:family="text">
      <style:text-properties fo:font-weight="bold" officeooo:rsid="02b3acad" style:font-weight-asian="bold" style:font-weight-complex="bold"/>
    </style:style>
    <style:style style:name="T24" style:family="text">
      <style:text-properties fo:font-weight="bold" officeooo:rsid="02c27374" style:font-weight-asian="bold" style:font-weight-complex="bold"/>
    </style:style>
    <style:style style:name="T25" style:family="text">
      <style:text-properties fo:font-weight="bold" officeooo:rsid="02d7f4b0" style:font-weight-asian="bold" style:font-weight-complex="bold"/>
    </style:style>
    <style:style style:name="T26" style:family="text">
      <style:text-properties fo:font-weight="bold" officeooo:rsid="02e6e887" style:font-weight-asian="bold" style:font-weight-complex="bold"/>
    </style:style>
    <style:style style:name="T27" style:family="text">
      <style:text-properties fo:font-weight="bold" officeooo:rsid="034ebbb9" style:font-weight-asian="bold" style:font-weight-complex="bold"/>
    </style:style>
    <style:style style:name="T28" style:family="text">
      <style:text-properties fo:font-weight="bold" officeooo:rsid="034df791" style:font-weight-asian="bold" style:font-weight-complex="bold"/>
    </style:style>
    <style:style style:name="T29" style:family="text">
      <style:text-properties fo:font-weight="bold" officeooo:rsid="03830eab" style:font-weight-asian="bold" style:font-weight-complex="bold"/>
    </style:style>
    <style:style style:name="T30" style:family="text">
      <style:text-properties fo:font-weight="bold" officeooo:rsid="03a4e9a6" style:font-weight-asian="bold" style:font-weight-complex="bold"/>
    </style:style>
    <style:style style:name="T31" style:family="text">
      <style:text-properties fo:font-weight="bold" officeooo:rsid="04200c61" style:font-weight-asian="bold" style:font-weight-complex="bold"/>
    </style:style>
    <style:style style:name="T32" style:family="text">
      <style:text-properties fo:font-weight="bold" officeooo:rsid="04238af5" style:font-weight-asian="bold" style:font-weight-complex="bold"/>
    </style:style>
    <style:style style:name="T33" style:family="text">
      <style:text-properties fo:font-weight="bold" officeooo:rsid="042e993b" style:font-weight-asian="bold" style:font-weight-complex="bold"/>
    </style:style>
    <style:style style:name="T34" style:family="text">
      <style:text-properties fo:font-weight="bold" officeooo:rsid="04321c81" style:font-weight-asian="bold" style:font-weight-complex="bold"/>
    </style:style>
    <style:style style:name="T35" style:family="text">
      <style:text-properties fo:font-weight="bold" officeooo:rsid="0437df6e" style:font-weight-asian="bold" style:font-weight-complex="bold"/>
    </style:style>
    <style:style style:name="T36" style:family="text">
      <style:text-properties fo:font-weight="bold" officeooo:rsid="03bcfdbe" style:font-weight-asian="bold" style:font-weight-complex="bold"/>
    </style:style>
    <style:style style:name="T37" style:family="text">
      <style:text-properties fo:font-weight="bold" officeooo:rsid="04b6c830" style:font-weight-asian="bold" style:font-weight-complex="bold"/>
    </style:style>
    <style:style style:name="T38" style:family="text">
      <style:text-properties fo:font-weight="bold" officeooo:rsid="04bf7578" style:font-weight-asian="bold" style:font-weight-complex="bold"/>
    </style:style>
    <style:style style:name="T39" style:family="text">
      <style:text-properties fo:font-weight="bold" officeooo:rsid="04c9d0e6" style:font-weight-asian="bold" style:font-weight-complex="bold"/>
    </style:style>
    <style:style style:name="T40" style:family="text">
      <style:text-properties fo:font-weight="bold" officeooo:rsid="04d86354" style:font-weight-asian="bold" style:font-weight-complex="bold"/>
    </style:style>
    <style:style style:name="T41" style:family="text">
      <style:text-properties fo:font-weight="bold" officeooo:rsid="04de7130" style:font-weight-asian="bold" style:font-weight-complex="bold"/>
    </style:style>
    <style:style style:name="T42" style:family="text">
      <style:text-properties fo:font-weight="bold" officeooo:rsid="050bb4ca" style:font-weight-asian="bold" style:font-weight-complex="bold"/>
    </style:style>
    <style:style style:name="T43" style:family="text">
      <style:text-properties fo:font-weight="bold" officeooo:rsid="051d8c5e" style:font-weight-asian="bold" style:font-weight-complex="bold"/>
    </style:style>
    <style:style style:name="T44" style:family="text">
      <style:text-properties fo:font-weight="bold" officeooo:rsid="0523a25e" style:font-weight-asian="bold" style:font-weight-complex="bold"/>
    </style:style>
    <style:style style:name="T45" style:family="text">
      <style:text-properties fo:font-weight="bold" officeooo:rsid="053248e7" style:font-weight-asian="bold" style:font-weight-complex="bold"/>
    </style:style>
    <style:style style:name="T46" style:family="text">
      <style:text-properties fo:font-weight="bold" officeooo:rsid="05354e78" style:font-weight-asian="bold" style:font-weight-complex="bold"/>
    </style:style>
    <style:style style:name="T47" style:family="text">
      <style:text-properties fo:font-weight="bold" officeooo:rsid="0537219d" style:font-weight-asian="bold" style:font-weight-complex="bold"/>
    </style:style>
    <style:style style:name="T48" style:family="text">
      <style:text-properties fo:font-weight="bold" officeooo:rsid="055469f5" style:font-weight-asian="bold" style:font-weight-complex="bold"/>
    </style:style>
    <style:style style:name="T49" style:family="text">
      <style:text-properties fo:font-weight="bold" officeooo:rsid="05a0a2ac" style:font-weight-asian="bold" style:font-weight-complex="bold"/>
    </style:style>
    <style:style style:name="T50" style:family="text">
      <style:text-properties fo:font-weight="bold" officeooo:rsid="05b8f47d" style:font-weight-asian="bold" style:font-weight-complex="bold"/>
    </style:style>
    <style:style style:name="T51" style:family="text">
      <style:text-properties fo:font-weight="bold" officeooo:rsid="05c958d4" style:font-weight-asian="bold" style:font-weight-complex="bold"/>
    </style:style>
    <style:style style:name="T52" style:family="text">
      <style:text-properties fo:font-weight="bold" officeooo:rsid="05d29889" style:font-weight-asian="bold" style:font-weight-complex="bold"/>
    </style:style>
    <style:style style:name="T53" style:family="text">
      <style:text-properties fo:font-weight="bold" officeooo:rsid="05d74cd6" style:font-weight-asian="bold" style:font-weight-complex="bold"/>
    </style:style>
    <style:style style:name="T54" style:family="text">
      <style:text-properties fo:font-weight="bold" officeooo:rsid="05e07efd" style:font-weight-asian="bold" style:font-weight-complex="bold"/>
    </style:style>
    <style:style style:name="T55" style:family="text">
      <style:text-properties fo:font-weight="bold" officeooo:rsid="0372aeaf" style:font-weight-asian="bold" style:font-weight-complex="bold"/>
    </style:style>
    <style:style style:name="T56" style:family="text">
      <style:text-properties fo:font-weight="bold" officeooo:rsid="05f9ba46" style:font-weight-asian="bold" style:font-weight-complex="bold"/>
    </style:style>
    <style:style style:name="T57" style:family="text">
      <style:text-properties fo:font-weight="bold" officeooo:rsid="06086fbd" style:font-weight-asian="bold" style:font-weight-complex="bold"/>
    </style:style>
    <style:style style:name="T58" style:family="text">
      <style:text-properties fo:font-weight="bold" officeooo:rsid="0609f852" style:font-weight-asian="bold" style:font-weight-complex="bold"/>
    </style:style>
    <style:style style:name="T59" style:family="text">
      <style:text-properties fo:font-weight="bold" officeooo:rsid="060ad3d7" style:font-weight-asian="bold" style:font-weight-complex="bold"/>
    </style:style>
    <style:style style:name="T60" style:family="text">
      <style:text-properties fo:font-weight="bold" officeooo:rsid="060af3f5" style:font-weight-asian="bold" style:font-weight-complex="bold"/>
    </style:style>
    <style:style style:name="T61" style:family="text">
      <style:text-properties fo:font-weight="bold" officeooo:rsid="060c39b8" style:font-weight-asian="bold" style:font-weight-complex="bold"/>
    </style:style>
    <style:style style:name="T62" style:family="text">
      <style:text-properties fo:font-weight="bold" officeooo:rsid="061df09b" style:font-weight-asian="bold" style:font-weight-complex="bold"/>
    </style:style>
    <style:style style:name="T63" style:family="text">
      <style:text-properties fo:font-weight="bold" officeooo:rsid="061f4f9c" style:font-weight-asian="bold" style:font-weight-complex="bold"/>
    </style:style>
    <style:style style:name="T64" style:family="text">
      <style:text-properties fo:font-weight="bold" officeooo:rsid="0625277d" style:font-weight-asian="bold" style:font-weight-complex="bold"/>
    </style:style>
    <style:style style:name="T65" style:family="text">
      <style:text-properties fo:font-weight="bold" officeooo:rsid="062f324e" style:font-weight-asian="bold" style:font-weight-complex="bold"/>
    </style:style>
    <style:style style:name="T66" style:family="text">
      <style:text-properties fo:font-weight="bold" officeooo:rsid="0632e3da" style:font-weight-asian="bold" style:font-weight-complex="bold"/>
    </style:style>
    <style:style style:name="T67" style:family="text">
      <style:text-properties fo:font-weight="bold" officeooo:rsid="0634c7b6" style:font-weight-asian="bold" style:font-weight-complex="bold"/>
    </style:style>
    <style:style style:name="T68" style:family="text">
      <style:text-properties fo:font-weight="bold" officeooo:rsid="063e9233" style:font-weight-asian="bold" style:font-weight-complex="bold"/>
    </style:style>
    <style:style style:name="T69" style:family="text">
      <style:text-properties fo:font-weight="bold" officeooo:rsid="06ca7224" style:font-weight-asian="bold" style:font-weight-complex="bold"/>
    </style:style>
    <style:style style:name="T70" style:family="text">
      <style:text-properties fo:font-weight="bold" officeooo:rsid="06cd0ea7" style:font-weight-asian="bold" style:font-weight-complex="bold"/>
    </style:style>
    <style:style style:name="T71" style:family="text">
      <style:text-properties fo:font-weight="bold" officeooo:rsid="06ea7091" style:font-weight-asian="bold" style:font-weight-complex="bold"/>
    </style:style>
    <style:style style:name="T72" style:family="text">
      <style:text-properties officeooo:rsid="008e66a9"/>
    </style:style>
    <style:style style:name="T73" style:family="text">
      <style:text-properties officeooo:rsid="00902699"/>
    </style:style>
    <style:style style:name="T74" style:family="text">
      <style:text-properties officeooo:rsid="00909eac"/>
    </style:style>
    <style:style style:name="T75" style:family="text">
      <style:text-properties officeooo:rsid="0092266a"/>
    </style:style>
    <style:style style:name="T76" style:family="text">
      <style:text-properties officeooo:rsid="0092a35f"/>
    </style:style>
    <style:style style:name="T77" style:family="text">
      <style:text-properties officeooo:rsid="00947581"/>
    </style:style>
    <style:style style:name="T78" style:family="text">
      <style:text-properties officeooo:rsid="009d5c13"/>
    </style:style>
    <style:style style:name="T79" style:family="text">
      <style:text-properties officeooo:rsid="009efd40"/>
    </style:style>
    <style:style style:name="T80" style:family="text">
      <style:text-properties officeooo:rsid="00a0c267"/>
    </style:style>
    <style:style style:name="T81" style:family="text">
      <style:text-properties officeooo:rsid="00a11caf"/>
    </style:style>
    <style:style style:name="T82" style:family="text">
      <style:text-properties officeooo:rsid="00a16ce4"/>
    </style:style>
    <style:style style:name="T83" style:family="text">
      <style:text-properties officeooo:rsid="00a6bd25"/>
    </style:style>
    <style:style style:name="T84" style:family="text">
      <style:text-properties officeooo:rsid="00a820ab"/>
    </style:style>
    <style:style style:name="T85" style:family="text">
      <style:text-properties officeooo:rsid="00a8e95b"/>
    </style:style>
    <style:style style:name="T86" style:family="text">
      <style:text-properties officeooo:rsid="00abf211"/>
    </style:style>
    <style:style style:name="T87" style:family="text">
      <style:text-properties officeooo:rsid="00adcc0a"/>
    </style:style>
    <style:style style:name="T88" style:family="text">
      <style:text-properties officeooo:rsid="00b2fbf5"/>
    </style:style>
    <style:style style:name="T89" style:family="text">
      <style:text-properties officeooo:rsid="00b59701"/>
    </style:style>
    <style:style style:name="T90" style:family="text">
      <style:text-properties officeooo:rsid="00b7820c"/>
    </style:style>
    <style:style style:name="T91" style:family="text">
      <style:text-properties officeooo:rsid="00bf4de3"/>
    </style:style>
    <style:style style:name="T92" style:family="text">
      <style:text-properties officeooo:rsid="00c1d7df"/>
    </style:style>
    <style:style style:name="T93" style:family="text">
      <style:text-properties officeooo:rsid="00c6b5db"/>
    </style:style>
    <style:style style:name="T94" style:family="text">
      <style:text-properties officeooo:rsid="00c89376"/>
    </style:style>
    <style:style style:name="T95" style:family="text">
      <style:text-properties officeooo:rsid="00cc7913"/>
    </style:style>
    <style:style style:name="T96" style:family="text">
      <style:text-properties officeooo:rsid="00ccacb2"/>
    </style:style>
    <style:style style:name="T97" style:family="text">
      <style:text-properties officeooo:rsid="00ccb9c2"/>
    </style:style>
    <style:style style:name="T98" style:family="text">
      <style:text-properties officeooo:rsid="00cce436"/>
    </style:style>
    <style:style style:name="T99" style:family="text">
      <style:text-properties officeooo:rsid="00cd1368"/>
    </style:style>
    <style:style style:name="T100" style:family="text">
      <style:text-properties officeooo:rsid="00ceb451"/>
    </style:style>
    <style:style style:name="T101" style:family="text">
      <style:text-properties officeooo:rsid="00d17e36"/>
    </style:style>
    <style:style style:name="T102" style:family="text">
      <style:text-properties officeooo:rsid="00d2e410"/>
    </style:style>
    <style:style style:name="T103" style:family="text">
      <style:text-properties officeooo:rsid="00d5c59a"/>
    </style:style>
    <style:style style:name="T104" style:family="text">
      <style:text-properties officeooo:rsid="00d72e6a"/>
    </style:style>
    <style:style style:name="T105" style:family="text">
      <style:text-properties officeooo:rsid="00d7844c"/>
    </style:style>
    <style:style style:name="T106" style:family="text">
      <style:text-properties officeooo:rsid="00dd8464"/>
    </style:style>
    <style:style style:name="T107" style:family="text">
      <style:text-properties officeooo:rsid="00df2460"/>
    </style:style>
    <style:style style:name="T108" style:family="text">
      <style:text-properties officeooo:rsid="00e004ab"/>
    </style:style>
    <style:style style:name="T109" style:family="text">
      <style:text-properties officeooo:rsid="00e39aee"/>
    </style:style>
    <style:style style:name="T110" style:family="text">
      <style:text-properties officeooo:rsid="00e6cd6d"/>
    </style:style>
    <style:style style:name="T111" style:family="text">
      <style:text-properties officeooo:rsid="00e8cb39"/>
    </style:style>
    <style:style style:name="T112" style:family="text">
      <style:text-properties officeooo:rsid="00ea2ee5"/>
    </style:style>
    <style:style style:name="T113" style:family="text">
      <style:text-properties officeooo:rsid="00eb02ff"/>
    </style:style>
    <style:style style:name="T114" style:family="text">
      <style:text-properties officeooo:rsid="00ec19fe"/>
    </style:style>
    <style:style style:name="T115" style:family="text">
      <style:text-properties officeooo:rsid="00ee2a08"/>
    </style:style>
    <style:style style:name="T116" style:family="text">
      <style:text-properties officeooo:rsid="00f3291b"/>
    </style:style>
    <style:style style:name="T117" style:family="text">
      <style:text-properties officeooo:rsid="00f8dfc7"/>
    </style:style>
    <style:style style:name="T118" style:family="text">
      <style:text-properties officeooo:rsid="00f92bd2"/>
    </style:style>
    <style:style style:name="T119" style:family="text">
      <style:text-properties officeooo:rsid="00f988cd"/>
    </style:style>
    <style:style style:name="T120" style:family="text">
      <style:text-properties officeooo:rsid="00f7a045"/>
    </style:style>
    <style:style style:name="T121" style:family="text">
      <style:text-properties officeooo:rsid="00f83948"/>
    </style:style>
    <style:style style:name="T122" style:family="text">
      <style:text-properties officeooo:rsid="010493cc"/>
    </style:style>
    <style:style style:name="T123" style:family="text">
      <style:text-properties officeooo:rsid="00f85b41"/>
    </style:style>
    <style:style style:name="T124" style:family="text">
      <style:text-properties officeooo:rsid="00fa556e"/>
    </style:style>
    <style:style style:name="T125" style:family="text">
      <style:text-properties officeooo:rsid="005f0c0c"/>
    </style:style>
    <style:style style:name="T126" style:family="text">
      <style:text-properties officeooo:rsid="00d4605f"/>
    </style:style>
    <style:style style:name="T127" style:family="text">
      <style:text-properties officeooo:rsid="0008960a"/>
    </style:style>
    <style:style style:name="T128" style:family="text">
      <style:text-properties officeooo:rsid="01124599"/>
    </style:style>
    <style:style style:name="T129" style:family="text">
      <style:text-properties officeooo:rsid="00fddb32"/>
    </style:style>
    <style:style style:name="T130" style:family="text">
      <style:text-properties officeooo:rsid="00daab37"/>
    </style:style>
    <style:style style:name="T131" style:family="text">
      <style:text-properties officeooo:rsid="00093938"/>
    </style:style>
    <style:style style:name="T132" style:family="text">
      <style:text-properties officeooo:rsid="000ceb46"/>
    </style:style>
    <style:style style:name="T133" style:family="text">
      <style:text-properties officeooo:rsid="000eacd6"/>
    </style:style>
    <style:style style:name="T134" style:family="text">
      <style:text-properties officeooo:rsid="0078e064"/>
    </style:style>
    <style:style style:name="T135" style:family="text">
      <style:text-properties officeooo:rsid="0079a7d8"/>
    </style:style>
    <style:style style:name="T136" style:family="text">
      <style:text-properties officeooo:rsid="008373f7"/>
    </style:style>
    <style:style style:name="T137" style:family="text">
      <style:text-properties officeooo:rsid="00542dad"/>
    </style:style>
    <style:style style:name="T138" style:family="text">
      <style:text-properties officeooo:rsid="007b3623"/>
    </style:style>
    <style:style style:name="T139" style:family="text">
      <style:text-properties officeooo:rsid="007ba89e"/>
    </style:style>
    <style:style style:name="T140" style:family="text">
      <style:text-properties officeooo:rsid="00deb5ee"/>
    </style:style>
    <style:style style:name="T141" style:family="text">
      <style:text-properties officeooo:rsid="00531944"/>
    </style:style>
    <style:style style:name="T142" style:family="text">
      <style:text-properties officeooo:rsid="00881ea3"/>
    </style:style>
    <style:style style:name="T143" style:family="text">
      <style:text-properties officeooo:rsid="00ff2c80"/>
    </style:style>
    <style:style style:name="T144" style:family="text">
      <style:text-properties officeooo:rsid="0105b662"/>
    </style:style>
    <style:style style:name="T145" style:family="text">
      <style:text-properties officeooo:rsid="0108ad4a"/>
    </style:style>
    <style:style style:name="T146" style:family="text">
      <style:text-properties officeooo:rsid="010a840d"/>
    </style:style>
    <style:style style:name="T147" style:family="text">
      <style:text-properties officeooo:rsid="001d4876"/>
    </style:style>
    <style:style style:name="T148" style:family="text">
      <style:text-properties officeooo:rsid="0056881d"/>
    </style:style>
    <style:style style:name="T149" style:family="text">
      <style:text-properties officeooo:rsid="011785dd"/>
    </style:style>
    <style:style style:name="T150" style:family="text">
      <style:text-properties officeooo:rsid="00f3572a"/>
    </style:style>
    <style:style style:name="T151" style:family="text">
      <style:text-properties officeooo:rsid="00f5dc2e"/>
    </style:style>
    <style:style style:name="T152" style:family="text">
      <style:text-properties officeooo:rsid="00f3b28a"/>
    </style:style>
    <style:style style:name="T153" style:family="text">
      <style:text-properties officeooo:rsid="0101c9b3"/>
    </style:style>
    <style:style style:name="T154" style:family="text">
      <style:text-properties officeooo:rsid="00f6be78"/>
    </style:style>
    <style:style style:name="T155" style:family="text">
      <style:text-properties officeooo:rsid="01047fb5"/>
    </style:style>
    <style:style style:name="T156" style:family="text">
      <style:text-properties officeooo:rsid="010ff261"/>
    </style:style>
    <style:style style:name="T157" style:family="text">
      <style:text-properties officeooo:rsid="01106a1d"/>
    </style:style>
    <style:style style:name="T158" style:family="text">
      <style:text-properties officeooo:rsid="00f71673"/>
    </style:style>
    <style:style style:name="T159" style:family="text">
      <style:text-properties officeooo:rsid="010420c2"/>
    </style:style>
    <style:style style:name="T160" style:family="text">
      <style:text-properties officeooo:rsid="0106d0eb"/>
    </style:style>
    <style:style style:name="T161" style:family="text">
      <style:text-properties officeooo:rsid="01091fb4"/>
    </style:style>
    <style:style style:name="T162" style:family="text">
      <style:text-properties officeooo:rsid="010b1765"/>
    </style:style>
    <style:style style:name="T163" style:family="text">
      <style:text-properties officeooo:rsid="010b1a08"/>
    </style:style>
    <style:style style:name="T164" style:family="text">
      <style:text-properties officeooo:rsid="01161f69"/>
    </style:style>
    <style:style style:name="T165" style:family="text">
      <style:text-properties officeooo:rsid="0118a6a6"/>
    </style:style>
    <style:style style:name="T166" style:family="text">
      <style:text-properties officeooo:rsid="011a214a"/>
    </style:style>
    <style:style style:name="T167" style:family="text">
      <style:text-properties officeooo:rsid="011accf9"/>
    </style:style>
    <style:style style:name="T168" style:family="text">
      <style:text-properties officeooo:rsid="011c29ea"/>
    </style:style>
    <style:style style:name="T169" style:family="text">
      <style:text-properties officeooo:rsid="011c3786"/>
    </style:style>
    <style:style style:name="T170" style:family="text">
      <style:text-properties officeooo:rsid="011cc289"/>
    </style:style>
    <style:style style:name="T171" style:family="text">
      <style:text-properties officeooo:rsid="011e24d5"/>
    </style:style>
    <style:style style:name="T172" style:family="text">
      <style:text-properties officeooo:rsid="011f3927"/>
    </style:style>
    <style:style style:name="T173" style:family="text">
      <style:text-properties officeooo:rsid="0120ea38"/>
    </style:style>
    <style:style style:name="T174" style:family="text">
      <style:text-properties officeooo:rsid="01243237"/>
    </style:style>
    <style:style style:name="T175" style:family="text">
      <style:text-properties officeooo:rsid="0124de3c"/>
    </style:style>
    <style:style style:name="T176" style:family="text">
      <style:text-properties officeooo:rsid="0126b176"/>
    </style:style>
    <style:style style:name="T177" style:family="text">
      <style:text-properties officeooo:rsid="012b9245"/>
    </style:style>
    <style:style style:name="T178" style:family="text">
      <style:text-properties officeooo:rsid="01302863"/>
    </style:style>
    <style:style style:name="T179" style:family="text">
      <style:text-properties officeooo:rsid="01318492"/>
    </style:style>
    <style:style style:name="T180" style:family="text">
      <style:text-properties officeooo:rsid="0133721b"/>
    </style:style>
    <style:style style:name="T181" style:family="text">
      <style:text-properties officeooo:rsid="01384f38"/>
    </style:style>
    <style:style style:name="T182" style:family="text">
      <style:text-properties officeooo:rsid="0139fdf0"/>
    </style:style>
    <style:style style:name="T183" style:family="text">
      <style:text-properties officeooo:rsid="013b8750"/>
    </style:style>
    <style:style style:name="T184" style:family="text">
      <style:text-properties officeooo:rsid="013c0327"/>
    </style:style>
    <style:style style:name="T185" style:family="text">
      <style:text-properties officeooo:rsid="013de234"/>
    </style:style>
    <style:style style:name="T186" style:family="text">
      <style:text-properties officeooo:rsid="013f4cee"/>
    </style:style>
    <style:style style:name="T187" style:family="text">
      <style:text-properties officeooo:rsid="0140e9c3"/>
    </style:style>
    <style:style style:name="T188" style:family="text">
      <style:text-properties officeooo:rsid="0141cb56"/>
    </style:style>
    <style:style style:name="T189" style:family="text">
      <style:text-properties officeooo:rsid="0141da61"/>
    </style:style>
    <style:style style:name="T190" style:family="text">
      <style:text-properties officeooo:rsid="01455174"/>
    </style:style>
    <style:style style:name="T191" style:family="text">
      <style:text-properties officeooo:rsid="014aa14f"/>
    </style:style>
    <style:style style:name="T192" style:family="text">
      <style:text-properties officeooo:rsid="014c70b1"/>
    </style:style>
    <style:style style:name="T193" style:family="text">
      <style:text-properties officeooo:rsid="014feb0b"/>
    </style:style>
    <style:style style:name="T194" style:family="text">
      <style:text-properties officeooo:rsid="0152a3b1"/>
    </style:style>
    <style:style style:name="T195" style:family="text">
      <style:text-properties officeooo:rsid="0152be03"/>
    </style:style>
    <style:style style:name="T196" style:family="text">
      <style:text-properties officeooo:rsid="01542fe6"/>
    </style:style>
    <style:style style:name="T197" style:family="text">
      <style:text-properties officeooo:rsid="01555294"/>
    </style:style>
    <style:style style:name="T198" style:family="text">
      <style:text-properties officeooo:rsid="0155e9c6"/>
    </style:style>
    <style:style style:name="T199" style:family="text">
      <style:text-properties officeooo:rsid="0158ebc6"/>
    </style:style>
    <style:style style:name="T200" style:family="text">
      <style:text-properties officeooo:rsid="015a2e49"/>
    </style:style>
    <style:style style:name="T201" style:family="text">
      <style:text-properties officeooo:rsid="015a6093"/>
    </style:style>
    <style:style style:name="T202" style:family="text">
      <style:text-properties officeooo:rsid="015bc618"/>
    </style:style>
    <style:style style:name="T203" style:family="text">
      <style:text-properties officeooo:rsid="016235f3"/>
    </style:style>
    <style:style style:name="T204" style:family="text">
      <style:text-properties officeooo:rsid="0163799d"/>
    </style:style>
    <style:style style:name="T205" style:family="text">
      <style:text-properties officeooo:rsid="0164fce0"/>
    </style:style>
    <style:style style:name="T206" style:family="text">
      <style:text-properties officeooo:rsid="0165f960"/>
    </style:style>
    <style:style style:name="T207" style:family="text">
      <style:text-properties officeooo:rsid="0167c4c9"/>
    </style:style>
    <style:style style:name="T208" style:family="text">
      <style:text-properties officeooo:rsid="016810d5"/>
    </style:style>
    <style:style style:name="T209" style:family="text">
      <style:text-properties officeooo:rsid="01694780"/>
    </style:style>
    <style:style style:name="T210" style:family="text">
      <style:text-properties officeooo:rsid="016e4581"/>
    </style:style>
    <style:style style:name="T211" style:family="text">
      <style:text-properties officeooo:rsid="01701766"/>
    </style:style>
    <style:style style:name="T212" style:family="text">
      <style:text-properties officeooo:rsid="0173fa91"/>
    </style:style>
    <style:style style:name="T213" style:family="text">
      <style:text-properties officeooo:rsid="01760203"/>
    </style:style>
    <style:style style:name="T214" style:family="text">
      <style:text-properties officeooo:rsid="017a0847"/>
    </style:style>
    <style:style style:name="T215" style:family="text">
      <style:text-properties fo:font-weight="normal" style:font-weight-asian="normal" style:font-weight-complex="normal"/>
    </style:style>
    <style:style style:name="T216" style:family="text">
      <style:text-properties fo:font-weight="normal" officeooo:rsid="017a0847" style:font-weight-asian="normal" style:font-weight-complex="normal"/>
    </style:style>
    <style:style style:name="T217" style:family="text">
      <style:text-properties fo:font-weight="normal" officeooo:rsid="017ccc0d" style:font-weight-asian="normal" style:font-weight-complex="normal"/>
    </style:style>
    <style:style style:name="T218" style:family="text">
      <style:text-properties fo:font-weight="normal" officeooo:rsid="019e2b1f" style:font-weight-asian="normal" style:font-weight-complex="normal"/>
    </style:style>
    <style:style style:name="T219" style:family="text">
      <style:text-properties fo:font-weight="normal" officeooo:rsid="03b58cec" style:font-weight-asian="normal" style:font-weight-complex="normal"/>
    </style:style>
    <style:style style:name="T220" style:family="text">
      <style:text-properties fo:font-weight="normal" officeooo:rsid="03b6cf4b" style:font-weight-asian="normal" style:font-weight-complex="normal"/>
    </style:style>
    <style:style style:name="T221" style:family="text">
      <style:text-properties fo:font-weight="normal" officeooo:rsid="03ba6d63" style:font-weight-asian="normal" style:font-weight-complex="normal"/>
    </style:style>
    <style:style style:name="T222" style:family="text">
      <style:text-properties fo:font-weight="normal" officeooo:rsid="03bd842d" style:font-weight-asian="normal" style:font-weight-complex="normal"/>
    </style:style>
    <style:style style:name="T223" style:family="text">
      <style:text-properties fo:font-weight="normal" officeooo:rsid="03d57526" style:font-weight-asian="normal" style:font-weight-complex="normal"/>
    </style:style>
    <style:style style:name="T224" style:family="text">
      <style:text-properties fo:font-weight="normal" officeooo:rsid="03dd9cce" style:font-weight-asian="normal" style:font-weight-complex="normal"/>
    </style:style>
    <style:style style:name="T225" style:family="text">
      <style:text-properties fo:font-weight="normal" officeooo:rsid="04238af5" style:font-weight-asian="normal" style:font-weight-complex="normal"/>
    </style:style>
    <style:style style:name="T226" style:family="text">
      <style:text-properties fo:font-weight="normal" officeooo:rsid="04248413" style:font-weight-asian="normal" style:font-weight-complex="normal"/>
    </style:style>
    <style:style style:name="T227" style:family="text">
      <style:text-properties fo:font-weight="normal" officeooo:rsid="042556b2" style:font-weight-asian="normal" style:font-weight-complex="normal"/>
    </style:style>
    <style:style style:name="T228" style:family="text">
      <style:text-properties fo:font-weight="normal" officeooo:rsid="0426a494" style:font-weight-asian="normal" style:font-weight-complex="normal"/>
    </style:style>
    <style:style style:name="T229" style:family="text">
      <style:text-properties fo:font-weight="normal" officeooo:rsid="03bcfdbe" style:font-weight-asian="normal" style:font-weight-complex="normal"/>
    </style:style>
    <style:style style:name="T230" style:family="text">
      <style:text-properties fo:font-weight="normal" officeooo:rsid="047724f1" style:font-weight-asian="normal" style:font-weight-complex="normal"/>
    </style:style>
    <style:style style:name="T231" style:family="text">
      <style:text-properties fo:font-weight="normal" officeooo:rsid="03a4e9a6" style:font-weight-asian="normal" style:font-weight-complex="normal"/>
    </style:style>
    <style:style style:name="T232" style:family="text">
      <style:text-properties fo:font-weight="normal" officeooo:rsid="062f324e" style:font-weight-asian="normal" style:font-weight-complex="normal"/>
    </style:style>
    <style:style style:name="T233" style:family="text">
      <style:text-properties officeooo:rsid="0185fa46"/>
    </style:style>
    <style:style style:name="T234" style:family="text">
      <style:text-properties officeooo:rsid="018787be"/>
    </style:style>
    <style:style style:name="T235" style:family="text">
      <style:text-properties officeooo:rsid="0187aaba"/>
    </style:style>
    <style:style style:name="T236" style:family="text">
      <style:text-properties officeooo:rsid="018949bc"/>
    </style:style>
    <style:style style:name="T237" style:family="text">
      <style:text-properties officeooo:rsid="01895983"/>
    </style:style>
    <style:style style:name="T238" style:family="text">
      <style:text-properties officeooo:rsid="01907083"/>
    </style:style>
    <style:style style:name="T239" style:family="text">
      <style:text-properties officeooo:rsid="01936573"/>
    </style:style>
    <style:style style:name="T240" style:family="text">
      <style:text-properties officeooo:rsid="01943d04"/>
    </style:style>
    <style:style style:name="T241" style:family="text">
      <style:text-properties officeooo:rsid="01984cb2"/>
    </style:style>
    <style:style style:name="T242" style:family="text">
      <style:text-properties officeooo:rsid="019ce3cc"/>
    </style:style>
    <style:style style:name="T243" style:family="text">
      <style:text-properties officeooo:rsid="019e2b1f"/>
    </style:style>
    <style:style style:name="T244" style:family="text">
      <style:text-properties fo:font-style="italic"/>
    </style:style>
    <style:style style:name="T2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6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47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48" style:family="text">
      <style:text-properties officeooo:rsid="01a5ba4a"/>
    </style:style>
    <style:style style:name="T249" style:family="text">
      <style:text-properties officeooo:rsid="01a94156"/>
    </style:style>
    <style:style style:name="T250" style:family="text">
      <style:text-properties officeooo:rsid="01aaa7d7"/>
    </style:style>
    <style:style style:name="T251" style:family="text">
      <style:text-properties officeooo:rsid="01aae690"/>
    </style:style>
    <style:style style:name="T252" style:family="text">
      <style:text-properties officeooo:rsid="01abcdd8"/>
    </style:style>
    <style:style style:name="T253" style:family="text">
      <style:text-properties officeooo:rsid="01abf68c"/>
    </style:style>
    <style:style style:name="T254" style:family="text">
      <style:text-properties officeooo:rsid="01ad1496"/>
    </style:style>
    <style:style style:name="T255" style:family="text">
      <style:text-properties officeooo:rsid="01ae729f"/>
    </style:style>
    <style:style style:name="T256" style:family="text">
      <style:text-properties officeooo:rsid="01b41e90"/>
    </style:style>
    <style:style style:name="T257" style:family="text">
      <style:text-properties officeooo:rsid="01b58856"/>
    </style:style>
    <style:style style:name="T258" style:family="text">
      <style:text-properties officeooo:rsid="01b71cae"/>
    </style:style>
    <style:style style:name="T259" style:family="text">
      <style:text-properties officeooo:rsid="01b76a58"/>
    </style:style>
    <style:style style:name="T260" style:family="text">
      <style:text-properties officeooo:rsid="01bb3fb3"/>
    </style:style>
    <style:style style:name="T261" style:family="text">
      <style:text-properties officeooo:rsid="01bf3ed5"/>
    </style:style>
    <style:style style:name="T262" style:family="text">
      <style:text-properties officeooo:rsid="01c6a9f5"/>
    </style:style>
    <style:style style:name="T263" style:family="text">
      <style:text-properties officeooo:rsid="01c832ff"/>
    </style:style>
    <style:style style:name="T264" style:family="text">
      <style:text-properties officeooo:rsid="01c882b9"/>
    </style:style>
    <style:style style:name="T265" style:family="text">
      <style:text-properties officeooo:rsid="01c8da3c"/>
    </style:style>
    <style:style style:name="T266" style:family="text">
      <style:text-properties officeooo:rsid="01cb6914"/>
    </style:style>
    <style:style style:name="T267" style:family="text">
      <style:text-properties officeooo:rsid="01cd684b"/>
    </style:style>
    <style:style style:name="T268" style:family="text">
      <style:text-properties officeooo:rsid="01cf0e85"/>
    </style:style>
    <style:style style:name="T269" style:family="text">
      <style:text-properties officeooo:rsid="01cf1236"/>
    </style:style>
    <style:style style:name="T270" style:family="text">
      <style:text-properties officeooo:rsid="01cf521d"/>
    </style:style>
    <style:style style:name="T271" style:family="text">
      <style:text-properties officeooo:rsid="01d4361f"/>
    </style:style>
    <style:style style:name="T272" style:family="text">
      <style:text-properties officeooo:rsid="01d6d942"/>
    </style:style>
    <style:style style:name="T273" style:family="text">
      <style:text-properties officeooo:rsid="01d85de3"/>
    </style:style>
    <style:style style:name="T274" style:family="text">
      <style:text-properties officeooo:rsid="01ddf533"/>
    </style:style>
    <style:style style:name="T275" style:family="text">
      <style:text-properties officeooo:rsid="01dfee0d"/>
    </style:style>
    <style:style style:name="T276" style:family="text">
      <style:text-properties officeooo:rsid="01e198b0"/>
    </style:style>
    <style:style style:name="T277" style:family="text">
      <style:text-properties officeooo:rsid="01e29e5c"/>
    </style:style>
    <style:style style:name="T278" style:family="text">
      <style:text-properties officeooo:rsid="01e513ea"/>
    </style:style>
    <style:style style:name="T279" style:family="text">
      <style:text-properties officeooo:rsid="01e51e3c"/>
    </style:style>
    <style:style style:name="T280" style:family="text">
      <style:text-properties officeooo:rsid="01e7f486"/>
    </style:style>
    <style:style style:name="T281" style:family="text">
      <style:text-properties officeooo:rsid="01ec8359"/>
    </style:style>
    <style:style style:name="T282" style:family="text">
      <style:text-properties officeooo:rsid="01edff67"/>
    </style:style>
    <style:style style:name="T283" style:family="text">
      <style:text-properties officeooo:rsid="01efa177"/>
    </style:style>
    <style:style style:name="T284" style:family="text">
      <style:text-properties officeooo:rsid="01f3bbe6"/>
    </style:style>
    <style:style style:name="T285" style:family="text">
      <style:text-properties officeooo:rsid="01f59790"/>
    </style:style>
    <style:style style:name="T286" style:family="text">
      <style:text-properties officeooo:rsid="01f7aba1"/>
    </style:style>
    <style:style style:name="T287" style:family="text">
      <style:text-properties officeooo:rsid="01fae4cf"/>
    </style:style>
    <style:style style:name="T288" style:family="text">
      <style:text-properties officeooo:rsid="02023326"/>
    </style:style>
    <style:style style:name="T289" style:family="text">
      <style:text-properties officeooo:rsid="0203c2be"/>
    </style:style>
    <style:style style:name="T290" style:family="text">
      <style:text-properties officeooo:rsid="0207536f"/>
    </style:style>
    <style:style style:name="T291" style:family="text">
      <style:text-properties officeooo:rsid="02089710"/>
    </style:style>
    <style:style style:name="T292" style:family="text">
      <style:text-properties officeooo:rsid="02096631"/>
    </style:style>
    <style:style style:name="T293" style:family="text">
      <style:text-properties officeooo:rsid="020a53c1"/>
    </style:style>
    <style:style style:name="T294" style:family="text">
      <style:text-properties officeooo:rsid="020d04e9"/>
    </style:style>
    <style:style style:name="T295" style:family="text">
      <style:text-properties officeooo:rsid="020d9699"/>
    </style:style>
    <style:style style:name="T296" style:family="text">
      <style:text-properties officeooo:rsid="020efbcf"/>
    </style:style>
    <style:style style:name="T297" style:family="text">
      <style:text-properties officeooo:rsid="02106f81"/>
    </style:style>
    <style:style style:name="T298" style:family="text">
      <style:text-properties officeooo:rsid="02113e85"/>
    </style:style>
    <style:style style:name="T299" style:family="text">
      <style:text-properties officeooo:rsid="02124031"/>
    </style:style>
    <style:style style:name="T300" style:family="text">
      <style:text-properties officeooo:rsid="02129465"/>
    </style:style>
    <style:style style:name="T301" style:family="text">
      <style:text-properties officeooo:rsid="02143c22"/>
    </style:style>
    <style:style style:name="T302" style:family="text">
      <style:text-properties officeooo:rsid="02193569"/>
    </style:style>
    <style:style style:name="T303" style:family="text">
      <style:text-properties officeooo:rsid="0219b4bb"/>
    </style:style>
    <style:style style:name="T304" style:family="text">
      <style:text-properties officeooo:rsid="021ae34c"/>
    </style:style>
    <style:style style:name="T305" style:family="text">
      <style:text-properties officeooo:rsid="021c9192"/>
    </style:style>
    <style:style style:name="T306" style:family="text">
      <style:text-properties officeooo:rsid="021d47a9"/>
    </style:style>
    <style:style style:name="T307" style:family="text">
      <style:text-properties officeooo:rsid="021e2e85"/>
    </style:style>
    <style:style style:name="T308" style:family="text">
      <style:text-properties officeooo:rsid="0220026f"/>
    </style:style>
    <style:style style:name="T309" style:family="text">
      <style:text-properties officeooo:rsid="0222103b"/>
    </style:style>
    <style:style style:name="T310" style:family="text">
      <style:text-properties officeooo:rsid="02227558"/>
    </style:style>
    <style:style style:name="T311" style:family="text">
      <style:text-properties officeooo:rsid="02252b73"/>
    </style:style>
    <style:style style:name="T312" style:family="text">
      <style:text-properties officeooo:rsid="02298a11"/>
    </style:style>
    <style:style style:name="T313" style:family="text">
      <style:text-properties officeooo:rsid="0229e3b9"/>
    </style:style>
    <style:style style:name="T314" style:family="text">
      <style:text-properties officeooo:rsid="022acebe"/>
    </style:style>
    <style:style style:name="T315" style:family="text">
      <style:text-properties officeooo:rsid="022d1c2c"/>
    </style:style>
    <style:style style:name="T316" style:family="text">
      <style:text-properties officeooo:rsid="0230fbe9"/>
    </style:style>
    <style:style style:name="T317" style:family="text">
      <style:text-properties officeooo:rsid="02328a24"/>
    </style:style>
    <style:style style:name="T318" style:family="text">
      <style:text-properties officeooo:rsid="0232e02c"/>
    </style:style>
    <style:style style:name="T319" style:family="text">
      <style:text-properties officeooo:rsid="02374d4e"/>
    </style:style>
    <style:style style:name="T320" style:family="text">
      <style:text-properties officeooo:rsid="023c4b73"/>
    </style:style>
    <style:style style:name="T321" style:family="text">
      <style:text-properties officeooo:rsid="02413593"/>
    </style:style>
    <style:style style:name="T322" style:family="text">
      <style:text-properties officeooo:rsid="0247bca1"/>
    </style:style>
    <style:style style:name="T323" style:family="text">
      <style:text-properties officeooo:rsid="02489750"/>
    </style:style>
    <style:style style:name="T324" style:family="text">
      <style:text-properties officeooo:rsid="0248b6e9"/>
    </style:style>
    <style:style style:name="T325" style:family="text">
      <style:text-properties officeooo:rsid="025bc158"/>
    </style:style>
    <style:style style:name="T326" style:family="text">
      <style:text-properties officeooo:rsid="025caa0e"/>
    </style:style>
    <style:style style:name="T327" style:family="text">
      <style:text-properties officeooo:rsid="025e6b69"/>
    </style:style>
    <style:style style:name="T328" style:family="text">
      <style:text-properties officeooo:rsid="025fa6d6"/>
    </style:style>
    <style:style style:name="T329" style:family="text">
      <style:text-properties officeooo:rsid="02618de7"/>
    </style:style>
    <style:style style:name="T330" style:family="text">
      <style:text-properties officeooo:rsid="026302a4"/>
    </style:style>
    <style:style style:name="T331" style:family="text">
      <style:text-properties officeooo:rsid="02630a57"/>
    </style:style>
    <style:style style:name="T332" style:family="text">
      <style:text-properties officeooo:rsid="02649f85"/>
    </style:style>
    <style:style style:name="T333" style:family="text">
      <style:text-properties officeooo:rsid="0265b83e"/>
    </style:style>
    <style:style style:name="T334" style:family="text">
      <style:text-properties officeooo:rsid="0267117f"/>
    </style:style>
    <style:style style:name="T335" style:family="text">
      <style:text-properties officeooo:rsid="026903af"/>
    </style:style>
    <style:style style:name="T336" style:family="text">
      <style:text-properties officeooo:rsid="026a496d"/>
    </style:style>
    <style:style style:name="T337" style:family="text">
      <style:text-properties officeooo:rsid="026ade76"/>
    </style:style>
    <style:style style:name="T338" style:family="text">
      <style:text-properties officeooo:rsid="02735c8a"/>
    </style:style>
    <style:style style:name="T339" style:family="text">
      <style:text-properties officeooo:rsid="02747d7a"/>
    </style:style>
    <style:style style:name="T340" style:family="text">
      <style:text-properties officeooo:rsid="0276724b"/>
    </style:style>
    <style:style style:name="T341" style:family="text">
      <style:text-properties officeooo:rsid="02783f62"/>
    </style:style>
    <style:style style:name="T342" style:family="text">
      <style:text-properties officeooo:rsid="0279ac81"/>
    </style:style>
    <style:style style:name="T343" style:family="text">
      <style:text-properties officeooo:rsid="027a6621"/>
    </style:style>
    <style:style style:name="T344" style:family="text">
      <style:text-properties officeooo:rsid="027ac61a"/>
    </style:style>
    <style:style style:name="T345" style:family="text">
      <style:text-properties officeooo:rsid="027c0b03"/>
    </style:style>
    <style:style style:name="T346" style:family="text">
      <style:text-properties officeooo:rsid="02807284"/>
    </style:style>
    <style:style style:name="T347" style:family="text">
      <style:text-properties officeooo:rsid="028106f2"/>
    </style:style>
    <style:style style:name="T348" style:family="text">
      <style:text-properties officeooo:rsid="028230ea"/>
    </style:style>
    <style:style style:name="T349" style:family="text">
      <style:text-properties officeooo:rsid="0283fe61"/>
    </style:style>
    <style:style style:name="T350" style:family="text">
      <style:text-properties officeooo:rsid="0284bc8a"/>
    </style:style>
    <style:style style:name="T351" style:family="text">
      <style:text-properties officeooo:rsid="02877614"/>
    </style:style>
    <style:style style:name="T352" style:family="text">
      <style:text-properties officeooo:rsid="0288aaee"/>
    </style:style>
    <style:style style:name="T353" style:family="text">
      <style:text-properties officeooo:rsid="028b32a4"/>
    </style:style>
    <style:style style:name="T354" style:family="text">
      <style:text-properties officeooo:rsid="028b8780"/>
    </style:style>
    <style:style style:name="T355" style:family="text">
      <style:text-properties officeooo:rsid="028d8cf7"/>
    </style:style>
    <style:style style:name="T356" style:family="text">
      <style:text-properties officeooo:rsid="0291f5f4"/>
    </style:style>
    <style:style style:name="T357" style:family="text">
      <style:text-properties officeooo:rsid="02989196"/>
    </style:style>
    <style:style style:name="T358" style:family="text">
      <style:text-properties officeooo:rsid="029a7cc6"/>
    </style:style>
    <style:style style:name="T359" style:family="text">
      <style:text-properties officeooo:rsid="029cd95d"/>
    </style:style>
    <style:style style:name="T360" style:family="text">
      <style:text-properties officeooo:rsid="029eceda"/>
    </style:style>
    <style:style style:name="T361" style:family="text">
      <style:text-properties officeooo:rsid="029fa2ed"/>
    </style:style>
    <style:style style:name="T362" style:family="text">
      <style:text-properties officeooo:rsid="02a960a4"/>
    </style:style>
    <style:style style:name="T363" style:family="text">
      <style:text-properties officeooo:rsid="02aaebe6"/>
    </style:style>
    <style:style style:name="T364" style:family="text">
      <style:text-properties officeooo:rsid="02abf696"/>
    </style:style>
    <style:style style:name="T365" style:family="text">
      <style:text-properties officeooo:rsid="02b17efc"/>
    </style:style>
    <style:style style:name="T366" style:family="text">
      <style:text-properties officeooo:rsid="02b21d4e"/>
    </style:style>
    <style:style style:name="T367" style:family="text">
      <style:text-properties officeooo:rsid="02b3acad"/>
    </style:style>
    <style:style style:name="T368" style:family="text">
      <style:text-properties officeooo:rsid="02b3e303"/>
    </style:style>
    <style:style style:name="T369" style:family="text">
      <style:text-properties officeooo:rsid="02b559c8"/>
    </style:style>
    <style:style style:name="T370" style:family="text">
      <style:text-properties officeooo:rsid="02ba83eb"/>
    </style:style>
    <style:style style:name="T371" style:family="text">
      <style:text-properties officeooo:rsid="02bce96f"/>
    </style:style>
    <style:style style:name="T372" style:family="text">
      <style:text-properties officeooo:rsid="02bdff85"/>
    </style:style>
    <style:style style:name="T373" style:family="text">
      <style:text-properties officeooo:rsid="02bf9f20"/>
    </style:style>
    <style:style style:name="T374" style:family="text">
      <style:text-properties officeooo:rsid="02bfee2a"/>
    </style:style>
    <style:style style:name="T375" style:family="text">
      <style:text-properties officeooo:rsid="02c27374"/>
    </style:style>
    <style:style style:name="T376" style:family="text">
      <style:text-properties officeooo:rsid="02c8afb1"/>
    </style:style>
    <style:style style:name="T377" style:family="text">
      <style:text-properties officeooo:rsid="02cfc5de"/>
    </style:style>
    <style:style style:name="T378" style:family="text">
      <style:text-properties officeooo:rsid="02d18386"/>
    </style:style>
    <style:style style:name="T379" style:family="text">
      <style:text-properties officeooo:rsid="02d5a489"/>
    </style:style>
    <style:style style:name="T380" style:family="text">
      <style:text-properties officeooo:rsid="02d66ad7"/>
    </style:style>
    <style:style style:name="T381" style:family="text">
      <style:text-properties officeooo:rsid="02d75df3"/>
    </style:style>
    <style:style style:name="T382" style:family="text">
      <style:text-properties officeooo:rsid="02d7f4b0"/>
    </style:style>
    <style:style style:name="T383" style:family="text">
      <style:text-properties officeooo:rsid="02d9118e"/>
    </style:style>
    <style:style style:name="T384" style:family="text">
      <style:text-properties officeooo:rsid="02db5400"/>
    </style:style>
    <style:style style:name="T385" style:family="text">
      <style:text-properties officeooo:rsid="02dce639"/>
    </style:style>
    <style:style style:name="T386" style:family="text">
      <style:text-properties officeooo:rsid="02deda76"/>
    </style:style>
    <style:style style:name="T387" style:family="text">
      <style:text-properties officeooo:rsid="02dee797"/>
    </style:style>
    <style:style style:name="T388" style:family="text">
      <style:text-properties officeooo:rsid="02e0831e"/>
    </style:style>
    <style:style style:name="T389" style:family="text">
      <style:text-properties officeooo:rsid="02e0db8c"/>
    </style:style>
    <style:style style:name="T390" style:family="text">
      <style:text-properties officeooo:rsid="02e2ba83"/>
    </style:style>
    <style:style style:name="T391" style:family="text">
      <style:text-properties officeooo:rsid="02e317f6"/>
    </style:style>
    <style:style style:name="T392" style:family="text">
      <style:text-properties officeooo:rsid="02e4cc24"/>
    </style:style>
    <style:style style:name="T393" style:family="text">
      <style:text-properties officeooo:rsid="02e61189"/>
    </style:style>
    <style:style style:name="T394" style:family="text">
      <style:text-properties officeooo:rsid="02e6e887"/>
    </style:style>
    <style:style style:name="T395" style:family="text">
      <style:text-properties officeooo:rsid="02e99c25"/>
    </style:style>
    <style:style style:name="T396" style:family="text">
      <style:text-properties officeooo:rsid="02eaec55"/>
    </style:style>
    <style:style style:name="T397" style:family="text">
      <style:text-properties officeooo:rsid="02ed213d"/>
    </style:style>
    <style:style style:name="T398" style:family="text">
      <style:text-properties officeooo:rsid="02f3caaa"/>
    </style:style>
    <style:style style:name="T399" style:family="text">
      <style:text-properties officeooo:rsid="02fabaf0"/>
    </style:style>
    <style:style style:name="T400" style:family="text">
      <style:text-properties officeooo:rsid="02fb9645"/>
    </style:style>
    <style:style style:name="T401" style:family="text">
      <style:text-properties officeooo:rsid="02ff9eba"/>
    </style:style>
    <style:style style:name="T402" style:family="text">
      <style:text-properties officeooo:rsid="03003bce"/>
    </style:style>
    <style:style style:name="T403" style:family="text">
      <style:text-properties officeooo:rsid="03079981"/>
    </style:style>
    <style:style style:name="T404" style:family="text">
      <style:text-properties officeooo:rsid="030cf816"/>
    </style:style>
    <style:style style:name="T405" style:family="text">
      <style:text-properties officeooo:rsid="0310e900"/>
    </style:style>
    <style:style style:name="T406" style:family="text">
      <style:text-properties officeooo:rsid="0312d470"/>
    </style:style>
    <style:style style:name="T407" style:family="text">
      <style:text-properties officeooo:rsid="0315ed85"/>
    </style:style>
    <style:style style:name="T408" style:family="text">
      <style:text-properties officeooo:rsid="0315fa58"/>
    </style:style>
    <style:style style:name="T409" style:family="text">
      <style:text-properties officeooo:rsid="0317cc67"/>
    </style:style>
    <style:style style:name="T410" style:family="text">
      <style:text-properties officeooo:rsid="031876c5"/>
    </style:style>
    <style:style style:name="T411" style:family="text">
      <style:text-properties officeooo:rsid="0319339e"/>
    </style:style>
    <style:style style:name="T412" style:family="text">
      <style:text-properties officeooo:rsid="031cc679"/>
    </style:style>
    <style:style style:name="T413" style:family="text">
      <style:text-properties officeooo:rsid="031d6c5b"/>
    </style:style>
    <style:style style:name="T414" style:family="text">
      <style:text-properties officeooo:rsid="0326d110"/>
    </style:style>
    <style:style style:name="T415" style:family="text">
      <style:text-properties officeooo:rsid="0328b3c2"/>
    </style:style>
    <style:style style:name="T416" style:family="text">
      <style:text-properties officeooo:rsid="032a2673"/>
    </style:style>
    <style:style style:name="T417" style:family="text">
      <style:text-properties officeooo:rsid="032d8803"/>
    </style:style>
    <style:style style:name="T418" style:family="text">
      <style:text-properties officeooo:rsid="0330eb99"/>
    </style:style>
    <style:style style:name="T419" style:family="text">
      <style:text-properties officeooo:rsid="0332cafd"/>
    </style:style>
    <style:style style:name="T420" style:family="text">
      <style:text-properties officeooo:rsid="0332efea"/>
    </style:style>
    <style:style style:name="T421" style:family="text">
      <style:text-properties officeooo:rsid="033ed10e"/>
    </style:style>
    <style:style style:name="T422" style:family="text">
      <style:text-properties officeooo:rsid="03404570"/>
    </style:style>
    <style:style style:name="T423" style:family="text">
      <style:text-properties officeooo:rsid="0342187c"/>
    </style:style>
    <style:style style:name="T424" style:family="text">
      <style:text-properties officeooo:rsid="034a28aa"/>
    </style:style>
    <style:style style:name="T425" style:family="text">
      <style:text-properties officeooo:rsid="034b8f63"/>
    </style:style>
    <style:style style:name="T426" style:family="text">
      <style:text-properties officeooo:rsid="0350ca97"/>
    </style:style>
    <style:style style:name="T427" style:family="text">
      <style:text-properties officeooo:rsid="035b4341"/>
    </style:style>
    <style:style style:name="T428" style:family="text">
      <style:text-properties officeooo:rsid="035b5aa9"/>
    </style:style>
    <style:style style:name="T429" style:family="text">
      <style:text-properties officeooo:rsid="035e0270"/>
    </style:style>
    <style:style style:name="T430" style:family="text">
      <style:text-properties officeooo:rsid="035e200e"/>
    </style:style>
    <style:style style:name="T431" style:family="text">
      <style:text-properties officeooo:rsid="035f317e"/>
    </style:style>
    <style:style style:name="T432" style:family="text">
      <style:text-properties officeooo:rsid="03650859"/>
    </style:style>
    <style:style style:name="T433" style:family="text">
      <style:text-properties officeooo:rsid="036874b5"/>
    </style:style>
    <style:style style:name="T434" style:family="text">
      <style:text-properties officeooo:rsid="0369c876"/>
    </style:style>
    <style:style style:name="T435" style:family="text">
      <style:text-properties officeooo:rsid="036a070b"/>
    </style:style>
    <style:style style:name="T436" style:family="text">
      <style:text-properties officeooo:rsid="036c8cf7"/>
    </style:style>
    <style:style style:name="T437" style:family="text">
      <style:text-properties officeooo:rsid="036ec633"/>
    </style:style>
    <style:style style:name="T438" style:family="text">
      <style:text-properties officeooo:rsid="0372aeaf"/>
    </style:style>
    <style:style style:name="T439" style:family="text">
      <style:text-properties officeooo:rsid="0378149b"/>
    </style:style>
    <style:style style:name="T440" style:family="text">
      <style:text-properties officeooo:rsid="0379b7c9"/>
    </style:style>
    <style:style style:name="T441" style:family="text">
      <style:text-properties officeooo:rsid="0379c28c"/>
    </style:style>
    <style:style style:name="T442" style:family="text">
      <style:text-properties officeooo:rsid="037e8102"/>
    </style:style>
    <style:style style:name="T443" style:family="text">
      <style:text-properties officeooo:rsid="037ebd1d"/>
    </style:style>
    <style:style style:name="T444" style:family="text">
      <style:text-properties officeooo:rsid="03830eab"/>
    </style:style>
    <style:style style:name="T445" style:family="text">
      <style:text-properties officeooo:rsid="03861570"/>
    </style:style>
    <style:style style:name="T446" style:family="text">
      <style:text-properties officeooo:rsid="0388f7d7"/>
    </style:style>
    <style:style style:name="T447" style:family="text">
      <style:text-properties officeooo:rsid="0389204d"/>
    </style:style>
    <style:style style:name="T448" style:family="text">
      <style:text-properties officeooo:rsid="038a54cd"/>
    </style:style>
    <style:style style:name="T449" style:family="text">
      <style:text-properties officeooo:rsid="038b91e7"/>
    </style:style>
    <style:style style:name="T450" style:family="text">
      <style:text-properties officeooo:rsid="03931a7e"/>
    </style:style>
    <style:style style:name="T451" style:family="text">
      <style:text-properties officeooo:rsid="03945cc6"/>
    </style:style>
    <style:style style:name="T452" style:family="text">
      <style:text-properties officeooo:rsid="03949656"/>
    </style:style>
    <style:style style:name="T453" style:family="text">
      <style:text-properties officeooo:rsid="03967e68"/>
    </style:style>
    <style:style style:name="T454" style:family="text">
      <style:text-properties officeooo:rsid="03997416"/>
    </style:style>
    <style:style style:name="T455" style:family="text">
      <style:text-properties officeooo:rsid="039e402d"/>
    </style:style>
    <style:style style:name="T456" style:family="text">
      <style:text-properties officeooo:rsid="039ff57d"/>
    </style:style>
    <style:style style:name="T457" style:family="text">
      <style:text-properties officeooo:rsid="03a04517"/>
    </style:style>
    <style:style style:name="T458" style:family="text">
      <style:text-properties officeooo:rsid="03a4e9a6"/>
    </style:style>
    <style:style style:name="T459" style:family="text">
      <style:text-properties officeooo:rsid="03a5ab3e"/>
    </style:style>
    <style:style style:name="T460" style:family="text">
      <style:text-properties officeooo:rsid="03a71467"/>
    </style:style>
    <style:style style:name="T461" style:family="text">
      <style:text-properties officeooo:rsid="03a7e282"/>
    </style:style>
    <style:style style:name="T462" style:family="text">
      <style:text-properties officeooo:rsid="03a87793"/>
    </style:style>
    <style:style style:name="T463" style:family="text">
      <style:text-properties officeooo:rsid="03aac06b"/>
    </style:style>
    <style:style style:name="T464" style:family="text">
      <style:text-properties officeooo:rsid="03ab2cea"/>
    </style:style>
    <style:style style:name="T465" style:family="text">
      <style:text-properties officeooo:rsid="03b10939"/>
    </style:style>
    <style:style style:name="T466" style:family="text">
      <style:text-properties officeooo:rsid="03b1cea9"/>
    </style:style>
    <style:style style:name="T467" style:family="text">
      <style:text-properties officeooo:rsid="03b58cec"/>
    </style:style>
    <style:style style:name="T468" style:family="text">
      <style:text-properties officeooo:rsid="03c1c749"/>
    </style:style>
    <style:style style:name="T469" style:family="text">
      <style:text-properties officeooo:rsid="03c44fba"/>
    </style:style>
    <style:style style:name="T470" style:family="text">
      <style:text-properties officeooo:rsid="03cd8dd9"/>
    </style:style>
    <style:style style:name="T471" style:family="text">
      <style:text-properties officeooo:rsid="03cf09b1"/>
    </style:style>
    <style:style style:name="T472" style:family="text">
      <style:text-properties officeooo:rsid="03d3cd60"/>
    </style:style>
    <style:style style:name="T473" style:family="text">
      <style:text-properties officeooo:rsid="03d7655a"/>
    </style:style>
    <style:style style:name="T474" style:family="text">
      <style:text-properties officeooo:rsid="03e28553"/>
    </style:style>
    <style:style style:name="T475" style:family="text">
      <style:text-properties officeooo:rsid="03e5e5b6"/>
    </style:style>
    <style:style style:name="T476" style:family="text">
      <style:text-properties officeooo:rsid="03e6f2dc"/>
    </style:style>
    <style:style style:name="T477" style:family="text">
      <style:text-properties officeooo:rsid="03ea4a99"/>
    </style:style>
    <style:style style:name="T478" style:family="text">
      <style:text-properties officeooo:rsid="03eb2adf"/>
    </style:style>
    <style:style style:name="T479" style:family="text">
      <style:text-properties officeooo:rsid="03f3317a"/>
    </style:style>
    <style:style style:name="T480" style:family="text">
      <style:text-properties officeooo:rsid="03f423d9"/>
    </style:style>
    <style:style style:name="T481" style:family="text">
      <style:text-properties officeooo:rsid="03f75089"/>
    </style:style>
    <style:style style:name="T482" style:family="text">
      <style:text-properties officeooo:rsid="03ff42b1"/>
    </style:style>
    <style:style style:name="T483" style:family="text">
      <style:text-properties officeooo:rsid="03ffc6a0"/>
    </style:style>
    <style:style style:name="T484" style:family="text">
      <style:text-properties officeooo:rsid="0401caf9"/>
    </style:style>
    <style:style style:name="T485" style:family="text">
      <style:text-properties officeooo:rsid="040291e8"/>
    </style:style>
    <style:style style:name="T486" style:family="text">
      <style:text-properties officeooo:rsid="040f16cc"/>
    </style:style>
    <style:style style:name="T487" style:family="text">
      <style:text-properties officeooo:rsid="0410d2c6"/>
    </style:style>
    <style:style style:name="T488" style:family="text">
      <style:text-properties officeooo:rsid="04134abd"/>
    </style:style>
    <style:style style:name="T489" style:family="text">
      <style:text-properties officeooo:rsid="04147550"/>
    </style:style>
    <style:style style:name="T490" style:family="text">
      <style:text-properties officeooo:rsid="0417c449"/>
    </style:style>
    <style:style style:name="T491" style:family="text">
      <style:text-properties officeooo:rsid="04198eff"/>
    </style:style>
    <style:style style:name="T492" style:family="text">
      <style:text-properties officeooo:rsid="041a88a0"/>
    </style:style>
    <style:style style:name="T493" style:family="text">
      <style:text-properties officeooo:rsid="041c2ed9"/>
    </style:style>
    <style:style style:name="T494" style:family="text">
      <style:text-properties officeooo:rsid="042d613b"/>
    </style:style>
    <style:style style:name="T495" style:family="text">
      <style:text-properties officeooo:rsid="042dd690"/>
    </style:style>
    <style:style style:name="T496" style:family="text">
      <style:text-properties officeooo:rsid="042e964f"/>
    </style:style>
    <style:style style:name="T497" style:family="text">
      <style:text-properties officeooo:rsid="04321c81"/>
    </style:style>
    <style:style style:name="T498" style:family="text">
      <style:text-properties officeooo:rsid="0432b9bb"/>
    </style:style>
    <style:style style:name="T499" style:family="text">
      <style:text-properties officeooo:rsid="0433c03b"/>
    </style:style>
    <style:style style:name="T500" style:family="text">
      <style:text-properties officeooo:rsid="04359fe8"/>
    </style:style>
    <style:style style:name="T501" style:family="text">
      <style:text-properties officeooo:rsid="0435c687"/>
    </style:style>
    <style:style style:name="T502" style:family="text">
      <style:text-properties officeooo:rsid="043620ca"/>
    </style:style>
    <style:style style:name="T503" style:family="text">
      <style:text-properties officeooo:rsid="0437df6e"/>
    </style:style>
    <style:style style:name="T504" style:family="text">
      <style:text-properties officeooo:rsid="043b125e"/>
    </style:style>
    <style:style style:name="T505" style:family="text">
      <style:text-properties officeooo:rsid="043ce005"/>
    </style:style>
    <style:style style:name="T506" style:family="text">
      <style:text-properties officeooo:rsid="043ef67a"/>
    </style:style>
    <style:style style:name="T507" style:family="text">
      <style:text-properties officeooo:rsid="043f83fe"/>
    </style:style>
    <style:style style:name="T508" style:family="text">
      <style:text-properties officeooo:rsid="043f9f48"/>
    </style:style>
    <style:style style:name="T509" style:family="text">
      <style:text-properties officeooo:rsid="04406dcf"/>
    </style:style>
    <style:style style:name="T510" style:family="text">
      <style:text-properties officeooo:rsid="04423082"/>
    </style:style>
    <style:style style:name="T511" style:family="text">
      <style:text-properties officeooo:rsid="04429bdc"/>
    </style:style>
    <style:style style:name="T512" style:family="text">
      <style:text-properties officeooo:rsid="0443e35b"/>
    </style:style>
    <style:style style:name="T513" style:family="text">
      <style:text-properties officeooo:rsid="0447f2c0"/>
    </style:style>
    <style:style style:name="T514" style:family="text">
      <style:text-properties officeooo:rsid="044907a9"/>
    </style:style>
    <style:style style:name="T515" style:family="text">
      <style:text-properties officeooo:rsid="044bb851"/>
    </style:style>
    <style:style style:name="T516" style:family="text">
      <style:text-properties officeooo:rsid="044d0de0"/>
    </style:style>
    <style:style style:name="T517" style:family="text">
      <style:text-properties officeooo:rsid="044ffafc"/>
    </style:style>
    <style:style style:name="T518" style:family="text">
      <style:text-properties officeooo:rsid="04507600"/>
    </style:style>
    <style:style style:name="T519" style:family="text">
      <style:text-properties officeooo:rsid="04525b31"/>
    </style:style>
    <style:style style:name="T520" style:family="text">
      <style:text-properties officeooo:rsid="04540251"/>
    </style:style>
    <style:style style:name="T521" style:family="text">
      <style:text-properties officeooo:rsid="04541b79"/>
    </style:style>
    <style:style style:name="T522" style:family="text">
      <style:text-properties officeooo:rsid="0457ef80"/>
    </style:style>
    <style:style style:name="T523" style:family="text">
      <style:text-properties officeooo:rsid="0459992a"/>
    </style:style>
    <style:style style:name="T524" style:family="text">
      <style:text-properties officeooo:rsid="045a8cd9"/>
    </style:style>
    <style:style style:name="T525" style:family="text">
      <style:text-properties officeooo:rsid="045fa117"/>
    </style:style>
    <style:style style:name="T526" style:family="text">
      <style:text-properties officeooo:rsid="046187e1"/>
    </style:style>
    <style:style style:name="T527" style:family="text">
      <style:text-properties officeooo:rsid="04635ad3"/>
    </style:style>
    <style:style style:name="T528" style:family="text">
      <style:text-properties officeooo:rsid="0463fbe9"/>
    </style:style>
    <style:style style:name="T529" style:family="text">
      <style:text-properties officeooo:rsid="04662cef"/>
    </style:style>
    <style:style style:name="T530" style:family="text">
      <style:text-properties officeooo:rsid="0467fbb3"/>
    </style:style>
    <style:style style:name="T531" style:family="text">
      <style:text-properties officeooo:rsid="0468aaf3"/>
    </style:style>
    <style:style style:name="T532" style:family="text">
      <style:text-properties officeooo:rsid="047a10d0"/>
    </style:style>
    <style:style style:name="T533" style:family="text">
      <style:text-properties officeooo:rsid="047e91c4"/>
    </style:style>
    <style:style style:name="T534" style:family="text">
      <style:text-properties officeooo:rsid="047f0927"/>
    </style:style>
    <style:style style:name="T535" style:family="text">
      <style:text-properties officeooo:rsid="0482be84"/>
    </style:style>
    <style:style style:name="T536" style:family="text">
      <style:text-properties officeooo:rsid="04840713"/>
    </style:style>
    <style:style style:name="T537" style:family="text">
      <style:text-properties officeooo:rsid="048b0f8a"/>
    </style:style>
    <style:style style:name="T538" style:family="text">
      <style:text-properties officeooo:rsid="048d357d"/>
    </style:style>
    <style:style style:name="T539" style:family="text">
      <style:text-properties officeooo:rsid="04902187"/>
    </style:style>
    <style:style style:name="T540" style:family="text">
      <style:text-properties officeooo:rsid="04970dd8"/>
    </style:style>
    <style:style style:name="T541" style:family="text">
      <style:text-properties officeooo:rsid="04972a72"/>
    </style:style>
    <style:style style:name="T542" style:family="text">
      <style:text-properties officeooo:rsid="049b2ba8"/>
    </style:style>
    <style:style style:name="T543" style:family="text">
      <style:text-properties officeooo:rsid="049cf4da"/>
    </style:style>
    <style:style style:name="T544" style:family="text">
      <style:text-properties officeooo:rsid="049e6d83"/>
    </style:style>
    <style:style style:name="T545" style:family="text">
      <style:text-properties officeooo:rsid="04a0107e"/>
    </style:style>
    <style:style style:name="T546" style:family="text">
      <style:text-properties officeooo:rsid="04a1c038"/>
    </style:style>
    <style:style style:name="T547" style:family="text">
      <style:text-properties officeooo:rsid="04a234b8"/>
    </style:style>
    <style:style style:name="T548" style:family="text">
      <style:text-properties officeooo:rsid="04a3ec90"/>
    </style:style>
    <style:style style:name="T549" style:family="text">
      <style:text-properties officeooo:rsid="04a4e6c6"/>
    </style:style>
    <style:style style:name="T550" style:family="text">
      <style:text-properties officeooo:rsid="04a6d9be"/>
    </style:style>
    <style:style style:name="T551" style:family="text">
      <style:text-properties officeooo:rsid="04aea14c"/>
    </style:style>
    <style:style style:name="T552" style:family="text">
      <style:text-properties officeooo:rsid="04b01eb2"/>
    </style:style>
    <style:style style:name="T553" style:family="text">
      <style:text-properties officeooo:rsid="04b1ba7e"/>
    </style:style>
    <style:style style:name="T554" style:family="text">
      <style:text-properties officeooo:rsid="04b3b459"/>
    </style:style>
    <style:style style:name="T555" style:family="text">
      <style:text-properties officeooo:rsid="04b6c830"/>
    </style:style>
    <style:style style:name="T556" style:family="text">
      <style:text-properties officeooo:rsid="04bad703"/>
    </style:style>
    <style:style style:name="T557" style:family="text">
      <style:text-properties officeooo:rsid="04bbc895"/>
    </style:style>
    <style:style style:name="T558" style:family="text">
      <style:text-properties officeooo:rsid="04be5f9c"/>
    </style:style>
    <style:style style:name="T559" style:family="text">
      <style:text-properties officeooo:rsid="04bf7578"/>
    </style:style>
    <style:style style:name="T560" style:family="text">
      <style:text-properties officeooo:rsid="04c294b5"/>
    </style:style>
    <style:style style:name="T561" style:family="text">
      <style:text-properties officeooo:rsid="04c59a3a"/>
    </style:style>
    <style:style style:name="T562" style:family="text">
      <style:text-properties officeooo:rsid="04c83b69"/>
    </style:style>
    <style:style style:name="T563" style:family="text">
      <style:text-properties officeooo:rsid="04c9d0e6"/>
    </style:style>
    <style:style style:name="T564" style:family="text">
      <style:text-properties officeooo:rsid="04cb2278"/>
    </style:style>
    <style:style style:name="T565" style:family="text">
      <style:text-properties officeooo:rsid="04cd2f01"/>
    </style:style>
    <style:style style:name="T566" style:family="text">
      <style:text-properties officeooo:rsid="04cfdb2c"/>
    </style:style>
    <style:style style:name="T567" style:family="text">
      <style:text-properties officeooo:rsid="04d19214"/>
    </style:style>
    <style:style style:name="T568" style:family="text">
      <style:text-properties officeooo:rsid="04d2ca81"/>
    </style:style>
    <style:style style:name="T569" style:family="text">
      <style:text-properties officeooo:rsid="04d86354"/>
    </style:style>
    <style:style style:name="T570" style:family="text">
      <style:text-properties officeooo:rsid="04da2339"/>
    </style:style>
    <style:style style:name="T571" style:family="text">
      <style:text-properties officeooo:rsid="04de7130"/>
    </style:style>
    <style:style style:name="T572" style:family="text">
      <style:text-properties officeooo:rsid="04df355e"/>
    </style:style>
    <style:style style:name="T573" style:family="text">
      <style:text-properties officeooo:rsid="04e0bc04"/>
    </style:style>
    <style:style style:name="T574" style:family="text">
      <style:text-properties officeooo:rsid="04e1ec2b"/>
    </style:style>
    <style:style style:name="T575" style:family="text">
      <style:text-properties officeooo:rsid="04e3c51d"/>
    </style:style>
    <style:style style:name="T576" style:family="text">
      <style:text-properties officeooo:rsid="04ef8ca6"/>
    </style:style>
    <style:style style:name="T577" style:family="text">
      <style:text-properties officeooo:rsid="04f012a4"/>
    </style:style>
    <style:style style:name="T578" style:family="text">
      <style:text-properties officeooo:rsid="04f08296"/>
    </style:style>
    <style:style style:name="T579" style:family="text">
      <style:text-properties officeooo:rsid="04f27061"/>
    </style:style>
    <style:style style:name="T580" style:family="text">
      <style:text-properties officeooo:rsid="04f4d907"/>
    </style:style>
    <style:style style:name="T581" style:family="text">
      <style:text-properties officeooo:rsid="04f6bc6a"/>
    </style:style>
    <style:style style:name="T582" style:family="text">
      <style:text-properties officeooo:rsid="04f8d124"/>
    </style:style>
    <style:style style:name="T583" style:family="text">
      <style:text-properties officeooo:rsid="04f92c26"/>
    </style:style>
    <style:style style:name="T584" style:family="text">
      <style:text-properties officeooo:rsid="04fb2344"/>
    </style:style>
    <style:style style:name="T585" style:family="text">
      <style:text-properties officeooo:rsid="0501b171"/>
    </style:style>
    <style:style style:name="T586" style:family="text">
      <style:text-properties officeooo:rsid="05049cfa"/>
    </style:style>
    <style:style style:name="T587" style:family="text">
      <style:text-properties fo:font-style="normal" officeooo:rsid="050502b2" style:font-style-asian="normal" style:font-style-complex="normal"/>
    </style:style>
    <style:style style:name="T588" style:family="text">
      <style:text-properties fo:font-style="normal" fo:font-weight="bold" officeooo:rsid="050502b2" style:font-style-asian="normal" style:font-weight-asian="bold" style:font-style-complex="normal" style:font-weight-complex="bold"/>
    </style:style>
    <style:style style:name="T589" style:family="text">
      <style:text-properties officeooo:rsid="05056000"/>
    </style:style>
    <style:style style:name="T590" style:family="text">
      <style:text-properties officeooo:rsid="05083e85"/>
    </style:style>
    <style:style style:name="T591" style:family="text">
      <style:text-properties officeooo:rsid="050a0cbb"/>
    </style:style>
    <style:style style:name="T592" style:family="text">
      <style:text-properties officeooo:rsid="050abf9a"/>
    </style:style>
    <style:style style:name="T593" style:family="text">
      <style:text-properties officeooo:rsid="050afb79"/>
    </style:style>
    <style:style style:name="T594" style:family="text">
      <style:text-properties officeooo:rsid="050d33b2"/>
    </style:style>
    <style:style style:name="T595" style:family="text">
      <style:text-properties officeooo:rsid="050ec05a"/>
    </style:style>
    <style:style style:name="T596" style:family="text">
      <style:text-properties officeooo:rsid="0511c958"/>
    </style:style>
    <style:style style:name="T597" style:family="text">
      <style:text-properties officeooo:rsid="0514727d"/>
    </style:style>
    <style:style style:name="T598" style:family="text">
      <style:text-properties officeooo:rsid="0515605f"/>
    </style:style>
    <style:style style:name="T599" style:family="text">
      <style:text-properties officeooo:rsid="051773da"/>
    </style:style>
    <style:style style:name="T600" style:family="text">
      <style:text-properties officeooo:rsid="0519554e"/>
    </style:style>
    <style:style style:name="T601" style:family="text">
      <style:text-properties officeooo:rsid="051c713a"/>
    </style:style>
    <style:style style:name="T602" style:family="text">
      <style:text-properties officeooo:rsid="051d031f"/>
    </style:style>
    <style:style style:name="T603" style:family="text">
      <style:text-properties officeooo:rsid="051d8c5e"/>
    </style:style>
    <style:style style:name="T604" style:family="text">
      <style:text-properties officeooo:rsid="05229994"/>
    </style:style>
    <style:style style:name="T605" style:family="text">
      <style:text-properties officeooo:rsid="0523a25e"/>
    </style:style>
    <style:style style:name="T606" style:family="text">
      <style:text-properties officeooo:rsid="05251621"/>
    </style:style>
    <style:style style:name="T607" style:family="text">
      <style:text-properties officeooo:rsid="05261a10"/>
    </style:style>
    <style:style style:name="T608" style:family="text">
      <style:text-properties officeooo:rsid="052ec773"/>
    </style:style>
    <style:style style:name="T609" style:family="text">
      <style:text-properties officeooo:rsid="0531eb54"/>
    </style:style>
    <style:style style:name="T610" style:family="text">
      <style:text-properties officeooo:rsid="053248e7"/>
    </style:style>
    <style:style style:name="T611" style:family="text">
      <style:text-properties officeooo:rsid="05361ad5"/>
    </style:style>
    <style:style style:name="T612" style:family="text">
      <style:text-properties officeooo:rsid="05390305"/>
    </style:style>
    <style:style style:name="T613" style:family="text">
      <style:text-properties officeooo:rsid="053a2a8b"/>
    </style:style>
    <style:style style:name="T614" style:family="text">
      <style:text-properties officeooo:rsid="053aa5da"/>
    </style:style>
    <style:style style:name="T615" style:family="text">
      <style:text-properties officeooo:rsid="053dcc15"/>
    </style:style>
    <style:style style:name="T616" style:family="text">
      <style:text-properties officeooo:rsid="05407cab"/>
    </style:style>
    <style:style style:name="T617" style:family="text">
      <style:text-properties officeooo:rsid="05444e4a"/>
    </style:style>
    <style:style style:name="T618" style:family="text">
      <style:text-properties officeooo:rsid="054519d6"/>
    </style:style>
    <style:style style:name="T619" style:family="text">
      <style:text-properties officeooo:rsid="0545b740"/>
    </style:style>
    <style:style style:name="T620" style:family="text">
      <style:text-properties officeooo:rsid="05478595"/>
    </style:style>
    <style:style style:name="T621" style:family="text">
      <style:text-properties officeooo:rsid="0548320e"/>
    </style:style>
    <style:style style:name="T622" style:family="text">
      <style:text-properties officeooo:rsid="0548518e"/>
    </style:style>
    <style:style style:name="T623" style:family="text">
      <style:text-properties officeooo:rsid="054bfa88"/>
    </style:style>
    <style:style style:name="T624" style:family="text">
      <style:text-properties officeooo:rsid="054d07b0"/>
    </style:style>
    <style:style style:name="T625" style:family="text">
      <style:text-properties officeooo:rsid="054e7390"/>
    </style:style>
    <style:style style:name="T626" style:family="text">
      <style:text-properties officeooo:rsid="055469f5"/>
    </style:style>
    <style:style style:name="T627" style:family="text">
      <style:text-properties officeooo:rsid="05566f5d"/>
    </style:style>
    <style:style style:name="T628" style:family="text">
      <style:text-properties officeooo:rsid="055855d5"/>
    </style:style>
    <style:style style:name="T629" style:family="text">
      <style:text-properties officeooo:rsid="05598566"/>
    </style:style>
    <style:style style:name="T630" style:family="text">
      <style:text-properties officeooo:rsid="055c6bb3"/>
    </style:style>
    <style:style style:name="T631" style:family="text">
      <style:text-properties officeooo:rsid="0560e7bb"/>
    </style:style>
    <style:style style:name="T632" style:family="text">
      <style:text-properties officeooo:rsid="0564b2e0"/>
    </style:style>
    <style:style style:name="T633" style:family="text">
      <style:text-properties officeooo:rsid="05670662"/>
    </style:style>
    <style:style style:name="T634" style:family="text">
      <style:text-properties officeooo:rsid="05676101"/>
    </style:style>
    <style:style style:name="T635" style:family="text">
      <style:text-properties officeooo:rsid="056ce861"/>
    </style:style>
    <style:style style:name="T636" style:family="text">
      <style:text-properties officeooo:rsid="057177f5"/>
    </style:style>
    <style:style style:name="T637" style:family="text">
      <style:text-properties officeooo:rsid="0571d3b8"/>
    </style:style>
    <style:style style:name="T638" style:family="text">
      <style:text-properties officeooo:rsid="0575f65f"/>
    </style:style>
    <style:style style:name="T639" style:family="text">
      <style:text-properties officeooo:rsid="0580b058"/>
    </style:style>
    <style:style style:name="T640" style:family="text">
      <style:text-properties officeooo:rsid="0584226d"/>
    </style:style>
    <style:style style:name="T641" style:family="text">
      <style:text-properties officeooo:rsid="058c48a7"/>
    </style:style>
    <style:style style:name="T642" style:family="text">
      <style:text-properties officeooo:rsid="05905131"/>
    </style:style>
    <style:style style:name="T643" style:family="text">
      <style:text-properties officeooo:rsid="059c866d"/>
    </style:style>
    <style:style style:name="T644" style:family="text">
      <style:text-properties officeooo:rsid="059de58d"/>
    </style:style>
    <style:style style:name="T645" style:family="text">
      <style:text-properties officeooo:rsid="059ed84a"/>
    </style:style>
    <style:style style:name="T646" style:family="text">
      <style:text-properties officeooo:rsid="05a0a2ac"/>
    </style:style>
    <style:style style:name="T647" style:family="text">
      <style:text-properties officeooo:rsid="05a1f602"/>
    </style:style>
    <style:style style:name="T648" style:family="text">
      <style:text-properties officeooo:rsid="05a292c6"/>
    </style:style>
    <style:style style:name="T649" style:family="text">
      <style:text-properties officeooo:rsid="05a3a1b5"/>
    </style:style>
    <style:style style:name="T650" style:family="text">
      <style:text-properties officeooo:rsid="05a59321"/>
    </style:style>
    <style:style style:name="T651" style:family="text">
      <style:text-properties officeooo:rsid="05a62f6f"/>
    </style:style>
    <style:style style:name="T652" style:family="text">
      <style:text-properties officeooo:rsid="05a7e536"/>
    </style:style>
    <style:style style:name="T653" style:family="text">
      <style:text-properties officeooo:rsid="05a9b1c8"/>
    </style:style>
    <style:style style:name="T654" style:family="text">
      <style:text-properties officeooo:rsid="05a9fac9"/>
    </style:style>
    <style:style style:name="T655" style:family="text">
      <style:text-properties officeooo:rsid="05b0e64d"/>
    </style:style>
    <style:style style:name="T656" style:family="text">
      <style:text-properties officeooo:rsid="05b36f57"/>
    </style:style>
    <style:style style:name="T657" style:family="text">
      <style:text-properties officeooo:rsid="05b3931f"/>
    </style:style>
    <style:style style:name="T658" style:family="text">
      <style:text-properties officeooo:rsid="05b53f40"/>
    </style:style>
    <style:style style:name="T659" style:family="text">
      <style:text-properties officeooo:rsid="05b608f2"/>
    </style:style>
    <style:style style:name="T660" style:family="text">
      <style:text-properties officeooo:rsid="05b74463"/>
    </style:style>
    <style:style style:name="T661" style:family="text">
      <style:text-properties officeooo:rsid="05b8f47d"/>
    </style:style>
    <style:style style:name="T662" style:family="text">
      <style:text-properties officeooo:rsid="05bcc462"/>
    </style:style>
    <style:style style:name="T663" style:family="text">
      <style:text-properties officeooo:rsid="05bd5e48"/>
    </style:style>
    <style:style style:name="T664" style:family="text">
      <style:text-properties officeooo:rsid="05bf0f78"/>
    </style:style>
    <style:style style:name="T665" style:family="text">
      <style:text-properties officeooo:rsid="05c1ba57"/>
    </style:style>
    <style:style style:name="T666" style:family="text">
      <style:text-properties officeooo:rsid="05c32a62"/>
    </style:style>
    <style:style style:name="T667" style:family="text">
      <style:text-properties officeooo:rsid="05c52d6f"/>
    </style:style>
    <style:style style:name="T668" style:family="text">
      <style:text-properties officeooo:rsid="05c68fdc"/>
    </style:style>
    <style:style style:name="T669" style:family="text">
      <style:text-properties officeooo:rsid="05c927dc"/>
    </style:style>
    <style:style style:name="T670" style:family="text">
      <style:text-properties officeooo:rsid="05c958d4"/>
    </style:style>
    <style:style style:name="T671" style:family="text">
      <style:text-properties officeooo:rsid="05cbc119"/>
    </style:style>
    <style:style style:name="T672" style:family="text">
      <style:text-properties officeooo:rsid="05cc541c"/>
    </style:style>
    <style:style style:name="T673" style:family="text">
      <style:text-properties officeooo:rsid="05cd2502"/>
    </style:style>
    <style:style style:name="T674" style:family="text">
      <style:text-properties officeooo:rsid="05ce8af1"/>
    </style:style>
    <style:style style:name="T675" style:family="text">
      <style:text-properties officeooo:rsid="05cfe2a6"/>
    </style:style>
    <style:style style:name="T676" style:family="text">
      <style:text-properties officeooo:rsid="05d0754e"/>
    </style:style>
    <style:style style:name="T677" style:family="text">
      <style:text-properties officeooo:rsid="05d0f9b2"/>
    </style:style>
    <style:style style:name="T678" style:family="text">
      <style:text-properties officeooo:rsid="05d29889"/>
    </style:style>
    <style:style style:name="T679" style:family="text">
      <style:text-properties officeooo:rsid="05d46a28"/>
    </style:style>
    <style:style style:name="T680" style:family="text">
      <style:text-properties officeooo:rsid="05d5d109"/>
    </style:style>
    <style:style style:name="T681" style:family="text">
      <style:text-properties officeooo:rsid="05d74cd6"/>
    </style:style>
    <style:style style:name="T682" style:family="text">
      <style:text-properties style:font-name="Times New Roman" fo:font-size="12pt" fo:font-weight="bold" officeooo:rsid="00ea2ee5" style:font-size-asian="12pt" style:font-weight-asian="bold" style:font-size-complex="12pt" style:font-weight-complex="bold"/>
    </style:style>
    <style:style style:name="T683" style:family="text">
      <style:text-properties style:font-name="Times New Roman" fo:font-weight="bold" officeooo:rsid="05d74cd6" style:font-weight-asian="bold" style:font-weight-complex="bold"/>
    </style:style>
    <style:style style:name="T684" style:family="text">
      <style:text-properties officeooo:rsid="05d7f79c"/>
    </style:style>
    <style:style style:name="T685" style:family="text">
      <style:text-properties officeooo:rsid="05d9c8b5"/>
    </style:style>
    <style:style style:name="T686" style:family="text">
      <style:text-properties officeooo:rsid="05dbf847"/>
    </style:style>
    <style:style style:name="T687" style:family="text">
      <style:text-properties officeooo:rsid="05dec2ce"/>
    </style:style>
    <style:style style:name="T688" style:family="text">
      <style:text-properties officeooo:rsid="05e07efd"/>
    </style:style>
    <style:style style:name="T689" style:family="text">
      <style:text-properties officeooo:rsid="05e30d58"/>
    </style:style>
    <style:style style:name="T690" style:family="text">
      <style:text-properties officeooo:rsid="05e6ab55"/>
    </style:style>
    <style:style style:name="T691" style:family="text">
      <style:text-properties officeooo:rsid="05e6aec6"/>
    </style:style>
    <style:style style:name="T692" style:family="text">
      <style:text-properties officeooo:rsid="05e79034"/>
    </style:style>
    <style:style style:name="T693" style:family="text">
      <style:text-properties officeooo:rsid="05e8221b"/>
    </style:style>
    <style:style style:name="T694" style:family="text">
      <style:text-properties officeooo:rsid="05e91cab"/>
    </style:style>
    <style:style style:name="T695" style:family="text">
      <style:text-properties officeooo:rsid="05ea8f2c"/>
    </style:style>
    <style:style style:name="T696" style:family="text">
      <style:text-properties officeooo:rsid="05eba585"/>
    </style:style>
    <style:style style:name="T697" style:family="text">
      <style:text-properties officeooo:rsid="05ebd4ef"/>
    </style:style>
    <style:style style:name="T698" style:family="text">
      <style:text-properties officeooo:rsid="05ed25ed"/>
    </style:style>
    <style:style style:name="T699" style:family="text">
      <style:text-properties officeooo:rsid="05efedba"/>
    </style:style>
    <style:style style:name="T700" style:family="text">
      <style:text-properties officeooo:rsid="05f1a256"/>
    </style:style>
    <style:style style:name="T701" style:family="text">
      <style:text-properties officeooo:rsid="05f64025"/>
    </style:style>
    <style:style style:name="T702" style:family="text">
      <style:text-properties officeooo:rsid="05f6ac15"/>
    </style:style>
    <style:style style:name="T703" style:family="text">
      <style:text-properties officeooo:rsid="05f86f03"/>
    </style:style>
    <style:style style:name="T704" style:family="text">
      <style:text-properties officeooo:rsid="05f9ba46"/>
    </style:style>
    <style:style style:name="T705" style:family="text">
      <style:text-properties officeooo:rsid="05fa2cdb"/>
    </style:style>
    <style:style style:name="T706" style:family="text">
      <style:text-properties officeooo:rsid="05fab04e"/>
    </style:style>
    <style:style style:name="T707" style:family="text">
      <style:text-properties officeooo:rsid="05fd2575"/>
    </style:style>
    <style:style style:name="T708" style:family="text">
      <style:text-properties officeooo:rsid="05febb41"/>
    </style:style>
    <style:style style:name="T709" style:family="text">
      <style:text-properties officeooo:rsid="0603ba34"/>
    </style:style>
    <style:style style:name="T710" style:family="text">
      <style:text-properties officeooo:rsid="06045f7b"/>
    </style:style>
    <style:style style:name="T711" style:family="text">
      <style:text-properties officeooo:rsid="06058356"/>
    </style:style>
    <style:style style:name="T712" style:family="text">
      <style:text-properties officeooo:rsid="03112720"/>
    </style:style>
    <style:style style:name="T713" style:family="text">
      <style:text-properties officeooo:rsid="06086fbd"/>
    </style:style>
    <style:style style:name="T714" style:family="text">
      <style:text-properties officeooo:rsid="0609f852"/>
    </style:style>
    <style:style style:name="T715" style:family="text">
      <style:text-properties officeooo:rsid="060ad3d7"/>
    </style:style>
    <style:style style:name="T716" style:family="text">
      <style:text-properties officeooo:rsid="060af3f5"/>
    </style:style>
    <style:style style:name="T717" style:family="text">
      <style:text-properties officeooo:rsid="060c39b8"/>
    </style:style>
    <style:style style:name="T718" style:family="text">
      <style:text-properties officeooo:rsid="0613474a"/>
    </style:style>
    <style:style style:name="T719" style:family="text">
      <style:text-properties officeooo:rsid="061555f3"/>
    </style:style>
    <style:style style:name="T720" style:family="text">
      <style:text-properties officeooo:rsid="06157f82"/>
    </style:style>
    <style:style style:name="T721" style:family="text">
      <style:text-properties officeooo:rsid="0617326b"/>
    </style:style>
    <style:style style:name="T722" style:family="text">
      <style:text-properties officeooo:rsid="061757a2"/>
    </style:style>
    <style:style style:name="T723" style:family="text">
      <style:text-properties officeooo:rsid="061a385b"/>
    </style:style>
    <style:style style:name="T724" style:family="text">
      <style:text-properties officeooo:rsid="061bd79b"/>
    </style:style>
    <style:style style:name="T725" style:family="text">
      <style:text-properties officeooo:rsid="061d21be"/>
    </style:style>
    <style:style style:name="T726" style:family="text">
      <style:text-properties officeooo:rsid="061f4f9c"/>
    </style:style>
    <style:style style:name="T727" style:family="text">
      <style:text-properties officeooo:rsid="06215d56"/>
    </style:style>
    <style:style style:name="T728" style:family="text">
      <style:text-properties officeooo:rsid="0625277d"/>
    </style:style>
    <style:style style:name="T729" style:family="text">
      <style:text-properties officeooo:rsid="0627b679"/>
    </style:style>
    <style:style style:name="T730" style:family="text">
      <style:text-properties officeooo:rsid="0629875e"/>
    </style:style>
    <style:style style:name="T731" style:family="text">
      <style:text-properties officeooo:rsid="062c31af"/>
    </style:style>
    <style:style style:name="T732" style:family="text">
      <style:text-properties officeooo:rsid="062d3f84"/>
    </style:style>
    <style:style style:name="T733" style:family="text">
      <style:text-properties officeooo:rsid="062f324e"/>
    </style:style>
    <style:style style:name="T734" style:family="text">
      <style:text-properties officeooo:rsid="062fbcd6"/>
    </style:style>
    <style:style style:name="T735" style:family="text">
      <style:text-properties officeooo:rsid="0632e3da"/>
    </style:style>
    <style:style style:name="T736" style:family="text">
      <style:text-properties officeooo:rsid="0634c7b6"/>
    </style:style>
    <style:style style:name="T737" style:family="text">
      <style:text-properties officeooo:rsid="06354b6b"/>
    </style:style>
    <style:style style:name="T738" style:family="text">
      <style:text-properties officeooo:rsid="0636eaa8"/>
    </style:style>
    <style:style style:name="T739" style:family="text">
      <style:text-properties officeooo:rsid="063a5e79"/>
    </style:style>
    <style:style style:name="T740" style:family="text">
      <style:text-properties officeooo:rsid="063c9232"/>
    </style:style>
    <style:style style:name="T741" style:family="text">
      <style:text-properties officeooo:rsid="063e2dc1"/>
    </style:style>
    <style:style style:name="T742" style:family="text">
      <style:text-properties officeooo:rsid="063e9233"/>
    </style:style>
    <style:style style:name="T743" style:family="text">
      <style:text-properties officeooo:rsid="06409836"/>
    </style:style>
    <style:style style:name="T744" style:family="text">
      <style:text-properties officeooo:rsid="0640c641"/>
    </style:style>
    <style:style style:name="T745" style:family="text">
      <style:text-properties officeooo:rsid="0640ffcc"/>
    </style:style>
    <style:style style:name="T746" style:family="text">
      <style:text-properties officeooo:rsid="0641df49"/>
    </style:style>
    <style:style style:name="T747" style:family="text">
      <style:text-properties officeooo:rsid="06422c26"/>
    </style:style>
    <style:style style:name="T748" style:family="text">
      <style:text-properties officeooo:rsid="06440ffd"/>
    </style:style>
    <style:style style:name="T749" style:family="text">
      <style:text-properties officeooo:rsid="06448f0a"/>
    </style:style>
    <style:style style:name="T750" style:family="text">
      <style:text-properties officeooo:rsid="06476f6d"/>
    </style:style>
    <style:style style:name="T751" style:family="text">
      <style:text-properties officeooo:rsid="064d9428"/>
    </style:style>
    <style:style style:name="T752" style:family="text">
      <style:text-properties officeooo:rsid="064f35b0"/>
    </style:style>
    <style:style style:name="T753" style:family="text">
      <style:text-properties officeooo:rsid="065177a8"/>
    </style:style>
    <style:style style:name="T754" style:family="text">
      <style:text-properties officeooo:rsid="0652071d"/>
    </style:style>
    <style:style style:name="T755" style:family="text">
      <style:text-properties officeooo:rsid="0652e0c9"/>
    </style:style>
    <style:style style:name="T756" style:family="text">
      <style:text-properties officeooo:rsid="06538d69"/>
    </style:style>
    <style:style style:name="T757" style:family="text">
      <style:text-properties officeooo:rsid="0660a6eb"/>
    </style:style>
    <style:style style:name="T758" style:family="text">
      <style:text-properties officeooo:rsid="066213f1"/>
    </style:style>
    <style:style style:name="T759" style:family="text">
      <style:text-properties officeooo:rsid="066218da"/>
    </style:style>
    <style:style style:name="T760" style:family="text">
      <style:text-properties officeooo:rsid="066377a9"/>
    </style:style>
    <style:style style:name="T761" style:family="text">
      <style:text-properties officeooo:rsid="06690a4e"/>
    </style:style>
    <style:style style:name="T762" style:family="text">
      <style:text-properties officeooo:rsid="066b3141"/>
    </style:style>
    <style:style style:name="T763" style:family="text">
      <style:text-properties officeooo:rsid="066b5984"/>
    </style:style>
    <style:style style:name="T764" style:family="text">
      <style:text-properties officeooo:rsid="066ba6b7"/>
    </style:style>
    <style:style style:name="T765" style:family="text">
      <style:text-properties officeooo:rsid="066cb29f"/>
    </style:style>
    <style:style style:name="T766" style:family="text">
      <style:text-properties officeooo:rsid="066d2a85"/>
    </style:style>
    <style:style style:name="T767" style:family="text">
      <style:text-properties officeooo:rsid="066edb15"/>
    </style:style>
    <style:style style:name="T768" style:family="text">
      <style:text-properties officeooo:rsid="066f57ff"/>
    </style:style>
    <style:style style:name="T769" style:family="text">
      <style:text-properties officeooo:rsid="066f5a60"/>
    </style:style>
    <style:style style:name="T770" style:family="text">
      <style:text-properties officeooo:rsid="0670db4e"/>
    </style:style>
    <style:style style:name="T771" style:family="text">
      <style:text-properties officeooo:rsid="0670f1c7"/>
    </style:style>
    <style:style style:name="T772" style:family="text">
      <style:text-properties officeooo:rsid="0672426f"/>
    </style:style>
    <style:style style:name="T773" style:family="text">
      <style:text-properties officeooo:rsid="067713fd"/>
    </style:style>
    <style:style style:name="T774" style:family="text">
      <style:text-properties officeooo:rsid="06823666"/>
    </style:style>
    <style:style style:name="T775" style:family="text">
      <style:text-properties officeooo:rsid="068880ef"/>
    </style:style>
    <style:style style:name="T776" style:family="text">
      <style:text-properties officeooo:rsid="068aa851"/>
    </style:style>
    <style:style style:name="T777" style:family="text">
      <style:text-properties officeooo:rsid="068c0046"/>
    </style:style>
    <style:style style:name="T778" style:family="text">
      <style:text-properties officeooo:rsid="068d80cb"/>
    </style:style>
    <style:style style:name="T779" style:family="text">
      <style:text-properties officeooo:rsid="06903f5c"/>
    </style:style>
    <style:style style:name="T780" style:family="text">
      <style:text-properties officeooo:rsid="0692abe5"/>
    </style:style>
    <style:style style:name="T781" style:family="text">
      <style:text-properties officeooo:rsid="069e3f3c"/>
    </style:style>
    <style:style style:name="T782" style:family="text">
      <style:text-properties officeooo:rsid="06a5894c"/>
    </style:style>
    <style:style style:name="T783" style:family="text">
      <style:text-properties officeooo:rsid="06a77c9d"/>
    </style:style>
    <style:style style:name="T784" style:family="text">
      <style:text-properties officeooo:rsid="06a982cd"/>
    </style:style>
    <style:style style:name="T785" style:family="text">
      <style:text-properties officeooo:rsid="06ace1e8"/>
    </style:style>
    <style:style style:name="T786" style:family="text">
      <style:text-properties officeooo:rsid="06aeefe3"/>
    </style:style>
    <style:style style:name="T787" style:family="text">
      <style:text-properties officeooo:rsid="06b232a1"/>
    </style:style>
    <style:style style:name="T788" style:family="text">
      <style:text-properties officeooo:rsid="06b41c8c"/>
    </style:style>
    <style:style style:name="T789" style:family="text">
      <style:text-properties officeooo:rsid="06b69599"/>
    </style:style>
    <style:style style:name="T790" style:family="text">
      <style:text-properties officeooo:rsid="06bde250"/>
    </style:style>
    <style:style style:name="T791" style:family="text">
      <style:text-properties officeooo:rsid="06bf8e59"/>
    </style:style>
    <style:style style:name="T792" style:family="text">
      <style:text-properties officeooo:rsid="06c0acd6"/>
    </style:style>
    <style:style style:name="T793" style:family="text">
      <style:text-properties officeooo:rsid="06ca7224"/>
    </style:style>
    <style:style style:name="T794" style:family="text">
      <style:text-properties officeooo:rsid="06cb304e"/>
    </style:style>
    <style:style style:name="T795" style:family="text">
      <style:text-properties officeooo:rsid="06cd0ea7"/>
    </style:style>
    <style:style style:name="T796" style:family="text">
      <style:text-properties officeooo:rsid="06d34c49"/>
    </style:style>
    <style:style style:name="T797" style:family="text">
      <style:text-properties officeooo:rsid="06d6e703"/>
    </style:style>
    <style:style style:name="T798" style:family="text">
      <style:text-properties officeooo:rsid="06d7c28d"/>
    </style:style>
    <style:style style:name="T799" style:family="text">
      <style:text-properties officeooo:rsid="06db3c30"/>
    </style:style>
    <style:style style:name="T800" style:family="text">
      <style:text-properties officeooo:rsid="06dddd87"/>
    </style:style>
    <style:style style:name="T801" style:family="text">
      <style:text-properties officeooo:rsid="06e39fe8"/>
    </style:style>
    <style:style style:name="T802" style:family="text">
      <style:text-properties officeooo:rsid="06e7dec8"/>
    </style:style>
    <style:style style:name="T803" style:family="text">
      <style:text-properties officeooo:rsid="06ea7091"/>
    </style:style>
    <style:style style:name="T804" style:family="text">
      <style:text-properties officeooo:rsid="06ec9652"/>
    </style:style>
    <style:style style:name="T805" style:family="text">
      <style:text-properties officeooo:rsid="06eea9dc"/>
    </style:style>
    <style:style style:name="T806" style:family="text">
      <style:text-properties officeooo:rsid="06f07e21"/>
    </style:style>
    <style:style style:name="T807" style:family="text">
      <style:text-properties officeooo:rsid="06f1f316"/>
    </style:style>
    <style:style style:name="T808" style:family="text">
      <style:text-properties officeooo:rsid="06f39c4d"/>
    </style:style>
    <style:style style:name="T809" style:family="text">
      <style:text-properties officeooo:rsid="06f8657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7" text:outline-level="1">Язык Клаус</text:h>
      <text:h text:style-name="P308" text:outline-level="2">Типы данных</text:h>
      <text:h text:style-name="Heading_20_3" text:outline-level="3">Простые типы</text:h>
      <text:h text:style-name="Heading_20_4" text:outline-level="4">Символ</text:h>
      <text:p text:style-name="P120">Переменная символьного типа содержит кодпойнт Юникод в формате 32-битного целого числа баз знака. <text:span text:style-name="T405">Нулевые значения допускаются.</text:span></text:p>
      <text:h text:style-name="P349" text:outline-level="5">Синтаксис</text:h>
      <text:p text:style-name="Исходный_20_код">переменн<text:span text:style-name="T711">ые</text:span><text:line-break/> <text:s text:c="3"/>п1: символ;<text:line-break/> <text:s text:c="3"/>п2: массив символов;</text:p>
      <text:p text:style-name="Text_20_body">Ключевые слова <text:span text:style-name="T1">символ</text:span> и <text:span text:style-name="T1">символов</text:span> полностью эквивалентны и взаимозаменяемы.</text:p>
      <text:h text:style-name="Heading_20_5" text:outline-level="5">Формат литерала</text:h>
      <text:p text:style-name="Исходный_20_код">'X' <text:s text:c="2"/>// <text:span text:style-name="T403">символ в кодировке UTF-8, заключённый в одиночные апострофы</text:span></text:p>
      <text:p text:style-name="P156">№<text:span text:style-name="T475">2</text:span><text:span text:style-name="T698">A</text:span><text:span text:style-name="T475"> <text:s/></text:span><text:s/>// код символа в формате 16-ричного целого числа</text:p>
      <text:p text:style-name="P156">#<text:span text:style-name="T697">2</text:span><text:span text:style-name="T698">A </text:span><text:span text:style-name="T476"><text:s/></text:span><text:s/>// код символа в формате 16-ричного целого числа</text:p>
      <text:h text:style-name="Heading_20_5" text:outline-level="5"><text:span text:style-name="T28">Н</text:span><text:span text:style-name="T1">ачальное значение</text:span></text:h>
      <text:p text:style-name="P121"><text:span text:style-name="T472">Си</text:span><text:span text:style-name="T418">мвол с нулевым кодом.</text:span></text:p>
      <text:h text:style-name="Heading_20_5" text:outline-level="5">Преобразование типов</text:h>
      <text:p text:style-name="P122">При приведении к целочисленному типу возвращает <text:span text:style-name="T523">численное значение</text:span> код<text:span text:style-name="T523">а</text:span> символа.</text:p>
      <text:p text:style-name="P122">При приведении к строке возвращает строку, <text:span text:style-name="T404">содержащую один символ в кодировке UTF-8, за исключением нулевого значения, которое приводится к пустой строке.</text:span></text:p>
      <text:h text:style-name="Heading_20_4" text:outline-level="4">Строка</text:h>
      <text:p text:style-name="P261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350" text:outline-level="5">Синтаксис</text:h>
      <text:p text:style-name="P263">переменн<text:span text:style-name="T711">ые</text:span><text:line-break/> <text:s text:c="3"/>п1: <text:span text:style-name="T713">строка</text:span>;<text:line-break/> <text:s text:c="3"/>п2: массив <text:span text:style-name="T713">строк</text:span>;</text:p>
      <text:p text:style-name="P262"><text:span text:style-name="T712">Ключевые слова </text:span><text:span text:style-name="T57">строка</text:span><text:span text:style-name="T712"> и </text:span><text:span text:style-name="T57">строк</text:span><text:span text:style-name="T712"> полностью эквивалентны и взаимозаменяемы.</text:span></text:p>
      <text:h text:style-name="Heading_20_5" text:outline-level="5"><text:soft-page-break/>Формат литерала</text:h>
      <text:p text:style-name="P158">"" <text:s text:c="14"/>// <text:span text:style-name="T411">пустая строка</text:span></text:p>
      <text:p text:style-name="P158">"123абв" <text:s text:c="8"/>// <text:span text:style-name="T412">последовательность </text:span>символ<text:span text:style-name="T412">ов</text:span>, заключённ<text:span text:style-name="T406">ая</text:span> в кавычки</text:p>
      <text:p text:style-name="P157">"123""абв" <text:s text:c="6"/>// <text:span text:style-name="T407">для добавления в строку символа " его нужно удвоить</text:span></text:p>
      <text:p text:style-name="P254"><text:span text:style-name="T408">""#41</text:span>№20№<text:span text:style-name="T408">42#0A <text:s text:c="2"/>// последовательность </text:span><text:span text:style-name="T410">16-ричных </text:span><text:span text:style-name="T409">кодов символов </text:span><text:span text:style-name="T699">с кавычками в начале</text:span></text:p>
      <text:p text:style-name="P254">"<text:span text:style-name="T410">123</text:span>"<text:span text:style-name="T700">#</text:span><text:span text:style-name="T410">20"абв"№0А // </text:span><text:span text:style-name="T413">символы в кавычках и коды можно комбинировать</text:span></text:p>
      <text:h text:style-name="Heading_20_5" text:outline-level="5"><text:span text:style-name="T1">Начальное </text:span><text:span text:style-name="T27">з</text:span><text:span text:style-name="T1">начение</text:span></text:h>
      <text:p text:style-name="P123"><text:span text:style-name="T223">П</text:span>устая строка.</text:p>
      <text:h text:style-name="Heading_20_5" text:outline-level="5">Преобразование типов</text:h>
      <text:p text:style-name="P124">При приведении к целому или дробному числу выполняется преобразова<text:span text:style-name="T463">ние из</text:span> текст<text:span text:style-name="T419">ово</text:span><text:span text:style-name="T463">го</text:span><text:span text:style-name="T419"> представлени</text:span><text:span text:style-name="T463">я</text:span> <text:span text:style-name="T420">числа</text:span>, при ошибках возникает исключение <text:span text:style-name="T1">ОшибкаКонвертации</text:span>.</text:p>
      <text:p text:style-name="P124">При приведении к моменту выполняется преобразова<text:span text:style-name="T464">ние из</text:span> <text:span text:style-name="T414">стандартно</text:span><text:span text:style-name="T464">го</text:span><text:span text:style-name="T414"> </text:span>текстово<text:span text:style-name="T464">го</text:span> представлени<text:span text:style-name="T464">я</text:span> даты и/или времени, при ошибках возникает исключение <text:span text:style-name="T1">ОшибкаКонвертации</text:span>.</text:p>
      <text:p text:style-name="P125">При приведении к логическому значению <text:span text:style-name="T415">строка должна иметь одно из следующих значений, без учёта регистра:</text:span></text:p>
      <text:p text:style-name="Исходный_20_код">"<text:span text:style-name="T416">1</text:span>", "<text:span text:style-name="T416">y</text:span>", "<text:span text:style-name="T416">yes</text:span>", "<text:span text:style-name="T416">t</text:span>", "<text:span text:style-name="T416">true</text:span>", "<text:span text:style-name="T416">д</text:span>", "<text:span text:style-name="T416">да</text:span>", "<text:span text:style-name="T416">и</text:span>", "<text:span text:style-name="T416">истина</text:span>" // <text:span text:style-name="T417">истина</text:span></text:p>
      <text:p text:style-name="Исходный_20_код">"<text:span text:style-name="T416">0</text:span>", "<text:span text:style-name="T416">n</text:span>", "<text:span text:style-name="T416">no</text:span>", "<text:span text:style-name="T416">f</text:span>", "<text:span text:style-name="T416">false</text:span>", "<text:span text:style-name="T416">н</text:span>", "<text:span text:style-name="T416">нет</text:span>", "<text:span text:style-name="T416">л</text:span>", "<text:span text:style-name="T416">ложь</text:span>" <text:s/>// <text:span text:style-name="T417">ложь</text:span></text:p>
      <text:p text:style-name="P126">Любые значения простых типов приводятся к строковому типу без ошибок.</text:p>
      <text:h text:style-name="Heading_20_4" text:outline-level="4">Целое</text:h>
      <text:p text:style-name="P264">Переменная целого типа содержит 64-битное целочисленное значение со знаком.</text:p>
      <text:h text:style-name="P351" text:outline-level="5">Синтаксис</text:h>
      <text:p text:style-name="P278">переменн<text:span text:style-name="T711">ые</text:span><text:line-break/> <text:s text:c="3"/>п1: <text:span text:style-name="T714">целое</text:span>;<text:line-break/> <text:s text:c="3"/>п2: массив <text:span text:style-name="T714">целых</text:span>;</text:p>
      <text:p text:style-name="P265">Ключевые слова <text:span text:style-name="T58">целое</text:span> и <text:span text:style-name="T58">целых</text:span> полностью эквивалентны и взаимозаменяемы.</text:p>
      <text:h text:style-name="Heading_20_5" text:outline-level="5">Формат литерала</text:h>
      <text:p text:style-name="Исходный_20_код">-0123456789 <text:s text:c="7"/>// последовательность десятичных цифр</text:p>
      <text:p text:style-name="Исходный_20_код">-$0123456789abcdef // последовательность 16-ричных цифр (латиница)</text:p>
      <text:p text:style-name="Исходный_20_код">-$0123456789абцдеф // последовательность 16-ричных цифр (кириллица)</text:p>
      <text:p text:style-name="P127">Для отрицательных чисел <text:span text:style-name="T524">применяется</text:span> знак «-» в начале литерала; знак «<text:span text:style-name="T525">+»</text:span> для положительных чисел не допускается. <text:span text:style-name="T421">Регистр символов 16-ричных цифр не учитывается, </text:span><text:span text:style-name="T422">латинские и кириллические </text:span><text:span text:style-name="T423">цифры</text:span><text:span text:style-name="T422"> можно </text:span><text:span text:style-name="T424">смешивать</text:span><text:span text:style-name="T422">.</text:span></text:p>
      <text:h text:style-name="Heading_20_5" text:outline-level="5">Начальное значение</text:h>
      <text:p text:style-name="P119"><text:span text:style-name="T473">Н</text:span>уль.</text:p>
      <text:h text:style-name="P356" text:outline-level="5"><text:soft-page-break/>Преобразование типов</text:h>
      <text:p text:style-name="P128">Целочисленные значения приводятся к любым простым типам без ошибок, <text:span text:style-name="T735">за исключением типа </text:span><text:span text:style-name="T66">объект</text:span>.</text:p>
      <text:p text:style-name="P129">При приведении к символьному типу целое число означает кодпонт Юникод <text:span text:style-name="T426">(старшие 32 бита при преобразовании отбрасываются)</text:span>.</text:p>
      <text:p text:style-name="P129">При приведении к строке выполняется преобразование к десятичному текстовому представлению числа.</text:p>
      <text:p text:style-name="P129">При приведении к моменту целое число означает количество полных <text:span text:style-name="T425">суток</text:span>, считая от «нулевого» момента.</text:p>
      <text:p text:style-name="P130">При приведении к логическому истинным считается любое значение, отличное от нуля.</text:p>
      <text:h text:style-name="Heading_20_4" text:outline-level="4">Дробное</text:h>
      <text:p text:style-name="P131">Переменная дробного типа содержит 64-битное вещественное значение с двойной точностью.</text:p>
      <text:p text:style-name="P266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68">на</text:span> нуль.</text:p>
      <text:h text:style-name="P352" text:outline-level="5">Синтаксис</text:h>
      <text:p text:style-name="P279">переменн<text:span text:style-name="T711">ые</text:span><text:line-break/> <text:s text:c="3"/>п1: <text:span text:style-name="T715">дробное</text:span>;<text:line-break/> <text:s text:c="3"/>п2: массив <text:span text:style-name="T715">дробных</text:span>;</text:p>
      <text:p text:style-name="P267">Ключевые слова <text:span text:style-name="T59">дробное</text:span> и <text:span text:style-name="T59">дробных</text:span> полностью эквивалентны и взаимозаменяемы.</text:p>
      <text:h text:style-name="Heading_20_5" text:outline-level="5">Формат литерала</text:h>
      <text:p text:style-name="Исходный_20_код">-<text:span text:style-name="T427">0123456.789 <text:s text:c="5"/>// представление с десятичной точкой</text:span></text:p>
      <text:p text:style-name="Исходный_20_код">-<text:span text:style-name="T427">0123456.789е+123 // экспоненциальное представление</text:span></text:p>
      <text:p text:style-name="P162"/>
      <text:p text:style-name="P162"><text:span text:style-name="T469">д1</text:span> := <text:s/>0/0; <text:s text:c="6"/>// <text:span text:style-name="T469">нечисло</text:span></text:p>
      <text:p text:style-name="P163">д2 := <text:s/>1/0; <text:s text:c="6"/>// +бесконечность</text:p>
      <text:p text:style-name="P163">д<text:span text:style-name="T526">3</text:span> := -1/0; <text:s text:c="6"/>// -бесконечность</text:p>
      <text:p text:style-name="P132">В качестве десятичного разделителя всегда используется точка. В качестве <text:span text:style-name="T428">символа экспоненциальной части может использоваться латинская «E» </text:span><text:span text:style-name="T436">и</text:span><text:span text:style-name="T428"> кириллическая «Е» или «Э» в любом регистре. </text:span><text:span text:style-name="T430">Если десятичная точка и экспоненциальная часть отсутствуют, литерал считается целочисленным.</text:span></text:p>
      <text:h text:style-name="Heading_20_5" text:outline-level="5">Начальное значение</text:h>
      <text:p text:style-name="P136"><text:span text:style-name="T224">Н</text:span>уль.</text:p>
      <text:h text:style-name="P357" text:outline-level="5">Преобразование типов</text:h>
      <text:p text:style-name="P133">При приведении к строке число конвертируется в строковое представление в <text:span text:style-name="T429">десятичном или экспоненциальном </text:span>формате, <text:span text:style-name="T434">в зависимости от того, какой из них короче</text:span>. <text:span text:style-name="T527">Для </text:span><text:span text:style-name="T528">небольших</text:span><text:span text:style-name="T527"> </text:span><text:soft-page-break/><text:span text:style-name="T527">чисел, е</text:span><text:span text:style-name="T430">сли дробная часть числа равна нулю, </text:span><text:span text:style-name="T435">полученное </text:span><text:span text:style-name="T431">строковое представление будет целочисленным.</text:span></text:p>
      <text:p text:style-name="P149">При приведении к строке нечисло <text:span text:style-name="T477">преобразуется в</text:span> <text:span text:style-name="T529">текст </text:span>"Nan", а бесконечность — <text:span text:style-name="T478">в</text:span> "+Inf" или "-Inf". <text:span text:style-name="T470">Эти </text:span><text:span text:style-name="T530">строковые</text:span><text:span text:style-name="T471"> </text:span><text:span text:style-name="T470">значения </text:span><text:span text:style-name="T531">(в любом регистре) </text:span><text:span text:style-name="T470">можно использовать для приведения строки к дробному числу, но не в качестве литералов в исходном коде.</text:span></text:p>
      <text:p text:style-name="P134">При приведении <text:span text:style-name="T437">дробного числа </text:span>к целому дробная часть отбрасывается без округления. <text:span text:style-name="T503">Значение </text:span><text:span text:style-name="T35">нечисло</text:span><text:span text:style-name="T503"> и бесконечные значения при приведении к целому вызывают исключение </text:span><text:span text:style-name="T35">НеверноеЧисло</text:span><text:span text:style-name="T503">.</text:span></text:p>
      <text:p text:style-name="P135">При приведении к моменту число означает <text:span text:style-name="T433">количество</text:span> суток, считая от «нулевого» момента.</text:p>
      <text:h text:style-name="Heading_20_4" text:outline-level="4">Момент</text:h>
      <text:p text:style-name="P268"><text:span text:style-name="T438">Переменная типа </text:span><text:span text:style-name="T55">момент</text:span><text:span text:style-name="T438"> содержит значение даты и времени — </text:span><text:span text:style-name="T457">64-битное </text:span><text:span text:style-name="T439">вещественное </text:span><text:span text:style-name="T456">число с двойной точностью</text:span><text:span text:style-name="T439">, означающее </text:span><text:span text:style-name="T438">число суток, прошедшее от «нулевого» момента. Нулевым моментом считается </text:span>1899-12-30 00:00:00. <text:span text:style-name="T441">Б</text:span><text:span text:style-name="T439">олее поздние даты представлены положительными </text:span><text:span text:style-name="T440">числами, более ранние — отрицательными</text:span>. <text:span text:style-name="T445">Целая часть числа соответствует количеств</text:span><text:span text:style-name="T451">у</text:span><text:span text:style-name="T445"> полных суток, а д</text:span><text:span text:style-name="T432">робная — </text:span><text:span text:style-name="T442">суточному </text:span><text:span text:style-name="T432">времени, выраженному в долях суток.</text:span></text:p>
      <text:h text:style-name="P353" text:outline-level="5">Синтаксис</text:h>
      <text:p text:style-name="P270">переменн<text:span text:style-name="T711">ые</text:span><text:line-break/> <text:s text:c="3"/>п1: <text:span text:style-name="T716">момент</text:span>;<text:line-break/> <text:s text:c="3"/>п2: массив <text:span text:style-name="T716">моментов</text:span>;</text:p>
      <text:p text:style-name="P269">Ключевые слова <text:span text:style-name="T60">момент</text:span> и <text:span text:style-name="T60">моментов</text:span> полностью эквивалентны и взаимозаменяемы.</text:p>
      <text:h text:style-name="Heading_20_5" text:outline-level="5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443">12:45:50.25</text:span>` <text:s text:c="5"/>// <text:span text:style-name="T443">время</text:span> в обратных апострофах</text:p>
      <text:p text:style-name="P159">`2023-09-15 <text:span text:style-name="T443">12:45</text:span>` // <text:span text:style-name="T443">дата и время</text:span> в обратных апострофах</text:p>
      <text:p text:style-name="P160">`09-15 <text:span text:style-name="T443">12:</text:span><text:span text:style-name="T448">00</text:span>` <text:s text:c="5"/>// <text:span text:style-name="T448">полдень 15 сентября текущего года</text:span></text:p>
      <text:p text:style-name="P160">`15 <text:span text:style-name="T443">12:</text:span><text:span text:style-name="T448">00</text:span>` <text:s text:c="8"/>// <text:span text:style-name="T448">полдень 15 числа текущего месяца</text:span></text:p>
      <text:p text:style-name="P160">`15` <text:s text:c="14"/>// <text:span text:style-name="T448">полночь 15 числа текущего месяца</text:span></text:p>
      <text:p text:style-name="P137">Дата и время указываются в стандартном формате: <text:span text:style-name="T29">YYYY-MM-DD hh:mm:ss</text:span><text:span text:style-name="T444">.</text:span></text:p>
      <text:p text:style-name="P138">Может быть указана только дата, только время или <text:span text:style-name="T446">обе </text:span><text:span text:style-name="T447">части</text:span> <text:span text:style-name="T452">вместе </text:span>— <text:span text:style-name="T445">в последнем случае дата и время разделяются пробелом</text:span>. <text:span text:style-name="T450">Если дата или время не указаны, они считаются равными нулю.</text:span></text:p>
      <text:p text:style-name="P139">При указании даты можно опустить год, либо год и месяц, вместе со следующим <text:span text:style-name="T455">за ними </text:span>символом «-» — по умолчанию подставляются, соответственно, текущи<text:span text:style-name="T453">е</text:span> год и месяц.</text:p>
      <text:p text:style-name="P164">При указании времени можно опустить секунды вместе с предшествующим символом «:» — по умолчанию подставляется 0 секунд.</text:p>
      <text:p text:style-name="P139"><text:span text:style-name="T449">В качестве </text:span><text:span text:style-name="T454">значения </text:span><text:span text:style-name="T449">секунд можно указать дробное число.</text:span></text:p>
      <text:p text:style-name="P148"><text:soft-page-break/><text:span text:style-name="T245">Примечание:</text:span> при указании литерала даты в исходном коде, если опущены год или месяц, то их текущие значения <text:span text:style-name="T701">вычисляются</text:span> <text:span text:style-name="T465">в момент</text:span> компиляции программы и <text:span text:style-name="T466">в дальнейшем </text:span>остаются постоянными.</text:p>
      <text:h text:style-name="Heading_20_5" text:outline-level="5">Начальное значение</text:h>
      <text:p text:style-name="P140"><text:span text:style-name="T474">П</text:span>олночь 1899-12-30.</text:p>
      <text:h text:style-name="Heading_20_5" text:outline-level="5">Преобразование типов</text:h>
      <text:p text:style-name="P141">Моменты взаимно-однозначно приводятся к дробным числам и обратно.</text:p>
      <text:p text:style-name="P142">При приведении момента к целому числу дробная часть (т. е., значение суточного времени) отбрасывается без округления. <text:span text:style-name="T503">Значение </text:span><text:span text:style-name="T35">нечисло</text:span><text:span text:style-name="T503"> и бесконечные значения при приведении к целому вызывают исключение </text:span><text:span text:style-name="T35">НеверноеЧисло</text:span><text:span text:style-name="T503">.</text:span></text:p>
      <text:p text:style-name="P143">Приведение момента к строке выполняется по следующим правилам:</text:p>
      <text:list xml:id="list3406863864" text:style-name="L1">
        <text:list-item>
          <text:p text:style-name="P363"><text:span text:style-name="T229">Если момент имеет значение </text:span><text:span text:style-name="T31">н</text:span><text:span text:style-name="T36">е</text:span><text:span text:style-name="T31">ч</text:span><text:span text:style-name="T36">исло</text:span><text:span text:style-name="T229"> или </text:span><text:span text:style-name="T31">б</text:span><text:span text:style-name="T36">есконечность</text:span><text:span text:style-name="T229">, </text:span><text:span text:style-name="T222">преобразование вернёт строку "Nan", "+Inf" или "-Inf".</text:span></text:p>
        </text:list-item>
        <text:list-item>
          <text:p text:style-name="P363"><text:span text:style-name="T467">Моменты</text:span> с ненулевой целой и дробной частью возвращают <text:span text:style-name="T215">строков</text:span><text:span text:style-name="T221">ые</text:span><text:span text:style-name="T215"> представлени</text:span><text:span text:style-name="T221">я</text:span><text:span text:style-name="T215"> даты и времени </text:span><text:span text:style-name="T230">в стандартном формате</text:span><text:span text:style-name="T215">, разделённые пробелом.</text:span></text:p>
        </text:list-item>
        <text:list-item>
          <text:p text:style-name="P364"><text:span text:style-name="T219">Моменты</text:span><text:span text:style-name="T215"> с ненулевой целой и нулевой дробной частью возвращают строковое представлени</text:span><text:span text:style-name="T220">е</text:span><text:span text:style-name="T215"> даты.</text:span></text:p>
        </text:list-item>
        <text:list-item>
          <text:p text:style-name="P365">В остальных случаях возвращается строковое представление времени.</text:p>
        </text:list-item>
      </text:list>
      <text:p text:style-name="P166">При приведении строки к моменту допускаются такие же строковые значения, как в литералах, а также значения <text:span text:style-name="T222">"</text:span><text:span text:style-name="T228">n</text:span><text:span text:style-name="T222">an", "</text:span><text:span text:style-name="T228">i</text:span><text:span text:style-name="T222">nf", "</text:span><text:span text:style-name="T227">+</text:span><text:span text:style-name="T228">i</text:span><text:span text:style-name="T222">nf" или "-</text:span><text:span text:style-name="T228">i</text:span><text:span text:style-name="T222">nf" </text:span><text:span text:style-name="T226">в любом регистре</text:span><text:span text:style-name="T222">. </text:span><text:span text:style-name="T225">При ошибках преобразования возникает исключение </text:span><text:span text:style-name="T32">ОшибкаКонвертации</text:span><text:span text:style-name="T225">.</text:span></text:p>
      <text:h text:style-name="Heading_20_4" text:outline-level="4">Логическое</text:h>
      <text:p text:style-name="P271">Переменная логического типа имеет одно из двух значений: истинное или ложное.</text:p>
      <text:h text:style-name="P354" text:outline-level="5">Синтаксис</text:h>
      <text:p text:style-name="P280">переменн<text:span text:style-name="T711">ые</text:span><text:line-break/> <text:s text:c="3"/>п1: <text:span text:style-name="T717">логическое</text:span>;<text:line-break/> <text:s text:c="3"/>п2: массив <text:span text:style-name="T717">логических</text:span>;</text:p>
      <text:p text:style-name="P272"><text:span text:style-name="T231">Ключевые слова </text:span><text:span text:style-name="T61">логическое</text:span><text:span text:style-name="T231"> и </text:span><text:span text:style-name="T61">логических</text:span><text:span text:style-name="T231"> полностью эквивалентны и взаимозаменяемы.</text:span></text:p>
      <text:h text:style-name="P358" text:outline-level="5">Формат литерала</text:h>
      <text:p text:style-name="P273"><text:span text:style-name="T458">В качестве литералов в исходном коде применяются ключевые слова «</text:span><text:span text:style-name="T30">да</text:span><text:span text:style-name="T231">»</text:span><text:span text:style-name="T458"> и «</text:span><text:span text:style-name="T30">нет</text:span><text:span text:style-name="T231">».</text:span></text:p>
      <text:h text:style-name="Heading_20_5" text:outline-level="5">Начальное значение</text:h>
      <text:p text:style-name="P150">Ложь.</text:p>
      <text:h text:style-name="Heading_20_5" text:outline-level="5"><text:soft-page-break/>Преобразование типов</text:h>
      <text:p text:style-name="P144">При приведении логического значения к целому <text:span text:style-name="T459">истина</text:span> соответствует значени<text:span text:style-name="T459">ю</text:span> 1, а ложь — значению 0. При приведении целого к логическому истинным считается любое ненулевое значение.</text:p>
      <text:p text:style-name="P146">При приведении к строке истина <text:span text:style-name="T801">приводится к</text:span> значению "да", а ложь — <text:span text:style-name="T801">к </text:span>значению "<text:span text:style-name="T460">нет". </text:span><text:span text:style-name="T461">При приведении строки к логическому допустимы следующие строковые значения, </text:span><text:span text:style-name="T462">в любом регистре</text:span><text:span text:style-name="T461">:</text:span></text:p>
      <text:p text:style-name="P161">"<text:span text:style-name="T416">1</text:span>", "<text:span text:style-name="T416">y</text:span>", "<text:span text:style-name="T416">yes</text:span>", "<text:span text:style-name="T416">t</text:span>", "<text:span text:style-name="T416">true</text:span>", "<text:span text:style-name="T416">д</text:span>", "<text:span text:style-name="T416">да</text:span>", "<text:span text:style-name="T416">и</text:span>", "<text:span text:style-name="T416">истина</text:span>" // <text:span text:style-name="T417">истина</text:span></text:p>
      <text:p text:style-name="P147">"<text:span text:style-name="T416">0</text:span>", "<text:span text:style-name="T416">n</text:span>", "<text:span text:style-name="T416">no</text:span>", "<text:span text:style-name="T416">f</text:span>", "<text:span text:style-name="T416">false</text:span>", "<text:span text:style-name="T416">н</text:span>", "<text:span text:style-name="T416">нет</text:span>", "<text:span text:style-name="T416">л</text:span>", "<text:span text:style-name="T416">ложь</text:span>" <text:s/>// <text:span text:style-name="T417">ложь</text:span></text:p>
      <text:p text:style-name="P282">Любые другие строковые значения вызовут исключение <text:span text:style-name="T1">ОшибкаКонвертации</text:span>.</text:p>
      <text:h text:style-name="P320" text:outline-level="4">Объект</text:h>
      <text:p text:style-name="P274">Переменная типа <text:span text:style-name="T63">объект</text:span><text:span text:style-name="T726"> содержит дескриптор встроенного объекта Клаус — например, </text:span><text:span text:style-name="T793">открытого </text:span><text:span text:style-name="T726">файла, окна и др. подобных объектов</text:span>. <text:span text:style-name="T726">Такие объекты создаются и уничтожаются вызовами функций встроенной библиотеки. </text:span><text:span text:style-name="T793">Переменной типа </text:span><text:span text:style-name="T69">объект</text:span><text:span text:style-name="T793"> можно присвоить значение</text:span><text:span text:style-name="T728"> </text:span><text:span text:style-name="T64">пусто</text:span><text:span text:style-name="T728">, </text:span><text:span text:style-name="T793">либо непустое значение, возвращаемое функцией</text:span><text:span text:style-name="T726">. </text:span><text:span text:style-name="T793">Кроме того, переменны</text:span><text:span text:style-name="T794">м</text:span><text:span text:style-name="T793"> типа </text:span><text:span text:style-name="T69">объект</text:span><text:span text:style-name="T793"> можно присваивать </text:span><text:span text:style-name="T794">значения</text:span><text:span text:style-name="T793"> други</text:span><text:span text:style-name="T794">х</text:span><text:span text:style-name="T793"> переменны</text:span><text:span text:style-name="T794">х</text:span><text:span text:style-name="T793"> этого же типа.</text:span></text:p>
      <text:p text:style-name="P275"><text:span text:style-name="T795">Значение типа </text:span><text:span text:style-name="T70">объект</text:span><text:span text:style-name="T795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726"> </text:span></text:p>
      <text:p text:style-name="P283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T1">ОшибкаВыполнения</text:span>. <text:span text:style-name="T727">Например, каждый открытый файл должен быть закрыт, каждое созданное окно уничтожено, и т. п.</text:span></text:p>
      <text:p text:style-name="P283"><text:span text:style-name="T742">Присваивание переменной типа </text:span><text:span text:style-name="T68">объект</text:span><text:span text:style-name="T742"> значения </text:span><text:span text:style-name="T68">пусто</text:span><text:span text:style-name="T742"> не уничтожает объект. Для уничтожения объектов нужно вызывать соответствующие функции встроенной библиотеки.</text:span></text:p>
      <text:p text:style-name="P301">Физически <text:span text:style-name="T1">объект</text:span> представляет собой 32-битное целое число <text:span text:style-name="T798">со знаком</text:span>, которое является индексом во внутреннем списке объектов Клаус. Значение <text:span text:style-name="T1">пусто</text:span> соответствует <text:span text:style-name="T730">нулевому </text:span><text:span text:style-name="T729">целочисленному значению, </text:span><text:span text:style-name="T798">отрицательные значения не применяются</text:span>.</text:p>
      <text:p text:style-name="P302">При уничтожении объектов их <text:span text:style-name="T797">целочисленные </text:span>дескрипторы<text:span text:style-name="T797"> </text:span>высвобождаются и <text:span text:style-name="T731">могут быть (и, скорее всего, сразу же будут) использованы повторно при создании других объектов. </text:span><text:span text:style-name="T732">Если программист присвоил значение одного и того же </text:span><text:span text:style-name="T796">объекта</text:span><text:span text:style-name="T732"> нескольким переменным, то его ответственностью является обнуление всех этих переменных при уничтожении объекта.</text:span></text:p>
      <text:h text:style-name="P355" text:outline-level="5">Синтаксис</text:h>
      <text:p text:style-name="P281">переменн<text:span text:style-name="T711">ые</text:span><text:line-break/> <text:s text:c="3"/><text:span text:style-name="T725">о</text:span>1: <text:span text:style-name="T725">объект</text:span>;<text:line-break/> <text:s text:c="3"/><text:span text:style-name="T725">о</text:span>2: массив <text:span text:style-name="T725">объектов</text:span>;</text:p>
      <text:p text:style-name="P274"><text:span text:style-name="T231">Ключевые слова </text:span><text:span text:style-name="T62">объект</text:span><text:span text:style-name="T231"> и </text:span><text:span text:style-name="T62">объектов</text:span><text:span text:style-name="T231"> полностью эквивалентны и взаимозаменяемы.</text:span></text:p>
      <text:h text:style-name="P359" text:outline-level="5"><text:soft-page-break/>Формат литерала</text:h>
      <text:p text:style-name="P274"><text:span text:style-name="T458">В качестве литерал</text:span><text:span text:style-name="T733">а</text:span><text:span text:style-name="T458"> в исходном коде применя</text:span><text:span text:style-name="T733">е</text:span><text:span text:style-name="T458">тся ключев</text:span><text:span text:style-name="T733">ое</text:span><text:span text:style-name="T458"> слов</text:span><text:span text:style-name="T733">о</text:span><text:span text:style-name="T458"> «</text:span><text:span text:style-name="T65">пусто</text:span><text:span text:style-name="T231">». </text:span><text:span text:style-name="T232">Иные значения дескриптора объекта не могут быть указаны буквально.</text:span></text:p>
      <text:h text:style-name="P360" text:outline-level="5">Начальное значение</text:h>
      <text:p text:style-name="P151"><text:span text:style-name="T734">Пусто</text:span>.</text:p>
      <text:h text:style-name="P360" text:outline-level="5">Преобразование типов</text:h>
      <text:p text:style-name="P284">Приведение других типов к типу <text:span text:style-name="T1">объект</text:span> не допускается.</text:p>
      <text:p text:style-name="P145">П<text:span text:style-name="T738">риведени</text:span><text:span text:style-name="T739">е</text:span><text:span text:style-name="T738"> </text:span><text:span text:style-name="T740">значения</text:span><text:span text:style-name="T737"> типа </text:span><text:span text:style-name="T67">объект</text:span> к целому <text:span text:style-name="T736">возвращает физическое значение </text:span><text:span text:style-name="T740">дескриптора</text:span><text:span text:style-name="T737"> </text:span><text:span text:style-name="T736">— 32-битное целое </text:span><text:span text:style-name="T799">число</text:span>. <text:span text:style-name="T736">Значение </text:span><text:span text:style-name="T67">пусто</text:span><text:span text:style-name="T736"> </text:span><text:span text:style-name="T741">приводится к</text:span><text:span text:style-name="T736"> нулю.</text:span></text:p>
      <text:p text:style-name="P285">При приведении <text:span text:style-name="T743">объекта </text:span>к строке возвращается строковое представление <text:span text:style-name="T800">численного значения </text:span><text:span text:style-name="T740">дескриптора </text:span><text:span text:style-name="T800">в 16-ричном формате</text:span>.</text:p>
      <text:h text:style-name="Heading_20_3" text:outline-level="3"><text:span text:style-name="T702">Составные</text:span> типы</text:h>
      <text:h text:style-name="Heading_20_4" text:outline-level="4">Массив</text:h>
      <text:p text:style-name="P256">Переменная типа <text:span text:style-name="T1">массив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703">Элементы массива могут иметь любой тип — простой или составной.</text:span></text:p>
      <text:h text:style-name="P361" text:outline-level="5">Синтаксис</text:h>
      <text:p text:style-name="P257">Определение массивного типа состоит из ключевого слова <text:span text:style-name="T1">массив</text:span> и следующего за ним определения типа элемента массива. <text:span text:style-name="T704">Для определения многомерн</text:span><text:span text:style-name="T705">ых</text:span><text:span text:style-name="T704"> массив</text:span><text:span text:style-name="T705">ов</text:span><text:span text:style-name="T704"> можно использовать разные формы ключевого слова: </text:span><text:span text:style-name="T56">массив массивов</text:span><text:span text:style-name="T704">, </text:span><text:span text:style-name="T56">массив массивов массивов</text:span><text:span text:style-name="T704"> и т. п.</text:span></text:p>
      <text:p text:style-name="P277">тип<text:line-break/> <text:s text:c="3"/>тМЦ = массив целых;<text:line-break/> <text:s text:c="3"/><text:span text:style-name="T707">т</text:span><text:span text:style-name="T719">МСД</text:span><text:span text:style-name="T720">кС</text:span><text:span text:style-name="T707"> = массив словарей дробных ключ символ;</text:span><text:line-break/>переменная<text:line-break/> <text:s text:c="3"/><text:span text:style-name="T706">мойМассив: массив массивов </text:span><text:span text:style-name="T708">моментов</text:span><text:span text:style-name="T706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706">окончание ключ строка;</text:span></text:p>
      <text:p text:style-name="P258">Ключевые слова <text:span text:style-name="T1">массив</text:span> и <text:span text:style-name="T1">массивов</text:span> полностью эквивалентны и взаимозаменяемы.</text:p>
      <text:p text:style-name="P276"><text:span text:style-name="T721">В исходном коде программы д</text:span>ля обращения к элементу массива <text:span text:style-name="T722">нужно указать </text:span>индекс элемента в квадратных скобках после имени переменной-массива.</text:p>
      <text:p text:style-name="Исходный_20_код">переменная<text:line-break/> <text:s text:c="3"/>м1: массив целых;<text:line-break/> <text:s text:c="3"/>м2: массив массивов моментов;<text:line-break/><text:span text:style-name="T718">начало<text:line-break/></text:span><text:soft-page-break/><text:span text:style-name="T718"> <text:s text:c="3"/>м1[0] := 10;<text:line-break/> <text:s text:c="3"/>м2[1][10] := `2023-07-06 12:00`;<text:line-break/>окончание.</text:span></text:p>
      <text:h text:style-name="Heading_20_5" text:outline-level="5">Начальное значение</text:h>
      <text:p text:style-name="P259">Пустой массив.</text:p>
      <text:h text:style-name="Heading_20_5" text:outline-level="5">Преобразование типов</text:h>
      <text:p text:style-name="P260"><text:span text:style-name="T709">Явное п</text:span>риведение массивов к другим типам данных запрещено.</text:p>
      <text:p text:style-name="P260">Переменной типа <text:span text:style-name="T1">массив</text:span> можно присвоить значение — массив, состоящий из элементов такого же типа или типа, совместимого по присваиванию. <text:span text:style-name="T710">Например, массиву дробных можно присвоить массив целых, а массиву строк можно присвоить массив символов.</text:span></text:p>
      <text:h text:style-name="P309" text:outline-level="2"><text:span text:style-name="T72">Ключевые слова </text:span><text:span text:style-name="T73">языка</text:span></text:h>
      <text:h text:style-name="Heading_20_3" text:outline-level="3">Пояснения</text:h>
      <text:p text:style-name="P2">Ключевые слова, перечисленные в одной строке, являются синонимами — т. е., в исходном тексте <text:span text:style-name="T78">программист </text:span>может использовать люб<text:span text:style-name="T78">ую</text:span> из перечисленных форм <text:span text:style-name="T81">по своему усмотрению</text:span>. <text:span text:style-name="T79">Это позволяет заметно, хотя и не полностью, приблизить </text:span><text:span text:style-name="T83">текст</text:span><text:span text:style-name="T79"> программы к нормам русского языка.</text:span></text:p>
      <text:p text:style-name="P2"><text:span text:style-name="T85">П</text:span><text:span text:style-name="T79">ример:</text:span></text:p>
      <text:p text:style-name="Исходный_20_код">типы<text:line-break/> <text:s text:c="3"/><text:span text:style-name="T802">с: строка;<text:line-break/> <text:s text:c="3"/>ц: целое;</text:span><text:line-break/> <text:s text:c="3"/>тПервый <text:span text:style-name="T80">=</text:span> массив строк;<text:line-break/> <text:s text:c="3"/>тВторой <text:span text:style-name="T80">=</text:span> словарь <text:span text:style-name="T86">целых</text:span> ключ символ;<text:line-break/> <text:s text:c="3"/>тТретий <text:span text:style-name="T80">=</text:span> <text:span text:style-name="T79">массив </text:span>словар<text:span text:style-name="T79">ей</text:span> массивов структур<text:line-break/> <text:s text:c="7"/>поле1: <text:span text:style-name="T87">дробное</text:span>;<text:line-break/> <text:s text:c="7"/>поле2: логическое;<text:line-break/> <text:s text:c="3"/>окончание ключ строка;</text:p>
      <text:p text:style-name="Text_20_body"><text:span text:style-name="T111">Использование тех или иных форм </text:span><text:span text:style-name="T113">ключевых </text:span><text:span text:style-name="T111">слов остаётся на усмотрение программиста: </text:span><text:span text:style-name="T119">конструкции</text:span><text:span text:style-name="T112"> «</text:span><text:span text:style-name="T682">словарей массив строка</text:span><text:span text:style-name="T112">» и «</text:span><text:span text:style-name="T682">словарь массивов строк</text:span><text:span text:style-name="T112">» </text:span><text:span text:style-name="T111">с точки зрения синтаксиса</text:span><text:span text:style-name="T112"> полностью эквивалентны. Автор</text:span><text:span text:style-name="T641">ы</text:span><text:span text:style-name="T112">, однако, наде</text:span><text:span text:style-name="T641">ю</text:span><text:span text:style-name="T112">тся, что </text:span><text:span text:style-name="T115">из соображений читаемости кода </text:span><text:span text:style-name="T114">большинство </text:span><text:span text:style-name="T112">программист</text:span><text:span text:style-name="T114">ов</text:span><text:span text:style-name="T112"> </text:span><text:span text:style-name="T116">всегда </text:span><text:span text:style-name="T160">предпочтут</text:span><text:span text:style-name="T112"> второй вариант.</text:span></text:p>
      <text:h text:style-name="Heading_20_3" text:outline-level="3">Перечень ключевых слов</text:h>
      <text:p text:style-name="Исходный_20_код">программа</text:p>
      <text:p text:style-name="Исходный_20_код">начало</text:p>
      <text:p text:style-name="Исходный_20_код">окончание <text:span text:style-name="T641">конец</text:span></text:p>
      <text:p text:style-name="Исходный_20_код">переменная переменные</text:p>
      <text:p text:style-name="Исходный_20_код">константа константы</text:p>
      <text:p text:style-name="Исходный_20_код">тип типы</text:p>
      <text:p text:style-name="Исходный_20_код">символ символов</text:p>
      <text:p text:style-name="Исходный_20_код">строка строк</text:p>
      <text:p text:style-name="Исходный_20_код">целое целых</text:p>
      <text:p text:style-name="Исходный_20_код">дробное дробных</text:p>
      <text:p text:style-name="Исходный_20_код"><text:soft-page-break/>момент моментов</text:p>
      <text:p text:style-name="Исходный_20_код">логическое логических</text:p>
      <text:p text:style-name="P286">объект объектов</text:p>
      <text:p text:style-name="Исходный_20_код">да</text:p>
      <text:p text:style-name="Исходный_20_код">нет</text:p>
      <text:p text:style-name="Исходный_20_код">массив массивов</text:p>
      <text:p text:style-name="Исходный_20_код">словарь словарей</text:p>
      <text:p text:style-name="Исходный_20_код">структура структур</text:p>
      <text:p text:style-name="Исходный_20_код">ключ</text:p>
      <text:p text:style-name="Исходный_20_код">процедура</text:p>
      <text:p text:style-name="Исходный_20_код">функция</text:p>
      <text:p text:style-name="Исходный_20_код">ничего</text:p>
      <text:p text:style-name="Исходный_20_код">прервать</text:p>
      <text:p text:style-name="Исходный_20_код">продолжить</text:p>
      <text:p text:style-name="Исходный_20_код">вернуть вернуться</text:p>
      <text:p text:style-name="Исходный_20_код">если</text:p>
      <text:p text:style-name="Исходный_20_код">то</text:p>
      <text:p text:style-name="Исходный_20_код">иначе</text:p>
      <text:p text:style-name="Исходный_20_код">для</text:p>
      <text:p text:style-name="Исходный_20_код">от</text:p>
      <text:p text:style-name="Исходный_20_код">до</text:p>
      <text:p text:style-name="Исходный_20_код">цикл</text:p>
      <text:p text:style-name="Исходный_20_код">обратный</text:p>
      <text:p text:style-name="Исходный_20_код">пока</text:p>
      <text:p text:style-name="Исходный_20_код">выбор</text:p>
      <text:p text:style-name="Исходный_20_код">из</text:p>
      <text:p text:style-name="Исходный_20_код">исключение исключения</text:p>
      <text:p text:style-name="Исходный_20_код">ошибка</text:p>
      <text:p text:style-name="Исходный_20_код">бросить</text:p>
      <text:p text:style-name="Исходный_20_код">сообщение</text:p>
      <text:p text:style-name="Исходный_20_код">завершить</text:p>
      <text:p text:style-name="Исходный_20_код">когда</text:p>
      <text:p text:style-name="Исходный_20_код">тогда</text:p>
      <text:p text:style-name="Исходный_20_код">напоследок</text:p>
      <text:p text:style-name="Исходный_20_код">любой любая любое</text:p>
      <text:p text:style-name="Исходный_20_код">вх</text:p>
      <text:p text:style-name="Исходный_20_код">вых</text:p>
      <text:p text:style-name="Исходный_20_код">вв</text:p>
      <text:p text:style-name="Исходный_20_код">каждый каждого каждой</text:p>
      <text:p text:style-name="Исходный_20_код">есть</text:p>
      <text:p text:style-name="Исходный_20_код">нету</text:p>
      <text:p text:style-name="P287">пусто</text:p>
      <text:h text:style-name="Heading_20_2" text:outline-level="2">Синтакси<text:span text:style-name="T77">ческая диаграмма</text:span></text:h>
      <text:h text:style-name="Heading_20_3" text:outline-level="3">Пояснения</text:h>
      <text:p text:style-name="Text_20_body">В угловых скобках — имя <text:span text:style-name="T84">вложенного </text:span><text:span text:style-name="T74">синтаксического</text:span> правила.</text:p>
      <text:p text:style-name="Text_20_body">В обратных апострофах — ключевое слово языка Клаус. В исходном коде <text:span text:style-name="T82">программы </text:span>допустимо также любое ключевое слово, синонимичное указанному.</text:p>
      <text:p text:style-name="Text_20_body">В двойных кавычках — знак языка Клаус.</text:p>
      <text:p text:style-name="P1">После «#» — лексема Клаус:</text:p>
      <text:p text:style-name="P14"><text:span text:style-name="T74">#</text:span>keyword<text:tab/>— <text:span text:style-name="T75">ключевое слово</text:span></text:p>
      <text:p text:style-name="P14">#id<text:tab/>— <text:span text:style-name="T75">идентификатор</text:span></text:p>
      <text:p text:style-name="P14"><text:soft-page-break/>#char<text:tab/>— <text:span text:style-name="T75">символьный литерал</text:span></text:p>
      <text:p text:style-name="P14">#string<text:tab/>— <text:span text:style-name="T75">строковый литерал</text:span></text:p>
      <text:p text:style-name="P14">#integer<text:tab/>— <text:span text:style-name="T75">целочисленный литерал</text:span></text:p>
      <text:p text:style-name="P14">#float<text:tab/>— <text:span text:style-name="T75">вещественный литерал</text:span></text:p>
      <text:p text:style-name="P14">#moment<text:tab/>— <text:span text:style-name="T75">литерал момента (дата/время)</text:span></text:p>
      <text:p text:style-name="P14">#symbol<text:tab/>— <text:span text:style-name="T75">знак языка</text:span></text:p>
      <text:p text:style-name="Text_20_body">В круглых скобках — обязательная группа <text:span text:style-name="T76">правил</text:span>. Как правило, один из нескольких вариантов через "|". В квадратных скобках — необязательная группа <text:span text:style-name="T76">правил</text:span>: может быть, а может не быть.</text:p>
      <text:p text:style-name="Text_20_body">Звёздочка после открывающей круглой или квадратной скобки <text:span text:style-name="T76">означает, что</text:span> содержимое группы может повторяться сколько угодно раз. Т.е., для круглых скобок не менее одного раза, для квадратных — 0 и более раз.</text:p>
      <text:p text:style-name="Text_20_body">Знак "|" внутри группы — эквивалент логического «или»: допустима одна из перечисленных последовательностей.</text:p>
      <text:h text:style-name="P312" text:outline-level="3">Синтаксис</text:h>
      <text:p text:style-name="Синтаксическое_20_правило"><text:span text:style-name="T1">program</text:span> ::= `программа` #id [&lt;program_params&gt;] ";" &lt;routine&gt; "."</text:p>
      <text:p text:style-name="Синтаксическое_20_правило"><text:span text:style-name="T1">program_params</text:span> ::= "(" #id ":" `массив` `строк` ")"</text:p>
      <text:p text:style-name="Синтаксическое_20_правило"><text:span text:style-name="T1">routine</text:span> ::= [&lt;declarations&gt;] &lt;compound&gt;</text:p>
      <text:p text:style-name="Синтаксическое_20_правило"><text:span text:style-name="T1">declarations</text:span> ::= (* &lt;type_declarations&gt; | &lt;const_declarations&gt; | &lt;var_declarations&gt; | &lt;exception_declarations&gt; | &lt;procedure&gt; | &lt;function&gt;)</text:p>
      <text:p text:style-name="Синтаксическое_20_правило"><text:span text:style-name="T1">type_declarations</text:span> ::= `тип` (* &lt;type_decl&gt;)</text:p>
      <text:p text:style-name="Синтаксическое_20_правило"><text:span text:style-name="T1">type_decl</text:span> ::= #id "=" &lt;type_def&gt; ";"</text:p>
      <text:p text:style-name="Синтаксическое_20_правило"><text:span text:style-name="T1">simple_type</text:span> ::= (`символ` | `строка` | `целое` | `дробное` | `момент` | `логическое` <text:span text:style-name="T723">| `объект`</text:span>)</text:p>
      <text:p text:style-name="Синтаксическое_20_правило"><text:span text:style-name="T1">type_id</text:span> ::= (&lt;simple_type&gt; | #id)</text:p>
      <text:p text:style-name="Синтаксическое_20_правило"><text:span text:style-name="T1">type_def</text:span> ::= (&lt;simple_type&gt; | #id | &lt;type_def_array&gt; | &lt;type_def_dict&gt; | &lt;type_def_struct&gt;)</text:p>
      <text:p text:style-name="Синтаксическое_20_правило"><text:span text:style-name="T1">type_def_array</text:span> ::= `массив` [* `массивов`] &lt;type_def&gt;</text:p>
      <text:p text:style-name="Синтаксическое_20_правило"><text:span text:style-name="T1">type_def_dict</text:span> ::= `словарь` &lt;type_def&gt; `ключ` &lt;simple_type&gt;</text:p>
      <text:p text:style-name="Синтаксическое_20_правило"><text:span text:style-name="T1">type_def_struct</text:span> ::= `структура` &lt;struct_body&gt; `окончание`</text:p>
      <text:p text:style-name="Синтаксическое_20_правило"><text:span text:style-name="T1">struct_body</text:span> ::= &lt;struct_field&gt; [* &lt;struct_field&gt;]</text:p>
      <text:p text:style-name="Синтаксическое_20_правило"><text:span text:style-name="T1">struct_field</text:span> ::= #id [* "," #id] ":" &lt;type_def&gt; ";"</text:p>
      <text:p text:style-name="Синтаксическое_20_правило"><text:span text:style-name="T1">var_declarations</text:span> ::= `переменная` (* &lt;var_decl&gt;)</text:p>
      <text:p text:style-name="Синтаксическое_20_правило"><text:soft-page-break/><text:span text:style-name="T1">var_decl</text:span> ::= #id [* "," #id] ":" &lt;type_def&gt; ["=" &lt;expression&gt;] ";"</text:p>
      <text:p text:style-name="Синтаксическое_20_правило"><text:span text:style-name="T1">const_declarations</text:span> ::= `константа` (* &lt;const_decl&gt;)</text:p>
      <text:p text:style-name="Синтаксическое_20_правило"><text:span text:style-name="T1">const_decl</text:span> ::= #id "=" &lt;expression&gt; ";"</text:p>
      <text:p text:style-name="Синтаксическое_20_правило"><text:span text:style-name="T1">exception_declarations</text:span> ::= `исключение` (* &lt;exception_decl&gt;)</text:p>
      <text:p text:style-name="Синтаксическое_20_правило"><text:span text:style-name="T1">exception_decl</text:span> ::= #id ["(" &lt;exception_param&gt; [* ";" &lt;exception_param&gt;] ")"] [`сообщение` #string] ";"</text:p>
      <text:p text:style-name="Синтаксическое_20_правило"><text:span text:style-name="T1">exception_param</text:span> ::= #id [* "," #id] ":" &lt;simple_type&gt;</text:p>
      <text:p text:style-name="Синтаксическое_20_правило"><text:span text:style-name="T1">procedure</text:span> ::= `процедура` #id ["(" &lt;param&gt; [* ";" &lt;param&gt;] ")"] ";" &lt;routine&gt; ";"</text:p>
      <text:p text:style-name="Синтаксическое_20_правило"><text:span text:style-name="T1">function</text:span> ::= `функция` #id ["(" &lt;param&gt; [* ";" &lt;param&gt;] ")"] ":" &lt;type_id&gt; ";" &lt;routine&gt; ";"</text:p>
      <text:p text:style-name="Синтаксическое_20_правило"><text:span text:style-name="T1">param</text:span> ::= [`вх` | `вых` | `вв`] #id [* "," #id] ":" &lt;type_id&gt;</text:p>
      <text:p text:style-name="Синтаксическое_20_правило"><text:span text:style-name="T1">statements</text:span> ::= &lt;statement&gt; ";" [* &lt;statement&gt; ";"]</text:p>
      <text:p text:style-name="Синтаксическое_20_правило"><text:span text:style-name="T1">statement</text:span> ::= (`ничего` | `прервать` | `продолжить` | `завершить` &lt;expression&gt; | `ошибка` [&lt;exception&gt;] | `бросить` | `вернуть` [&lt;expression&gt;] | &lt;call&gt; | &lt;assignment&gt; | &lt;compound&gt; | &lt;control_structure&gt;)</text:p>
      <text:p text:style-name="Синтаксическое_20_правило"><text:span text:style-name="T1">exception</text:span> ::= #id ["(" &lt;expression&gt; [* "," &lt;expression&gt;] ")"] [`сообщение` &lt;expression&gt;]</text:p>
      <text:p text:style-name="Синтаксическое_20_правило"><text:span text:style-name="T1">typecast</text:span> ::= &lt;simple_type&gt; "(" &lt;expression&gt; ")"</text:p>
      <text:p text:style-name="Синтаксическое_20_правило"><text:span text:style-name="T1">call</text:span> ::= #id "(" [&lt;expression&gt; [* "," &lt;expression&gt;]] ")"</text:p>
      <text:p text:style-name="Синтаксическое_20_правило"><text:span text:style-name="T1">assignment</text:span> ::= &lt;var_path&gt; &lt;assign_symbol&gt; &lt;expression&gt;</text:p>
      <text:p text:style-name="Синтаксическое_20_правило"><text:span text:style-name="T1">var_path</text:span> ::= &lt;var_ref&gt; [* "." &lt;var_ref&gt;]</text:p>
      <text:p text:style-name="Синтаксическое_20_правило"><text:span text:style-name="T1">var_ref</text:span> ::= #id [* "[" &lt;expression&gt; "]"]</text:p>
      <text:p text:style-name="Синтаксическое_20_правило"><text:span text:style-name="T1">assign_symbol</text:span> ::= (":=" | "+=" | "-=" | "*=" | "/=" | "\=" | "%=" | "^=")</text:p>
      <text:p text:style-name="Синтаксическое_20_правило"><text:span text:style-name="T1">expression</text:span> ::= &lt;operand&gt; [* &lt;binary_operation&gt; &lt;operand&gt;]</text:p>
      <text:p text:style-name="Синтаксическое_20_правило"><text:span text:style-name="T1">unary_operation</text:span> ::= ("-" | "!")</text:p>
      <text:p text:style-name="Синтаксическое_20_правило"><text:span text:style-name="T1">binary_operation</text:span> ::= ("+" | "++" | "-" | "*" | "/" | "\" | "%" | "^" | "=" | "&lt;&gt;" | "&gt;" | "&lt;" | "&gt;=" | "&lt;=" | "&amp;&amp;" | "||" | "~|")</text:p>
      <text:p text:style-name="Синтаксическое_20_правило"><text:span text:style-name="T1">operand</text:span> ::= [&lt;unary_operation&gt;] (&lt;literal&gt; | &lt;typecast&gt; | &lt;call&gt; | &lt;var_path&gt; | &lt;exists&gt; | "(" &lt;expression&gt; ")")</text:p>
      <text:p text:style-name="Синтаксическое_20_правило"><text:span text:style-name="T1">literal</text:span> ::= (#char | #string | #integer | #float | #moment | `да` | `нет` <text:span text:style-name="T724">| `пусто`</text:span>)</text:p>
      <text:p text:style-name="Синтаксическое_20_правило"><text:span text:style-name="T1">exists</text:span> ::= (`есть` "(" &lt;var_path&gt; ")" | `нету` "(" &lt;var_path&gt; ")")</text:p>
      <text:p text:style-name="Синтаксическое_20_правило"><text:soft-page-break/><text:span text:style-name="T1">compound</text:span> ::= `начало` &lt;statements&gt; [`исключение` &lt;except_block&gt;] [`напоследок` &lt;statements&gt;] `окончание`</text:p>
      <text:p text:style-name="Синтаксическое_20_правило"><text:span text:style-name="T1">except_block</text:span> ::= (&lt;except_else&gt; | &lt;except_handler&gt; [* &lt;except_handler&gt;] [&lt;except_else&gt;] | &lt;statements&gt;)</text:p>
      <text:p text:style-name="Синтаксическое_20_правило"><text:span text:style-name="T1">except_handler</text:span> ::= `когда` (#id ":" #id | #id [* "," #id]) `тогда` &lt;statement&gt; ";"</text:p>
      <text:p text:style-name="Синтаксическое_20_правило"><text:span text:style-name="T1">except_else</text:span> ::= `когда` `любое` `тогда` &lt;statement&gt; ";"</text:p>
      <text:p text:style-name="Синтаксическое_20_правило"><text:span text:style-name="T1">control_structure</text:span> ::= (&lt;if&gt; | &lt;for&gt; | &lt;for_each&gt; | &lt;while&gt; | &lt;repeat&gt; | &lt;case&gt;)</text:p>
      <text:p text:style-name="Синтаксическое_20_правило"><text:span text:style-name="T1">if</text:span> ::= `если` &lt;expression&gt; `то` &lt;statement&gt; [`иначе` &lt;statement&gt;]</text:p>
      <text:p text:style-name="Синтаксическое_20_правило"><text:span text:style-name="T1">for</text:span> ::= `для` #id `от` &lt;expression&gt; `до` &lt;expression&gt; [`обратный`] `цикл` &lt;statement&gt;</text:p>
      <text:p text:style-name="Синтаксическое_20_правило"><text:span text:style-name="T1">for_each</text:span> ::= `для` `каждого` #id `из` &lt;var_path&gt; [`обратный`] `цикл` &lt;statement&gt;</text:p>
      <text:p text:style-name="Синтаксическое_20_правило"><text:span text:style-name="T1">while</text:span> ::= `пока` &lt;expression&gt; `цикл` &lt;statement&gt;</text:p>
      <text:p text:style-name="Синтаксическое_20_правило"><text:span text:style-name="T1">repeat</text:span> ::= `цикл` &lt;statement&gt; `пока` &lt;expression&gt;</text:p>
      <text:p text:style-name="Синтаксическое_20_правило"><text:span text:style-name="T1">case</text:span> ::= `выбор` &lt;expression&gt; `из` &lt;case_body&gt; `окончание`</text:p>
      <text:p text:style-name="Синтаксическое_20_правило"><text:span text:style-name="T1">case_body</text:span> ::= &lt;case_item&gt; [* &lt;case_item&gt;] [&lt;case_else&gt;]</text:p>
      <text:p text:style-name="Синтаксическое_20_правило"><text:span text:style-name="T1">case_item</text:span> ::= &lt;expression&gt; [* "," &lt;expression&gt;] ":" &lt;statement&gt; ";"</text:p>
      <text:p text:style-name="Синтаксическое_20_правило"><text:span text:style-name="T1">case_else</text:span> ::= `иначе` &lt;statement&gt; ";"</text:p>
      <text:h text:style-name="P310" text:outline-level="2">Операции <text:span text:style-name="T106">в выражениях</text:span></text:h>
      <text:p text:style-name="P8">Арифметические операции возвращают целый результат, если оба операнда целые. <text:span text:style-name="T97">Е</text:span>сли хотя бы один операнд дробный, то <text:span text:style-name="T101">операция вернёт дробный </text:span>результат.</text:p>
      <text:p text:style-name="P12">Операции целочисленного деления и остатка от деления определены <text:span text:style-name="T104">только</text:span> для цел<text:span text:style-name="T105">очисленных</text:span> операндов и возвращают <text:span text:style-name="T105">целочисленный</text:span> результат.</text:p>
      <text:p text:style-name="P11">Сложение и вычитание определены для момента и числа: можно <text:span text:style-name="T99">прибавить</text:span> <text:span text:style-name="T99">к</text:span> момент<text:span text:style-name="T99">у</text:span> <text:span text:style-name="T98">(целое или дробное) </text:span>число <text:span text:style-name="T98">суток</text:span> и <text:span text:style-name="T99">вычесть из</text:span> момент<text:span text:style-name="T99">а</text:span> число <text:span text:style-name="T98">суток</text:span>. <text:span text:style-name="T100">В обоих случаях </text:span><text:span text:style-name="T110">момент должен быть левым операндом, </text:span><text:span text:style-name="T117">и</text:span><text:span text:style-name="T110"> </text:span><text:span text:style-name="T100">результатом операции является момент.</text:span></text:p>
      <text:p text:style-name="P9">Операция соединения определена для символов и строк в люб<text:span text:style-name="T107">ых сочетаниях</text:span> и возвращает строковый результат. <text:span text:style-name="T479">При этом нулевые символы приводятся к пустой строке.</text:span></text:p>
      <text:p text:style-name="P10">Операции сравнения определены для всех простых типов, сравнимых между собой: </text:p>
      <text:list xml:id="list3564956726" text:style-name="L2">
        <text:list-item>
          <text:p text:style-name="P367">символы можно сравнивать с символами, но не со строками;</text:p>
        </text:list-item>
        <text:list-item>
          <text:p text:style-name="P368">строки можно сравнивать со строками, но не с символвами;</text:p>
        </text:list-item>
        <text:list-item>
          <text:p text:style-name="P366"><text:span text:style-name="T93">целые и дробные числа можно сравнивать </text:span><text:span text:style-name="T102">между собой </text:span><text:span text:style-name="T94">в любых сочетаниях</text:span><text:span text:style-name="T93">;</text:span></text:p>
        </text:list-item>
        <text:list-item>
          <text:p text:style-name="P369">моменты можно сравнивать с моментами;</text:p>
        </text:list-item>
        <text:list-item>
          <text:p text:style-name="P369"><text:soft-page-break/>логические <text:span text:style-name="T108">значения</text:span> можно сравнивать <text:span text:style-name="T103">между собой:</text:span> <text:span text:style-name="T1">да</text:span> больше, чем <text:span text:style-name="T1">нет</text:span>.</text:p>
        </text:list-item>
        <text:list-item>
          <text:p text:style-name="P370">объекты можно сравнивать между собой, но это не имеет иного смысла, кроме возможности создать словарь с ключом типа <text:span text:style-name="T1">объект</text:span>. <text:span text:style-name="T803">При сравнении объектов значение </text:span><text:span text:style-name="T71">пусто</text:span><text:span text:style-name="T803"> </text:span><text:span text:style-name="T804">считается</text:span><text:span text:style-name="T803"> наименьшим.</text:span></text:p>
        </text:list-item>
      </text:list>
      <text:p text:style-name="P13">Унарные операции всегда имеют более высокий приоритет, чем бинарные.</text:p>
      <text:p text:style-name="P152">Значения составных типов — массивы, словари, структуры — не могут быть операндами в выражениях.</text:p>
      <text:p text:style-name="P153">Операции сравнения запрещены для дробных чисел <text:span text:style-name="T805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T1">Не</text:span><text:span text:style-name="T33">верное</text:span><text:span text:style-name="T1">Число</text:span>.</text:p>
      <text:p text:style-name="P154">Арифметические операции для нечисел разрешены, но если хотя бы один из аргументов является нечислом, то результатом операции также будет <text:span text:style-name="T215">нечисло</text:span>.</text:p>
      <text:h text:style-name="Heading_20_3" text:outline-level="3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3">Знак</text:p>
          </table:table-cell>
          <table:table-cell table:style-name="Таблица1.A1" office:value-type="string">
            <text:p text:style-name="P3">Операция</text:p>
          </table:table-cell>
          <table:table-cell table:style-name="Таблица1.A1" office:value-type="string">
            <text:p text:style-name="P3"><text:span text:style-name="T89">О</text:span>перанд<text:span text:style-name="T89">ы</text:span></text:p>
          </table:table-cell>
          <table:table-cell table:style-name="Таблица1.A1" office:value-type="string">
            <text:p text:style-name="P3"><text:span text:style-name="T90">Р</text:span>езультат</text:p>
          </table:table-cell>
          <table:table-cell table:style-name="Таблица1.A1" office:value-type="string">
            <text:p text:style-name="P4">Приоритет</text:p>
          </table:table-cell>
        </table:table-row>
        <table:table-row>
          <table:table-cell table:style-name="Таблица1.A2" office:value-type="string">
            <text:p text:style-name="P5">-</text:p>
          </table:table-cell>
          <table:table-cell table:style-name="Таблица1.A1" office:value-type="string">
            <text:p text:style-name="P304"><text:span text:style-name="T109">У</text:span>нарный минус</text:p>
          </table:table-cell>
          <table:table-cell table:style-name="Таблица1.A1" office:value-type="string">
            <text:p text:style-name="P304">число</text:p>
          </table:table-cell>
          <table:table-cell table:style-name="Таблица1.A1" office:value-type="string">
            <text:p text:style-name="P304">число</text:p>
          </table:table-cell>
          <table:table-cell table:style-name="Таблица1.A1" office:value-type="string">
            <text:p text:style-name="P303">0</text:p>
          </table:table-cell>
        </table:table-row>
        <table:table-row>
          <table:table-cell table:style-name="Таблица1.A2" office:value-type="string">
            <text:p text:style-name="P5">!</text:p>
          </table:table-cell>
          <table:table-cell table:style-name="Таблица1.A1" office:value-type="string">
            <text:p text:style-name="P304"><text:span text:style-name="T109">У</text:span>нарное отрицание</text:p>
          </table:table-cell>
          <table:table-cell table:style-name="Таблица1.A1" office:value-type="string">
            <text:p text:style-name="P304">логический, <text:span text:style-name="T808">целый</text:span></text:p>
          </table:table-cell>
          <table:table-cell table:style-name="Таблица1.A1" office:value-type="string">
            <text:p text:style-name="P304">логический, <text:span text:style-name="T808">целый</text:span></text:p>
          </table:table-cell>
          <table:table-cell table:style-name="Таблица1.A1" office:value-type="string">
            <text:p text:style-name="P303">0</text:p>
          </table:table-cell>
        </table:table-row>
        <table:table-row>
          <table:table-cell table:style-name="Таблица1.A2" office:value-type="string">
            <text:p text:style-name="P5">^</text:p>
          </table:table-cell>
          <table:table-cell table:style-name="Таблица1.A1" office:value-type="string">
            <text:p text:style-name="P6"><text:span text:style-name="T118">Возведение в с</text:span>тепень</text:p>
          </table:table-cell>
          <table:table-cell table:style-name="Таблица1.A1" office:value-type="string">
            <text:p text:style-name="P306">числа</text:p>
          </table:table-cell>
          <table:table-cell table:style-name="Таблица1.A1" office:value-type="string">
            <text:p text:style-name="P6">число</text:p>
          </table:table-cell>
          <table:table-cell table:style-name="Таблица1.A1" office:value-type="string">
            <text:p text:style-name="P7">1</text:p>
          </table:table-cell>
        </table:table-row>
        <table:table-row>
          <table:table-cell table:style-name="Таблица1.A2" office:value-type="string">
            <text:p text:style-name="P5">*</text:p>
          </table:table-cell>
          <table:table-cell table:style-name="Таблица1.A1" office:value-type="string">
            <text:p text:style-name="P6">Умножение</text:p>
          </table:table-cell>
          <table:table-cell table:style-name="Таблица1.A1" office:value-type="string">
            <text:p text:style-name="P6">числа</text:p>
          </table:table-cell>
          <table:table-cell table:style-name="Таблица1.A1" office:value-type="string">
            <text:p text:style-name="P6">число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5">/</text:p>
          </table:table-cell>
          <table:table-cell table:style-name="Таблица1.A1" office:value-type="string">
            <text:p text:style-name="P6">Деление</text:p>
          </table:table-cell>
          <table:table-cell table:style-name="Таблица1.A1" office:value-type="string">
            <text:p text:style-name="P6">числа</text:p>
          </table:table-cell>
          <table:table-cell table:style-name="Таблица1.A1" office:value-type="string">
            <text:p text:style-name="P6">число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5">\</text:p>
          </table:table-cell>
          <table:table-cell table:style-name="Таблица1.A1" office:value-type="string">
            <text:p text:style-name="P6">Цело<text:span text:style-name="T91">численное</text:span> деление</text:p>
          </table:table-cell>
          <table:table-cell table:style-name="Таблица1.A1" office:value-type="string">
            <text:p text:style-name="P6">целые</text:p>
          </table:table-cell>
          <table:table-cell table:style-name="Таблица1.A1" office:value-type="string">
            <text:p text:style-name="P6">целое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5">%</text:p>
          </table:table-cell>
          <table:table-cell table:style-name="Таблица1.A1" office:value-type="string">
            <text:p text:style-name="P6">Остаток <text:span text:style-name="T91">от деления</text:span></text:p>
          </table:table-cell>
          <table:table-cell table:style-name="Таблица1.A1" office:value-type="string">
            <text:p text:style-name="P6">целые</text:p>
          </table:table-cell>
          <table:table-cell table:style-name="Таблица1.A1" office:value-type="string">
            <text:p text:style-name="P6">целое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5">+</text:p>
          </table:table-cell>
          <table:table-cell table:style-name="Таблица1.A1" office:value-type="string">
            <text:p text:style-name="P6">Сложение</text:p>
          </table:table-cell>
          <table:table-cell table:style-name="Таблица1.A1" office:value-type="string">
            <text:p text:style-name="P6">числа, <text:span text:style-name="T95">момент</text:span></text:p>
          </table:table-cell>
          <table:table-cell table:style-name="Таблица1.A1" office:value-type="string">
            <text:p text:style-name="P6">число, <text:span text:style-name="T96">момент</text:span></text:p>
          </table:table-cell>
          <table:table-cell table:style-name="Таблица1.A1" office:value-type="string">
            <text:p text:style-name="P7">3</text:p>
          </table:table-cell>
        </table:table-row>
        <table:table-row>
          <table:table-cell table:style-name="Таблица1.A2" office:value-type="string">
            <text:p text:style-name="P5">-</text:p>
          </table:table-cell>
          <table:table-cell table:style-name="Таблица1.A1" office:value-type="string">
            <text:p text:style-name="P6">Вычитание</text:p>
          </table:table-cell>
          <table:table-cell table:style-name="Таблица1.A1" office:value-type="string">
            <text:p text:style-name="P6">числа, <text:span text:style-name="T95">момент</text:span></text:p>
          </table:table-cell>
          <table:table-cell table:style-name="Таблица1.A1" office:value-type="string">
            <text:p text:style-name="P6">число, <text:span text:style-name="T96">момент</text:span></text:p>
          </table:table-cell>
          <table:table-cell table:style-name="Таблица1.A1" office:value-type="string">
            <text:p text:style-name="P7">3</text:p>
          </table:table-cell>
        </table:table-row>
        <table:table-row>
          <table:table-cell table:style-name="Таблица1.A2" office:value-type="string">
            <text:p text:style-name="P5">++</text:p>
          </table:table-cell>
          <table:table-cell table:style-name="Таблица1.A1" office:value-type="string">
            <text:p text:style-name="P6">Соединение</text:p>
          </table:table-cell>
          <table:table-cell table:style-name="Таблица1.A1" office:value-type="string">
            <text:p text:style-name="P6">строки, символы</text:p>
          </table:table-cell>
          <table:table-cell table:style-name="Таблица1.A1" office:value-type="string">
            <text:p text:style-name="P6">строка</text:p>
          </table:table-cell>
          <table:table-cell table:style-name="Таблица1.A1" office:value-type="string">
            <text:p text:style-name="P7">4</text:p>
          </table:table-cell>
        </table:table-row>
        <table:table-row>
          <table:table-cell table:style-name="Таблица1.A2" office:value-type="string">
            <text:p text:style-name="P5">=</text:p>
          </table:table-cell>
          <table:table-cell table:style-name="Таблица1.A1" office:value-type="string">
            <text:p text:style-name="P6">Равно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5">&lt;&gt; !<text:span text:style-name="T88">=</text:span></text:p>
          </table:table-cell>
          <table:table-cell table:style-name="Таблица1.A1" office:value-type="string">
            <text:p text:style-name="P6">Не равно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5">&gt;</text:p>
          </table:table-cell>
          <table:table-cell table:style-name="Таблица1.A1" office:value-type="string">
            <text:p text:style-name="P6">Больше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5">&lt;</text:p>
          </table:table-cell>
          <table:table-cell table:style-name="Таблица1.A1" office:value-type="string">
            <text:p text:style-name="P6">Меньше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5">&gt;=</text:p>
          </table:table-cell>
          <table:table-cell table:style-name="Таблица1.A1" office:value-type="string">
            <text:p text:style-name="P305">Больше или равно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5">&lt;=</text:p>
          </table:table-cell>
          <table:table-cell table:style-name="Таблица1.A1" office:value-type="string">
            <text:p text:style-name="P305">Меньше или равно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5">&amp;&amp;</text:p>
          </table:table-cell>
          <table:table-cell table:style-name="Таблица1.A1" office:value-type="string">
            <text:p text:style-name="P6">И</text:p>
          </table:table-cell>
          <table:table-cell table:style-name="Таблица1.A1" office:value-type="string">
            <text:p text:style-name="P6">логически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7">6</text:p>
          </table:table-cell>
        </table:table-row>
        <table:table-row>
          <table:table-cell table:style-name="Таблица1.A2" office:value-type="string">
            <text:p text:style-name="P5">||</text:p>
          </table:table-cell>
          <table:table-cell table:style-name="Таблица1.A1" office:value-type="string">
            <text:p text:style-name="P6">И<text:span text:style-name="T89">ЛИ</text:span></text:p>
          </table:table-cell>
          <table:table-cell table:style-name="Таблица1.A1" office:value-type="string">
            <text:p text:style-name="P6">логически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7">7</text:p>
          </table:table-cell>
        </table:table-row>
        <table:table-row>
          <table:table-cell table:style-name="Таблица1.A2" office:value-type="string">
            <text:p text:style-name="P5">~|</text:p>
          </table:table-cell>
          <table:table-cell table:style-name="Таблица1.A1" office:value-type="string">
            <text:p text:style-name="P6">Искл<text:span text:style-name="T92">ючающее</text:span> И<text:span text:style-name="T89">ЛИ</text:span></text:p>
          </table:table-cell>
          <table:table-cell table:style-name="Таблица1.A1" office:value-type="string">
            <text:p text:style-name="P6">логически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7">7</text:p>
          </table:table-cell>
        </table:table-row>
      </table:table>
      <text:p text:style-name="P155">Операции в выражениях выполняются в порядке <text:span text:style-name="T806">убывания</text:span> приоритета <text:span text:style-name="T807">(чем меньше приоритет, тем раньше)</text:span>, с учётом группирующих круглых скобок. Равноприоритетные операции выполняются по порядку слева направо. <text:span text:style-name="T809">Д</text:span><text:span text:style-name="T481">ля бинарных операций сначала вычисляется левый, а затем правый операнд</text:span>. Все операнды выражений обязательно вычисляются и все операции над ними выполняются, даже если это излишне для вычисления итогового <text:span text:style-name="T480">значения</text:span> выражения.</text:p>
      <text:h text:style-name="P311" text:outline-level="2"><text:soft-page-break/>Инструкции</text:h>
      <text:h text:style-name="P313" text:outline-level="3">Пустая инструкция</text:h>
      <text:p text:style-name="P217">Пустая инструкция записывается ключевым словом <text:span text:style-name="T42">ничего</text:span>:</text:p>
      <text:p text:style-name="Исходный_20_код"><text:span text:style-name="T592">начало</text:span><text:line-break/> <text:s text:c="3"/>ничего;<text:line-break/><text:span text:style-name="T592">окончание.</text:span></text:p>
      <text:p text:style-name="P217">Эта инструкция не выполняет никаких действий. Она может использоваться в тех случаях, когда <text:span text:style-name="T590">правила </text:span>синтаксис<text:span text:style-name="T590">а</text:span> требу<text:span text:style-name="T590">ю</text:span>т наличия инструкции, <text:span text:style-name="T594">которая фактически не нужна, </text:span><text:span text:style-name="T591">например:</text:span></text:p>
      <text:p text:style-name="P229"><text:span text:style-name="T593">начало</text:span><text:line-break/> <text:s text:c="3"/>если всёХорошо то ничего<text:line-break/> <text:s text:c="3"/>иначе вывести("Что-то пошло не так!");<text:line-break/><text:span text:style-name="T593">окончание.</text:span></text:p>
      <text:h text:style-name="P314" text:outline-level="3">Инструкци<text:span text:style-name="T125">я</text:span> присваивания</text:h>
      <text:p text:style-name="P16">Инструкци<text:span text:style-name="T125">я</text:span> присваивания предназначен<text:span text:style-name="T125">а</text:span> для установки значени<text:span text:style-name="T126">я</text:span> переменн<text:span text:style-name="T126">ой </text:span><text:span text:style-name="T663">или части переменной — элемента массива, </text:span><text:span text:style-name="T664">элемента </text:span><text:span text:style-name="T663">словаря, поля структуры</text:span>.</text:p>
      <text:p text:style-name="P16"><text:span text:style-name="T127">В </text:span>Клаус<text:span text:style-name="T127">е</text:span> <text:span text:style-name="T127">определен</text:span><text:span text:style-name="T662">ы</text:span> <text:span text:style-name="T128">две</text:span> разновидност<text:span text:style-name="T128">и</text:span> инструкци<text:span text:style-name="T129">й</text:span> присваивания: прост<text:span text:style-name="T127">ая</text:span> и <text:span text:style-name="T130">вычисляющи</text:span><text:span text:style-name="T159">е</text:span>.</text:p>
      <text:h text:style-name="P321" text:outline-level="4">Простое присваивание</text:h>
      <text:p text:style-name="P16">Простое присваивание записывается в <text:span text:style-name="T131">следующей </text:span>форме:</text:p>
      <text:p text:style-name="P15">&lt;переменная&gt; := &lt;выражение&gt;;</text:p>
      <text:p text:style-name="P16">где <text:span text:style-name="T1">переменная</text:span> — путь к переменной, а <text:span text:style-name="T1">выражение</text:span> <text:span text:style-name="T132">должно возвращать</text:span><text:span text:style-name="T127"> значение соответствующего типа, </text:span><text:span text:style-name="T132">которое будет присвоено указанной переменной</text:span><text:span text:style-name="T127">.</text:span></text:p>
      <text:p text:style-name="P22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23"><text:span text:style-name="T133">Для </text:span><text:span text:style-name="T134">присваивания значения</text:span><text:span text:style-name="T133"> пол</text:span><text:span text:style-name="T134">ю</text:span><text:span text:style-name="T133"> структур</text:span><text:span text:style-name="T135">ы</text:span><text:span text:style-name="T133"> им</text:span><text:span text:style-name="T135">я</text:span><text:span text:style-name="T133"> пол</text:span><text:span text:style-name="T135">я</text:span><text:span text:style-name="T133"> указыва</text:span><text:span text:style-name="T135">е</text:span><text:span text:style-name="T133">тся через точку после </text:span><text:span text:style-name="T136">пути к структуре</text:span><text:span text:style-name="T133">. </text:span><text:span text:style-name="T137">Д</text:span><text:span text:style-name="T133">ля </text:span><text:span text:style-name="T138">присваивания значения</text:span><text:span text:style-name="T133"> элемент</text:span><text:span text:style-name="T138">у</text:span><text:span text:style-name="T133"> массив</text:span><text:span text:style-name="T139">а</text:span><text:span text:style-name="T133"> </text:span><text:span text:style-name="T140">(</text:span><text:span text:style-name="T133">словар</text:span><text:span text:style-name="T139">я</text:span><text:span text:style-name="T140">)</text:span><text:span text:style-name="T133"> индекс </text:span><text:span text:style-name="T141">массива </text:span><text:span text:style-name="T140">(</text:span><text:span text:style-name="T133">ключ </text:span><text:span text:style-name="T141">словаря</text:span><text:span text:style-name="T140">)</text:span><text:span text:style-name="T133"> указывается в квадратных скобках </text:span><text:span text:style-name="T142">после пути к массиву/словарю, </text:span><text:span text:style-name="T143">например:</text:span></text:p>
      <text:p text:style-name="P15">программа Пример;</text:p>
      <text:p text:style-name="P15">типы</text:p>
      <text:p text:style-name="P15"><text:s text:c="4"/>тСтр1 = структура</text:p>
      <text:p text:style-name="P15"><text:s text:c="8"/>с1п1: строка;</text:p>
      <text:p text:style-name="P15"><text:s text:c="8"/>с1п2: дробное;</text:p>
      <text:p text:style-name="P15"><text:s text:c="4"/>окончание;</text:p>
      <text:p text:style-name="P15"><text:s text:c="4"/>тСтр2 = структура</text:p>
      <text:p text:style-name="P15"><text:s text:c="8"/>с2п1: массив массивов тСтр1;</text:p>
      <text:p text:style-name="P15"><text:s text:c="8"/>с2п2: строка;</text:p>
      <text:p text:style-name="P15"><text:s text:c="4"/>окончание;</text:p>
      <text:p text:style-name="P15"><text:soft-page-break/>переменные</text:p>
      <text:p text:style-name="P15"><text:s text:c="4"/>а: целое;</text:p>
      <text:p text:style-name="P15"><text:s text:c="4"/>б: дробное;</text:p>
      <text:p text:style-name="P15"><text:s text:c="4"/>в: массив строк;</text:p>
      <text:p text:style-name="P15"><text:s text:c="4"/>г: словарь строк ключ дробное;</text:p>
      <text:p text:style-name="P15"><text:s text:c="4"/>сл: словарь тСтр2 ключ строка;</text:p>
      <text:p text:style-name="P15"><text:s text:c="4"/>м: массив тСтр1;</text:p>
      <text:p text:style-name="P15">начало</text:p>
      <text:p text:style-name="P15"><text:s text:c="4"/>а := 10;</text:p>
      <text:p text:style-name="P15"><text:s text:c="4"/>б := а + 0.01;</text:p>
      <text:p text:style-name="P15"><text:s text:c="4"/>длина(в, 1);</text:p>
      <text:p text:style-name="P15"><text:s text:c="4"/>в[0] := "значение";</text:p>
      <text:p text:style-name="P15"><text:s text:c="4"/>г[3.1415] := "Пи";</text:p>
      <text:p text:style-name="P15"><text:s text:c="4"/>добавить(сл, "Ключ");</text:p>
      <text:p text:style-name="P15"><text:s text:c="4"/>длина(сл["Ключ"].с2п1, 2);</text:p>
      <text:p text:style-name="P15"><text:s text:c="4"/>сл["Ключ"].с2п1[0] := м;</text:p>
      <text:p text:style-name="P15"><text:s text:c="4"/>длина(сл["Ключ"].с2п1[1], 1);</text:p>
      <text:p text:style-name="P15"><text:s text:c="4"/>сл["Ключ"].с2п1[1][0].с1п1 := "Новое значение";</text:p>
      <text:p text:style-name="P15">окончание.</text:p>
      <text:h text:style-name="P322" text:outline-level="4">Вычисляющее присваивание</text:h>
      <text:p text:style-name="P24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7">+=</text:p>
          </table:table-cell>
          <table:table-cell table:style-name="Таблица2.B1" office:value-type="string">
            <text:p text:style-name="P19">Прибавить и присвоить</text:p>
          </table:table-cell>
        </table:table-row>
        <table:table-row>
          <table:table-cell table:style-name="Таблица2.A2" office:value-type="string">
            <text:p text:style-name="P18">-<text:span text:style-name="T144">=</text:span></text:p>
          </table:table-cell>
          <table:table-cell table:style-name="Таблица2.B2" office:value-type="string">
            <text:p text:style-name="P19">Вычесть и присвоить</text:p>
          </table:table-cell>
        </table:table-row>
        <table:table-row>
          <table:table-cell table:style-name="Таблица2.A2" office:value-type="string">
            <text:p text:style-name="P18">*<text:span text:style-name="T144">=</text:span></text:p>
          </table:table-cell>
          <table:table-cell table:style-name="Таблица2.B2" office:value-type="string">
            <text:p text:style-name="P19">Умножить и присвоить</text:p>
          </table:table-cell>
        </table:table-row>
        <table:table-row>
          <table:table-cell table:style-name="Таблица2.A2" office:value-type="string">
            <text:p text:style-name="P18">/<text:span text:style-name="T144">=</text:span></text:p>
          </table:table-cell>
          <table:table-cell table:style-name="Таблица2.B2" office:value-type="string">
            <text:p text:style-name="P19">Разделить и пр<text:span text:style-name="T145">и</text:span>своить</text:p>
          </table:table-cell>
        </table:table-row>
        <table:table-row>
          <table:table-cell table:style-name="Таблица2.A2" office:value-type="string">
            <text:p text:style-name="P17">\=</text:p>
          </table:table-cell>
          <table:table-cell table:style-name="Таблица2.B2" office:value-type="string">
            <text:p text:style-name="P19">Разделить <text:span text:style-name="T146">нацело </text:span>и присвоить</text:p>
          </table:table-cell>
        </table:table-row>
        <table:table-row>
          <table:table-cell table:style-name="Таблица2.A2" office:value-type="string">
            <text:p text:style-name="P18">%<text:span text:style-name="T144">=</text:span></text:p>
          </table:table-cell>
          <table:table-cell table:style-name="Таблица2.B2" office:value-type="string">
            <text:p text:style-name="P19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7">^=</text:p>
          </table:table-cell>
          <table:table-cell table:style-name="Таблица2.B2" office:value-type="string">
            <text:p text:style-name="P19">Возвести в степень и присвоить</text:p>
          </table:table-cell>
        </table:table-row>
      </table:table>
      <text:p text:style-name="P20"/>
      <text:p text:style-name="P20">Каждая из этих инструкций выполняет арифметическую 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15">начало</text:p>
      <text:p text:style-name="P15"><text:tab/>А += 1; // прибавляет к переменной А единицу</text:p>
      <text:p text:style-name="P15"><text:tab/>Б *= 2; // удваивает значение переменной Б</text:p>
      <text:p text:style-name="P15"><text:tab/>В ^= 3; // возводит переменную В в третью степень</text:p>
      <text:p text:style-name="P15">окончание;</text:p>
      <text:h text:style-name="P321" text:outline-level="4">Совместимость типов при присваивании</text:h>
      <text:p text:style-name="P25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5">Для переменных простых типов:</text:p>
      <text:list xml:id="list3288310394" text:style-name="L3">
        <text:list-item>
          <text:p text:style-name="P371">Строковой переменной может быть присвоено символьное значение, но не наоборот;</text:p>
        </text:list-item>
        <text:list-item>
          <text:p text:style-name="P371"><text:soft-page-break/>Дробной переменной может быть присвоено целое значение, но не наоборот;</text:p>
        </text:list-item>
        <text:list-item>
          <text:p text:style-name="P371">В остальных случаях требуется точное соответствие типов.</text:p>
        </text:list-item>
      </text:list>
      <text:p text:style-name="P25">Для <text:span text:style-name="T147">переменных </text:span>составных типов:</text:p>
      <text:list xml:id="list2487424992" text:style-name="L4">
        <text:list-item>
          <text:p text:style-name="P372">Массиву может быть присвоен массив, состоящий из элементов совместимого типа;</text:p>
        </text:list-item>
        <text:list-item>
          <text:p text:style-name="P372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372">Структуре может быть присвоена структура, имеющая ровно столько же полей с точно такими же именами (<text:span text:style-name="T148">без учёта регистра</text:span>) и значениями совместимых типов. <text:span text:style-name="T665">Порядок следования полей не имеет значения.</text:span></text:p>
        </text:list-item>
      </text:list>
      <text:p text:style-name="P26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321" text:outline-level="4">Копирование данных <text:span text:style-name="T149">при присваивании</text:span></text:h>
      <text:p text:style-name="P27">С логической точки зрения, каждая переменная языка Клаус содержит <text:span text:style-name="T150">свою собственную</text:span> копию данных<text:span text:style-name="T150">. </text:span><text:span text:style-name="T151">П</text:span><text:span text:style-name="T150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21">Физически, при присваивании значений <text:span text:style-name="T152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53">у</text:span> же <text:span text:style-name="T153">копию</text:span> <text:span text:style-name="T153">данных</text:span>, что хранится в переменной-источнике, так что в оперативной памяти имеется <text:span text:style-name="T622">лишь </text:span>одна копия данных, на которую ссылаются две <text:span text:style-name="T154">(или более) </text:span>переменны<text:span text:style-name="T154">х</text:span>.</text:p>
      <text:p text:style-name="P21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55">в оперативной памяти </text:span>выполняется только тогда, когда оно в самом деле необходимо.</text:p>
      <text:p text:style-name="P21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56">словаря</text:span> целых <text:span text:style-name="T156">словарю</text:span> дробных вызовет немедленное копирование <text:span text:style-name="T157">всех ключей и значений</text:span><text:span text:style-name="T158"> из одного </text:span><text:span text:style-name="T156">словаря</text:span><text:span text:style-name="T158"> в другой</text:span>.</text:p>
      <text:p text:style-name="P21">Кроме того, копирование-по-требованию выполняется <text:span text:style-name="T120">лишь </text:span>для всего значения переменной как целого и не работает <text:span text:style-name="T121">ни </text:span>для отдельных элементов массивов и словарей, <text:span text:style-name="T121">ни для </text:span><text:span text:style-name="T122">отдельных </text:span><text:span text:style-name="T121">полей структур</text:span>. Например, если переменная А содержит <text:span text:style-name="T123">ссылку на </text:span>массив, полученн<text:span text:style-name="T124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3" text:outline-level="3">Инструкция вызова подпрограммы</text:h>
      <text:p text:style-name="P218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<text:soft-page-break/>количестве и в том порядке, как это предусмотрено определением подпрограммы. Если параметры отсутствуют, круглые скобки должны быть пустыми, например:</text:p>
      <text:p text:style-name="Исходный_20_код">начало<text:line-break/> <text:s text:c="3"/><text:span text:style-name="T595">мояПроцедура();<text:line-break/> <text:s text:c="3"/>мояВтораяПроцедура(10, 20, "тридцать");</text:span><text:line-break/>окончание.</text:p>
      <text:p text:style-name="P219">Таким образом можно вызывать как процедуры, так и функции — в последнем случае значение, возвращаемое функцией, <text:span text:style-name="T666">теряется</text:span>. <text:span text:style-name="T596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96">мояПеременная := мояФункция('А', "Б");</text:span><text:line-break/>окончание.</text:p>
      <text:p text:style-name="P220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97">результат := вычислитьОдно(</text:span><text:span text:style-name="T598">1, 2</text:span><text:span text:style-name="T597">) + вычислитьДругое(</text:span><text:span text:style-name="T598">3, 4, 5</text:span><text:span text:style-name="T597">) </text:span><text:span text:style-name="T600">+ 1</text:span><text:span text:style-name="T597">;<text:line-break/> <text:s text:c="3"/></text:span><text:span text:style-name="T599">если вычислитьТретье() &gt; 0 то результат := 0;</text:span><text:line-break/>окончание.</text:p>
      <text:h text:style-name="Heading_20_3" text:outline-level="3">Инструкция завершения программы</text:h>
      <text:p text:style-name="P221">Для завершения работы программы используется инструкция:</text:p>
      <text:p text:style-name="Исходный_20_код">завершить &lt;код&gt;;</text:p>
      <text:p text:style-name="P221">где <text:span text:style-name="T1">код</text:span> — цело<text:span text:style-name="T601">е число </text:span><text:span text:style-name="T602">(или выражение целочисленного типа)</text:span>, котор<text:span text:style-name="T601">ое</text:span> будет выдан<text:span text:style-name="T601">о</text:span> операционной системе в качестве кода завершения процесса. <text:span text:style-name="T602">Если программа была выполнена успешно, она должна вернуть код завершения </text:span><text:span text:style-name="T604">р</text:span><text:span text:style-name="T602">авный нулю. Ненулевой код завершения свидетельствует об ошибке, возникшей при выполнении программы.</text:span></text:p>
      <text:p text:style-name="P222">Так, если при выполнении программы возникают необработанные исключения, программа будет <text:span text:style-name="T623">по умолчанию </text:span>завершена с кодом -1. <text:span text:style-name="T603">Если все инструкции, составляющие тело программы, были выполнены успешно, и программа не была явно завершена инструкцией </text:span><text:span text:style-name="T43">завершить</text:span><text:span text:style-name="T603">, то код завершения по умолчанию будет равен нулю.</text:span></text:p>
      <text:p text:style-name="P223">Инструкция <text:span text:style-name="T1">завершить</text:span> <text:span text:style-name="T606">допустима</text:span> внутри подпрограмм любого уровня вложенности. Если инструкция <text:span text:style-name="T1">завершить</text:span> <text:span text:style-name="T607">выполняется</text:span> <text:span text:style-name="T605">внутри составно</text:span><text:span text:style-name="T617">го блока</text:span><text:span text:style-name="T605">, содержаще</text:span><text:span text:style-name="T617">го</text:span><text:span text:style-name="T605"> секцию </text:span><text:span text:style-name="T44">напоследок</text:span><text:span text:style-name="T605">, то инструкции в этой секции будут выполнены перед </text:span><text:span text:style-name="T618">выходом из блока</text:span><text:span text:style-name="T605"> — так, как если бы инструкция </text:span><text:span text:style-name="T44">завершить</text:span><text:span text:style-name="T605"> вызвала исключение.</text:span></text:p>
      <text:h text:style-name="Heading_20_3" text:outline-level="3">Инструкция возврата <text:span text:style-name="T621">из подпрограммы</text:span></text:h>
      <text:p text:style-name="P225">Инструкция возврата используется для завершения работы процедуры и<text:span text:style-name="T613">ли </text:span><text:span text:style-name="T614">функции с</text:span> указани<text:span text:style-name="T614">ем</text:span> значения, возвращаемого функцией.</text:p>
      <text:p text:style-name="P230"><text:soft-page-break/>процедура мояПроцедура();<text:line-break/><text:span text:style-name="T608">начало<text:line-break/> <text:s text:c="3"/>вернуться;<text:line-break/>окончание;<text:line-break/></text:span></text:p>
      <text:p text:style-name="P230"><text:span text:style-name="T608">функция</text:span> моя<text:span text:style-name="T608">Функция</text:span>(): <text:span text:style-name="T612">строка</text:span>;<text:line-break/><text:span text:style-name="T608">начало<text:line-break/> <text:s text:c="3"/>вернуть "результат";<text:line-break/>окончание;</text:span></text:p>
      <text:p text:style-name="P226">Ключевые слова <text:span text:style-name="T1">вернуть</text:span> и <text:span text:style-name="T1">вернуться</text:span> полностью эквивалентны <text:span text:style-name="T624">и взаимозаменяемы</text:span>.</text:p>
      <text:p text:style-name="P227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610">Если все инструкции в теле функции были выполнены, и функция не была явно завершена инструкцией </text:span><text:span text:style-name="T45">вернуть</text:span><text:span text:style-name="T610">, то она вернёт нулевое начальное значение соответствующего типа.</text:span></text:p>
      <text:p text:style-name="P227">Для процедур <text:span text:style-name="T625">указывать </text:span>возвращаем<text:span text:style-name="T609">о</text:span>е значение не допускается.</text:p>
      <text:p text:style-name="P228">Если инструкция <text:span text:style-name="T1">вернуть</text:span> выполняется в теле основной программы, то она работает в точности так же, как инструкция <text:span text:style-name="T1">завершить</text:span>. В этом случае возвращаемое значение должно быть цел<text:span text:style-name="T615">ым числом </text:span><text:span text:style-name="T620">и означает код завершения процесса</text:span>.</text:p>
      <text:p text:style-name="P224">Если инструкция <text:span text:style-name="T46">вернуть</text:span> <text:span text:style-name="T607">выполняется</text:span> <text:span text:style-name="T605">внутри составно</text:span><text:span text:style-name="T616">го блока</text:span><text:span text:style-name="T605">, содержаще</text:span><text:span text:style-name="T616">го</text:span><text:span text:style-name="T605"> секцию </text:span><text:span text:style-name="T44">напоследок</text:span><text:span text:style-name="T605">, то инструкции в этой секции будут выполнены перед </text:span><text:span text:style-name="T619">выходом</text:span><text:span text:style-name="T611"> из </text:span><text:span text:style-name="T616">блока</text:span><text:span text:style-name="T605"> — так, как если бы инструкция </text:span><text:span text:style-name="T47">вернуть</text:span><text:span text:style-name="T605"> вызвала исключение.</text:span></text:p>
      <text:h text:style-name="Heading_20_3" text:outline-level="3">Составной блок инструкций</text:h>
      <text:p text:style-name="P231">Составной блок<text:span text:style-name="T635"> </text:span>представляет собой инструкцию, которая может содержать несколько других инструкций и предоставл<text:span text:style-name="T649">ет</text:span> средства для обработки исключений.</text:p>
      <text:p text:style-name="P232">Составной блок начинается ключевым словом <text:span text:style-name="T1">начало</text:span> и заканчивается словом <text:span text:style-name="T1">конец</text:span> или <text:span text:style-name="T1">окончание</text:span>. <text:span text:style-name="T630">Ключевые с</text:span><text:span text:style-name="T626">лова </text:span><text:span text:style-name="T48">конец</text:span><text:span text:style-name="T626"> и </text:span><text:span text:style-name="T48">окончание</text:span><text:span text:style-name="T626"> полностью эквивалентны и взаимозаменяемы. </text:span><text:span text:style-name="T627">Между началом и окончанием блока мо</text:span><text:span text:style-name="T631">жет</text:span><text:span text:style-name="T627"> находиться </text:span><text:span text:style-name="T631">сколько угодно</text:span><text:span text:style-name="T627"> други</text:span><text:span text:style-name="T631">х</text:span><text:span text:style-name="T627"> инструкци</text:span><text:span text:style-name="T631">й</text:span><text:span text:style-name="T627"> (в т. ч., вложенны</text:span><text:span text:style-name="T631">х</text:span><text:span text:style-name="T627"> составны</text:span><text:span text:style-name="T631">х</text:span><text:span text:style-name="T627"> блок</text:span><text:span text:style-name="T631">ов</text:span><text:span text:style-name="T627">), либо составной блок может быть пустым.</text:span></text:p>
      <text:p text:style-name="Исходный_20_код">начало<text:line-break/> <text:s text:c="3"/><text:span text:style-name="T628">выполнитьОдно();<text:line-break/> <text:s text:c="3"/>выполнитьДругое();<text:line-break/></text:span><text:span text:style-name="T629">конец</text:span>;</text:p>
      <text:p text:style-name="P233">Составной блок может применяться во всех случаях, когда синтаксис языка требует наличия ровно одной инструкции — в условных ветвлениях, в циклах, в конструкциях выбора и др. <text:span text:style-name="T636">Тело основной программы </text:span><text:span text:style-name="T639">и</text:span><text:span text:style-name="T636"> любой процедуры или функции </text:span><text:span text:style-name="T637">также </text:span><text:span text:style-name="T636">представляет собой составной блок.</text:span></text:p>
      <text:p text:style-name="Исходный_20_код"><text:span text:style-name="T632">если А &gt; Б то </text:span>чтоТоОдно()<text:line-break/>иначе чтоТоДругое();</text:p>
      <text:p text:style-name="Исходный_20_код"/>
      <text:p text:style-name="P234"><text:soft-page-break/>если <text:span text:style-name="T633">Ы &lt; </text:span><text:span text:style-name="T634">Я</text:span><text:span text:style-name="T633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35">Инструкции в теле составного блока выполняются по порядку сверху вниз. Если при выполнении<text:span text:style-name="T638"> </text:span>инструкции возникло исключение, то следующие <text:span text:style-name="T638">за ней </text:span>инструкции не выполняются, и управление <text:span text:style-name="T650">немедленно </text:span>передаётся в секцию обработки исключений.</text:p>
      <text:p text:style-name="P236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T1">исключение</text:span> или <text:span text:style-name="T1">исключения</text:span>.</text:p>
      <text:p text:style-name="P237">начало<text:line-break/> <text:s text:c="3"/>подготовкаКРаботе();<text:line-break/> <text:s text:c="3"/>выполнитьРаботу();<text:line-break/><text:span text:style-name="T628">исключени</text:span><text:span text:style-name="T651">е</text:span><text:span text:style-name="T628"><text:line-break/> <text:s text:c="3"/></text:span><text:span text:style-name="T640">сообщить("Возникла какая-то ошибка!");<text:line-break/></text:span>окончание;</text:p>
      <text:p text:style-name="P239">Если блок не имеет секции обработки исключений, то возникшее исключение всплывает в объемлющий блок, имеющий такую секцию — <text:span text:style-name="T652">в т.ч., возможно, за предел</text:span><text:span text:style-name="T692">ы</text:span><text:span text:style-name="T652"> выполняемой подпрограммы</text:span>. Если такой объемлющий блок <text:span text:style-name="T653">вообще </text:span>отсутствует, то выполнение программы завершается с кодом -1.</text:p>
      <text:p text:style-name="P238">Секция обработки исключений может быть простой или детализированной.</text:p>
      <text:p text:style-name="P238">Простая секция содержит одну или несколько любых инструкций, либо может быть пусто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94">любое </text:span>исключение считается подавленным, <text:span text:style-name="T693">если его всплытие не было возобновлено</text:span>.</text:p>
      <text:p text:style-name="P240">Чтобы возобновить всплытие исключения, в секции обработки исключений (и только в ней) можно использовать инструкцию <text:span text:style-name="T1">бросить</text:span>.</text:p>
      <text:p text:style-name="P241">Детализированная секция обработки исключений <text:span text:style-name="T654">содержит</text:span> одну или несколько инструкций перехвата исключений <text:span text:style-name="T1">когда..тогда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643">ч</text:span> := <text:span text:style-name="T643">целое("Не число");</text:span><text:line-break/>исключение<text:line-break/> <text:s text:c="3"/><text:span text:style-name="T643">когда ОшибкаКонвертации тогда ч := 0;<text:line-break/> <text:s text:c="3"/>когда любая тогда сообщить("Какая-то неожиданная ошибка!");</text:span><text:line-break/>конец;</text:p>
      <text:p text:style-name="P244"><text:soft-page-break/><text:span text:style-name="T695">Составной б</text:span>лок может заканчиваться секцией гарантированного завершения.</text:p>
      <text:p text:style-name="P242">Если в блоке <text:span text:style-name="T647">есть</text:span> секция <text:span text:style-name="T644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646">Также управление передаётся в эту секцию при выходе из блока инструкциями </text:span><text:span text:style-name="T49">прервать</text:span><text:span text:style-name="T646">, </text:span><text:span text:style-name="T49">продолжить</text:span><text:span text:style-name="T646">, </text:span><text:span text:style-name="T49">вернуть</text:span><text:span text:style-name="T646"> и </text:span><text:span text:style-name="T49">завершить</text:span><text:span text:style-name="T646">.</text:span></text:p>
      <text:p text:style-name="P243">Секция гарантированного завершения начинается ключевым словом <text:span text:style-name="T1">напоследок</text:span>. Эта секция должна располагаться в конце блока, после основной секции и секции обработки исключений.</text:p>
      <text:p text:style-name="P246"><text:span text:style-name="T645">скрытьКурсор();<text:line-break/></text:span>начало<text:line-break/><text:span text:style-name="T645"> <text:s text:c="3"/>чтоТоВыполнить();<text:line-break/></text:span> <text:s text:c="3"/><text:span text:style-name="T645">ещёЧтоТоВыполнить();</text:span></text:p>
      <text:p text:style-name="P253"><text:s text:c="4"/><text:span text:style-name="T648">вернуть 0;</text:span></text:p>
      <text:p text:style-name="P255">исключение</text:p>
      <text:p text:style-name="P253"><text:s text:c="4"/><text:span text:style-name="T696">сообщить(текст_исключения());</text:span><text:line-break/>напоследок<text:line-break/> <text:s text:c="3"/><text:span text:style-name="T645">показатьКурсор();</text:span><text:line-break/>конец;</text:p>
      <text:h text:style-name="Heading_20_3" text:outline-level="3">Инструкция перехвата исключения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78">(т. е., после ключевого слова </text:span><text:span text:style-name="T52">исключение)</text:span><text:span text:style-name="T678"> </text:span>и не может соседствовать в н<text:span text:style-name="T679">ей</text:span> с какими-то <text:span text:style-name="T686">ещё</text:span> инструкциями, кроме <text:span text:style-name="T686">других </text:span>инструкций перехвата.</text:p>
      <text:p text:style-name="P245">Инструкция начинается ключевым словом <text:span text:style-name="T1">когда</text:span>, за которым следует одно из трёх:</text:p>
      <text:list xml:id="list4048386117" text:style-name="L5">
        <text:list-item>
          <text:p text:style-name="P373">Перечень имён исключений через запятую;</text:p>
        </text:list-item>
        <text:list-item>
          <text:p text:style-name="P373">Определение переменной исключения;</text:p>
        </text:list-item>
        <text:list-item>
          <text:p text:style-name="P373">Ключевое слово <text:span text:style-name="T1">любое</text:span> (или <text:span text:style-name="T1">любой</text:span>, <text:span text:style-name="T1">любая</text:span>).</text:p>
        </text:list-item>
      </text:list>
      <text:p text:style-name="P245">Далее следует ключевое слово <text:span text:style-name="T1">тогда</text:span>, а за ним тело инструкции <text:span text:style-name="T660">перехвата</text:span> — ровно одна инструкция, <text:span text:style-name="T667">которая будет выполнена в </text:span><text:span text:style-name="T668">том</text:span><text:span text:style-name="T667"> случае, </text:span><text:span text:style-name="T668">если подходящее исключение возникло при выполнении основной секции составного блока</text:span>. <text:span text:style-name="T661">Чтобы просто подавить исключение, телом инструкции перехвата может быть пустой </text:span><text:span text:style-name="T669">составной </text:span><text:span text:style-name="T661">блок или инструкция </text:span><text:span text:style-name="T50">ничего</text:span><text:span text:style-name="T661">. </text:span><text:span text:style-name="T670">Чтобы возобновить всплытие </text:span><text:span text:style-name="T687">перехваченного</text:span><text:span text:style-name="T670"> исключения, используется инструкция </text:span><text:span text:style-name="T51">бросить</text:span><text:span text:style-name="T670">.</text:span></text:p>
      <text:p text:style-name="P247"><text:span text:style-name="T655">н</text:span>ачало<text:line-break/> <text:s text:c="3"/><text:span text:style-name="T655">выполнитьОдно();<text:line-break/> <text:s text:c="3"/>выполнитьДругое();</text:span><text:line-break/>исключения<text:line-break/> <text:s text:c="3"/><text:span text:style-name="T655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56">Неверный программист.</text:span><text:span text:style-name="T655">");<text:line-break/> <text:s text:c="3"/></text:span><text:span text:style-name="T656">когда </text:span><text:span text:style-name="T657">о</text:span><text:span text:style-name="T656">ш: МояОшибка тогда начало</text:span></text:p>
      <text:p text:style-name="P247"><text:span text:style-name="T656"><text:s text:c="8"/></text:span><text:span text:style-name="T657">о</text:span><text:span text:style-name="T656">ш.текст := </text:span><text:span text:style-name="T657">о</text:span><text:span text:style-name="T656">ш.текст ++ " Не волнуйтесь, так и было задумано! ;)";</text:span></text:p>
      <text:p text:style-name="P247"><text:s text:c="8"/><text:span text:style-name="T656">бросить;</text:span></text:p>
      <text:p text:style-name="P248"><text:s text:c="4"/><text:span text:style-name="T656">конец;</text:span></text:p>
      <text:p text:style-name="P248"><text:s text:c="4"/><text:span text:style-name="T658">когда люб</text:span><text:span text:style-name="T659">ое</text:span><text:span text:style-name="T658"> тогда завершить 100;</text:span><text:line-break/>конец;</text:p>
      <text:p text:style-name="Text_20_body"><text:soft-page-break/>Если в инструкции перехвата не объявлена переменная, а перечислены одно или несколько имён исключений, то тело <text:span text:style-name="T690">инструкции</text:span> выполняется при возникновении любого из них. <text:span text:style-name="T688">П</text:span>ри этом <text:span text:style-name="T688">можно</text:span> узнать, какое именно из исключений возникло, <text:span text:style-name="T688">и получить текст сообщения об ошибке вызовом функций </text:span><text:span text:style-name="T54">имя_исключения()</text:span><text:span text:style-name="T688"> и </text:span><text:span text:style-name="T54">текст_исключения()</text:span><text:span text:style-name="T688">, но нет возможности</text:span> модифицировать <text:span text:style-name="T688">текст или </text:span>параметры <text:span text:style-name="T688">исключения</text:span>.</text:p>
      <text:p text:style-name="P251">Инструкция <text:span text:style-name="T1">когда любое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 <text:span text:style-name="T689">Кроме того, з</text:span>апрещено упоминать одно и то же исключение в нескольких инструкциях перехвата в пределах одной секции.</text:p>
      <text:p text:style-name="P249">Для <text:span text:style-name="T673">доступа к параметрам исключения нужно объявить переменную — </text:span>указать <text:span text:style-name="T673">её имя </text:span>после ключевого слова <text:span text:style-name="T1">когда</text:span> и отделить двоеточием от имени исключения. Такая инструкция может перехватывать только од<text:span text:style-name="T676">и</text:span><text:span text:style-name="T677">н</text:span><text:span text:style-name="T676"> вид</text:span> исключени<text:span text:style-name="T676">я</text:span>.</text:p>
      <text:p text:style-name="P249"><text:span text:style-name="T675">Объявленная п</text:span>еременная <text:span text:style-name="T674">принадлежит</text:span> области видимости объемлющей подпрограммы (и имя должно быть уникально в её пределах), однако <text:span text:style-name="T671">фактически </text:span>создаётся <text:span text:style-name="T691">лишь </text:span>при входе в тело инструкции перехвата и уничтожается при выходе из него. Это приводит к тому, <text:span text:style-name="T671">что обращение к такой переменной за пределами инструкции перехвата не вызовет синтаксическую ошибку, но вызовет ошибку при выполнении программы.</text:span></text:p>
      <text:p text:style-name="P250">Переменная представляет собой структуру, которая содержит:</text:p>
      <text:list xml:id="list2570422385" text:style-name="L6">
        <text:list-item>
          <text:p text:style-name="P375">Поле <text:span text:style-name="T1">текст</text:span> строкового типа, содержащее текст сообщения об ошибке;</text:p>
        </text:list-item>
        <text:list-item>
          <text:p text:style-name="P374"><text:span text:style-name="T672">Поля простых типов, соответствующие параметрам </text:span><text:span text:style-name="T680">в определении </text:span><text:span text:style-name="T672">исключения.</text:span></text:p>
        </text:list-item>
      </text:list>
      <text:p text:style-name="Text_20_body">Эти поля получают <text:span text:style-name="T680">свои </text:span>значения при создании исключения <text:span text:style-name="T680">и могут быть изменены </text:span><text:span text:style-name="T681">при его перехвате. Следует иметь в виду, что, если в определении исключения текст сообщения содержал спецификаторы вида </text:span><text:span text:style-name="T683">%(параметр)</text:span><text:span text:style-name="T681">, то в момент перехвата поле </text:span><text:span text:style-name="T53">текст</text:span><text:span text:style-name="T681"> </text:span><text:span text:style-name="T684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форматированию текста сообщения </text:span><text:span text:style-name="T685">об ошибке</text:span><text:span text:style-name="T684">.</text:span></text:p>
      <text:p text:style-name="P252">Модификация данных перехваченного исключения имеет смысл лишь в том случае, если его всплытие будет возобновлено инструкцией <text:span text:style-name="T1">бросить</text:span>.</text:p>
      <text:h text:style-name="Heading_20_2" text:outline-level="2">Стандартная библиотека</text:h>
      <text:h text:style-name="P315" text:outline-level="3"><text:span text:style-name="T750">Базовый в</text:span>вод-вывод</text:h>
      <text:p text:style-name="P288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Константы</text:h>
      <text:p text:style-name="Исходный_20_код">константы<text:line-break/> <text:s text:c="3"/>НС = ""№0Д№0А; // новая строка<text:line-break/> <text:s text:c="3"/><text:span text:style-name="T745">Таб = №09; <text:s text:c="4"/>// символ табуляции</text:span></text:p>
      <text:h text:style-name="Heading_20_4" text:outline-level="4"><text:soft-page-break/>Процедура вывести()</text:h>
      <text:p text:style-name="P112"><text:span text:style-name="T325">п</text:span>роцедура вывести(<text:span text:style-name="T329">вх </text:span>арг0, арг1, арг2, ...);</text:p>
      <text:p text:style-name="P89">Выводит значения, переданные в параметрах, в стандартный поток вывода. <text:span text:style-name="T332">По умолчанию поток вывода направлен на экран терминала, но он может быть переназначен средствами операционной системы </text:span><text:span text:style-name="T333">при запуске программы</text:span><text:span text:style-name="T332">.</text:span></text:p>
      <text:p text:style-name="P89"><text:span text:style-name="T331">Допускает любое количество аргументов простых типов. </text:span>Перед записью в поток значения <text:span text:style-name="T400">аргументов </text:span>преобразуются в строк<text:span text:style-name="T496">овые</text:span> прямым приведением типа.</text:p>
      <text:p text:style-name="P92">При ошибках может вызывать исключение <text:span text:style-name="T1">ОшибкаВводаВывода</text:span>.</text:p>
      <text:p text:style-name="P91"><text:span text:style-name="T245">Примечание:</text:span> для перевода строки нужно передать в параметре символ LF (№0A) или константу <text:span text:style-name="T1">НС</text:span>.</text:p>
      <text:h text:style-name="Heading_20_4" text:outline-level="4">Процедура сообщить()</text:h>
      <text:p text:style-name="P88">процедура <text:span text:style-name="T328">сообщить</text:span>(<text:span text:style-name="T329">вх </text:span>арг0, арг1, арг2, ...);</text:p>
      <text:p text:style-name="P87">Выводит значения, переданные в параметрах, в стандартный поток <text:span text:style-name="T327">сообщений об ошибках</text:span>. <text:span text:style-name="T327">По умолчанию этот </text:span><text:span text:style-name="T532">направлен на экран терминала</text:span><text:span text:style-name="T327">, но может быть переназначен средствами операционной системы при запуске программы.</text:span></text:p>
      <text:p text:style-name="P87"><text:span text:style-name="T331">Допускает любое количество аргументов простых типов. </text:span>Перед записью в поток значения <text:span text:style-name="T399">аргументов </text:span>преобразуются в строк<text:span text:style-name="T495">овые</text:span> прямым приведением типа.</text:p>
      <text:p text:style-name="P93">При ошибках может вызывать исключение <text:span text:style-name="T1">ОшибкаВводаВывода</text:span>.</text:p>
      <text:p text:style-name="P95"><text:span text:style-name="T246">Примечание:</text:span><text:span text:style-name="T326"> для перевода строки нужно передать в параметре символ LF (№0</text:span><text:span text:style-name="T335">А</text:span><text:span text:style-name="T326">) или константу </text:span><text:span text:style-name="T21">НС</text:span><text:span text:style-name="T326">.</text:span></text:p>
      <text:h text:style-name="P323" text:outline-level="4">Функция <text:span text:style-name="T494">ввести</text:span>()</text:h>
      <text:p text:style-name="P90"><text:span text:style-name="T330">функция</text:span> <text:span text:style-name="T494">ввести</text:span>(<text:span text:style-name="T335">вых </text:span>арг0, арг1, арг2, ...): <text:span text:style-name="T356">целое;</text:span></text:p>
      <text:p text:style-name="P94">Читает значения переданных аргументов из стандартного потока ввода <text:span text:style-name="T331">и возвращает количество прочитанных значений</text:span>. <text:s/><text:span text:style-name="T334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5"><text:span text:style-name="T331">Допускает любое количество аргументов простых типов. </text:span><text:span text:style-name="T342">С</text:span>читывает из потока все символы до ближайшего <text:span text:style-name="T576">символа окончания</text:span> строки (№0А, <text:span text:style-name="T576">№0D или </text:span><text:span text:style-name="T577">№1A</text:span>), <text:span text:style-name="T487">выбирает значения из полученной строки и по порядку присваивает их переданным аргументам.</text:span> <text:span text:style-name="T487">В</text:span><text:span text:style-name="T483">ыполняет следующие действия, в</text:span> зависимости от типа переданного аргумента:</text:p>
      <text:list xml:id="list3516277919" text:style-name="L7">
        <text:list-item>
          <text:p text:style-name="P376"><text:span text:style-name="T22">Символ.</text:span><text:span text:style-name="T482"> </text:span><text:span text:style-name="T484">Выбирает следующий символ из прочитанной строки</text:span><text:span text:style-name="T346">, </text:span><text:span text:style-name="T347">конвертирует его в кодпойнт </text:span><text:span text:style-name="T348">Unicode</text:span><text:span text:style-name="T346"> </text:span><text:span text:style-name="T335">и присваивает аргументу. </text:span><text:span text:style-name="T337">Символ </text:span><text:span text:style-name="T578">окончания строки</text:span><text:span text:style-name="T337"> считывается из потока, но не попадает в возвращаемое значение аргумента.</text:span></text:p>
        </text:list-item>
        <text:list-item>
          <text:p text:style-name="P377"><text:span text:style-name="T1">Строка.</text:span> <text:span text:style-name="T485">П</text:span><text:span text:style-name="T349">рисваивает аргументу </text:span><text:span text:style-name="T488">всю оставшуюся строку </text:span>и возвращает управление. <text:span text:style-name="T337">Символ </text:span><text:span text:style-name="T585">окончания строки</text:span><text:span text:style-name="T337"> считывается из потока, но не попадает в возвращаемое </text:span><text:soft-page-break/><text:span text:style-name="T337">значение аргумента. </text:span>Все аргументы, следующие за строковым аргументом, остаются непрочитанными — <text:span text:style-name="T336">т. е., </text:span><text:span text:style-name="T350">получают</text:span><text:span text:style-name="T336"> нулевые начальные значения</text:span>.</text:p>
        </text:list-item>
        <text:list-item>
          <text:p text:style-name="P378"><text:span text:style-name="T1">Другие типы.</text:span> <text:span text:style-name="T489">Пропускает пробел</text:span><text:span text:style-name="T492">ы</text:span><text:span text:style-name="T489"> и табуляции </text:span><text:span text:style-name="T338">(№20, </text:span><text:span text:style-name="T339">№09</text:span><text:span text:style-name="T338">), </text:span><text:span text:style-name="T489">считывает часть строки до ближайшего пробела или табуляции</text:span><text:span text:style-name="T338"> </text:span><text:span text:style-name="T339">и приводит </text:span><text:span text:style-name="T489">полученный текст</text:span><text:span text:style-name="T339"> к типу данных соответствующего </text:span><text:span text:style-name="T486">по порядку </text:span><text:span text:style-name="T339">аргумента. </text:span><text:span text:style-name="T340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339">Если в строке, полученной из потока, оказалось меньше </text:span><text:span text:style-name="T490">данных</text:span><text:span text:style-name="T339">, чем </text:span><text:span text:style-name="T491">нужно для заполнения всех </text:span><text:span text:style-name="T339">передан</text:span><text:span text:style-name="T491">ных</text:span><text:span text:style-name="T339"> аргументов, </text:span><text:span text:style-name="T341">то оставшиеся аргументы </text:span><text:span text:style-name="T354">не </text:span><text:span text:style-name="T341">будут прочитаны и получат нулевые начальные значения. Если в строке больше </text:span><text:span text:style-name="T493">данных</text:span><text:span text:style-name="T341">, чем передано аргументов, то оставшаяся часть строки будет отброшена.</text:span></text:p>
      <text:p text:style-name="P96">Функция возвращает количество фактически прочитанных аргументов. При ошибках <text:span text:style-name="T343">преобразования</text:span> <text:span text:style-name="T343">значений из </text:span><text:span text:style-name="T352">их </text:span><text:span text:style-name="T344">текст</text:span><text:span text:style-name="T351">овых представлений</text:span><text:span text:style-name="T344"> </text:span>создаётся исключение <text:span text:style-name="T1">ОшибкаКонвертации</text:span>, при ошибках чтения — исключение <text:span text:style-name="T1">ОшибкаВводаВывода</text:span>.</text:p>
      <text:p text:style-name="P209"><text:span text:style-name="T245">Примечание </text:span><text:span text:style-name="T247">1</text:span><text:span text:style-name="T245">:</text:span> чтение и запись значений моментов может быть взаимно <text:span text:style-name="T362">не </text:span>однозначн<text:span text:style-name="T355">а</text:span>, т. к. при приведении момента к строке текстов<text:span text:style-name="T353">ы</text:span>е представлени<text:span text:style-name="T353">я</text:span> даты и времени разделяются пробелом. Это может приводить к необходимости считывать момент в два аргумента, расположенных друг за другом — <text:span text:style-name="T345">сначала дату, затем время — и</text:span> складывать <text:span text:style-name="T363">полученные</text:span> значения.</text:p>
      <text:p text:style-name="P214"><text:span text:style-name="T245">Примечание 2:</text:span> не рекомендуется использовать эту функцию в сквозном режиме терминала, <text:span text:style-name="T579">т. к. её поведение в этом режиме может быть неочевидным</text:span>.</text:p>
      <text:h text:style-name="Heading_20_4" text:outline-level="4">Функция прочестьСимвол()</text:h>
      <text:p text:style-name="Исходный_20_код">функция прочестьСимвол: символ;</text:p>
      <text:p text:style-name="P210">Читает один символ из стандартного потока ввода и возвращает прочитанный символ.</text:p>
      <text:p text:style-name="P210"><text:span text:style-name="T569">В каноническом режиме терминала, если поток ввода пуст, функция ожидает, пока пользователь введёт с клавиатуры один или несколько символов и нажмёт Enter. После этого функция возвращает первый из введённых символов, а остальные символы остаются в потоке, так что следующие вызовы </text:span><text:span text:style-name="T40">прочестьСимвол()</text:span><text:span text:style-name="T569"> выполняются немедленно. </text:span><text:span text:style-name="T570">В том числе функция читает из потока и возвращает символ №0</text:span><text:span text:style-name="T581">A</text:span><text:span text:style-name="T570">, соответствующий нажатию клавиши Enter, </text:span><text:span text:style-name="T580">а также </text:span><text:span text:style-name="T584">любые другие управляющие </text:span><text:span text:style-name="T580">символы </text:span><text:span text:style-name="T584">(если терминал отправляет их в поток)</text:span><text:span text:style-name="T570">.</text:span></text:p>
      <text:p text:style-name="P211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82">В этом режиме при нажатии Enter функция </text:span><text:span text:style-name="T583">вернёт символ №0D.</text:span></text:p>
      <text:p text:style-name="P212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h text:style-name="Heading_20_4" text:outline-level="4"><text:soft-page-break/>Функция есть<text:span text:style-name="T642">Символ</text:span>()</text:h>
      <text:p text:style-name="Исходный_20_код">функция есть<text:span text:style-name="T642">Символ</text:span>: логическое;</text:p>
      <text:p text:style-name="P213">Возвращает истинное значение, если в потоке ввода есть <text:span text:style-name="T574">непрочитанные </text:span>данные. <text:span text:style-name="T571">В этом случае функци</text:span><text:span text:style-name="T572">я</text:span><text:span text:style-name="T571"> </text:span><text:span text:style-name="T41">прочестьСимвол()</text:span><text:span text:style-name="T571"> не ожида</text:span><text:span text:style-name="T573">е</text:span><text:span text:style-name="T571">т ввода от пользователя, а немедленно возвраща</text:span><text:span text:style-name="T575">е</text:span><text:span text:style-name="T571">т </text:span><text:span text:style-name="T575">следующий символ</text:span><text:span text:style-name="T571"> из потока.</text:span></text:p>
      <text:h text:style-name="P316" text:outline-level="3"><text:span text:style-name="T565">Управление</text:span> терминалом</text:h>
      <text:p text:style-name="P191">Функции <text:span text:style-name="T565">управления</text:span> терминалом реализованы путём выдачи <text:span text:style-name="T545">ESC-</text:span>последовательностей <text:span text:style-name="T561">в стандартный поток вывода </text:span><text:span text:style-name="T562">или поток сообщений </text:span><text:span text:style-name="T566">об ошибках</text:span>, в соответствии со стандартом ECMA-<text:span text:style-name="T545">48. Особенности работы этих функций могут отличаться в зависимости от реализации терминала, используемого для запуска программы.</text:span></text:p>
      <text:h text:style-name="P324" text:outline-level="4">Процедура <text:span text:style-name="T563">терминал</text:span><text:span text:style-name="T547">()</text:span></text:h>
      <text:p text:style-name="P207"><text:span text:style-name="T533">процедура </text:span><text:span text:style-name="T563">терминал</text:span><text:span text:style-name="T533">(</text:span><text:span text:style-name="T534">вх </text:span><text:span text:style-name="T563">поток</text:span><text:span text:style-name="T533">: целое; </text:span><text:span text:style-name="T567">вх сквозной: логическое</text:span><text:span text:style-name="T533">);</text:span></text:p>
      <text:p text:style-name="P189"><text:span text:style-name="T563">Выбирает один из двух стандартных потоков, с которым будут работать все последующие вызовы функций </text:span><text:span text:style-name="T565">управления терминалом, </text:span><text:span text:style-name="T568">и устанавливает для него режим работы</text:span><text:span text:style-name="T559">.</text:span></text:p>
      <text:p text:style-name="P189"><text:span text:style-name="T563">Параметр </text:span><text:span text:style-name="T39">поток</text:span><text:span text:style-name="T563"> может иметь одно из двух значений: 1 — стандартный поток вывода, 2 — стандартный поток сообщений </text:span><text:span text:style-name="T564">об ошибках</text:span><text:span text:style-name="T563">.</text:span></text:p>
      <text:p text:style-name="P208">Если параметр <text:span text:style-name="T1">сквозной</text:span> имеет истинное значение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324" text:outline-level="4">Процедура размерЭкрана<text:span text:style-name="T547">()</text:span></text:h>
      <text:p text:style-name="Исходный_20_код"><text:span text:style-name="T533">процедура размер</text:span><text:span text:style-name="T535">Экрана</text:span><text:span text:style-name="T533">(</text:span><text:span text:style-name="T534">вх </text:span><text:span text:style-name="T533">горз, верт: целое);</text:span></text:p>
      <text:p text:style-name="P188">Устанавливает размер<text:span text:style-name="T558">ы</text:span> окна терминала. <text:span text:style-name="T559">Параметр </text:span><text:span text:style-name="T38">горз</text:span><text:span text:style-name="T559"> означает количество символов по горизонтали, а параметр </text:span><text:span text:style-name="T38">верт</text:span><text:span text:style-name="T559"> — количество строк по вертикали.</text:span></text:p>
      <text:h text:style-name="P325" text:outline-level="4">Процедура очиститьЭкран<text:span text:style-name="T547">()</text:span></text:h>
      <text:p text:style-name="Исходный_20_код">процедура очистить<text:span text:style-name="T535">Экран</text:span>;</text:p>
      <text:p text:style-name="Text_20_body">Очищает <text:span text:style-name="T545">экран, устанавливает курсор в верхний левый угол и сбрасывает все установленные атрибуты к значениям по умолчанию.</text:span></text:p>
      <text:h text:style-name="Heading_20_4" text:outline-level="4">Процедура очиститьСтроку<text:span text:style-name="T547">()</text:span></text:h>
      <text:p text:style-name="Исходный_20_код">процедура очистить<text:span text:style-name="T535">Строку(вх </text:span><text:span text:style-name="T536">где</text:span><text:span text:style-name="T535">: целое)</text:span>;</text:p>
      <text:p text:style-name="P188">Очищает указанную часть строки в позиции курсора, <text:span text:style-name="T546">используя установленный цвет фона</text:span>. Если переданное значение <text:span text:style-name="T1">где</text:span> отрицательно, очищает строку слева от курсора, включая <text:soft-page-break/>позицию курсора. Если <text:span text:style-name="T1">где</text:span> положительно, очищает строку справа от курсора, включая позицию курсора. Нулевое значение очищает всю строку целиком.</text:p>
      <text:h text:style-name="P326" text:outline-level="4">Процедура курсор()</text:h>
      <text:p text:style-name="Исходный_20_код">процедура курсор(вх горз, верт: целое);</text:p>
      <text:p text:style-name="P192">Устанавливает курсор в переданную позицию. <text:span text:style-name="T548">Нумерация строк </text:span><text:span text:style-name="T549">на экране</text:span><text:span text:style-name="T548"> и символов в строке начинается с нуля.</text:span></text:p>
      <text:h text:style-name="P327" text:outline-level="4">Процедура курсорГорз()</text:h>
      <text:p text:style-name="P204">процедура курсор<text:span text:style-name="T539">Горз</text:span>(вх горз: целое);</text:p>
      <text:p text:style-name="P193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328" text:outline-level="4">Процедура курсорВерт()</text:h>
      <text:p text:style-name="P204">процедура курсор<text:span text:style-name="T539">Верт</text:span>(вх верт: целое);</text:p>
      <text:p text:style-name="P194">Устанавливает курсор в <text:span text:style-name="T550">переданную строку на экране</text:span>, <text:span text:style-name="T550">горизонтальная</text:span> координата курсора не меняется. Нумерация строк начинается с нуля.</text:p>
      <text:h text:style-name="P329" text:outline-level="4">Процедура скрытьКурсор()</text:h>
      <text:p text:style-name="P204">процедура <text:span text:style-name="T538">скрытьК</text:span>урсор;</text:p>
      <text:p text:style-name="P195">Скрывает мигающий прямоугольник курсора. Скрытый курсор продолжает выполнять свои функции как указатель <text:span text:style-name="T560">текущей </text:span>позиции для вывода текста.</text:p>
      <text:h text:style-name="P330" text:outline-level="4">Процедура показатьКурсор()</text:h>
      <text:p text:style-name="P205">процедура <text:span text:style-name="T538">показатьК</text:span>урсор;</text:p>
      <text:p text:style-name="P190">Делает видимым мигающий прямоугольник курсора, если он был ранее скрыт.</text:p>
      <text:h text:style-name="Heading_20_4" text:outline-level="4">Процедура цветФона()</text:h>
      <text:p text:style-name="P205">процедура цветФона(вх цвет: целое);</text:p>
      <text:p text:style-name="P196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9">Параметр <text:span text:style-name="T1">цвет</text:span> может принимать значения от 0 до 255 и обозначает номер <text:span text:style-name="T551">в 256-цветной палитре xTerm.</text:span></text:p>
      <text:h text:style-name="P331" text:outline-level="4"><text:soft-page-break/>Процедура цветШрифта()</text:h>
      <text:p text:style-name="Исходный_20_код">процедура цвет<text:span text:style-name="T540">Шрифта</text:span>(вх цвет: целое);</text:p>
      <text:p text:style-name="P197">Устанавливает переданный цвет <text:span text:style-name="T552">шрифта</text:span>, который будет использоваться при следующих вызовах функций вывода текста.</text:p>
      <text:p text:style-name="P200">Параметр <text:span text:style-name="T1">цвет</text:span> может принимать значения от 0 до 255 и обозначает номер <text:span text:style-name="T551">в 256-цветной палитре xTerm.</text:span></text:p>
      <text:h text:style-name="Heading_20_4" text:outline-level="4">Процедура стильШрифта()</text:h>
      <text:p text:style-name="Исходный_20_код">процедура <text:span text:style-name="T537">стильШрифта</text:span>(<text:span text:style-name="T534">вх </text:span>стиль: целое);</text:p>
      <text:p text:style-name="P198">Устанавливает переданный <text:span text:style-name="T553">стиль</text:span> <text:span text:style-name="T552">шрифта</text:span>, который будет использоваться при следующих вызовах функций вывода текста.</text:p>
      <text:p text:style-name="P201">Параметр стиль может принимать следующие значения:</text:p>
      <text:p text:style-name="Исходный_20_код">1 // жирный шрифт</text:p>
      <text:p text:style-name="Исходный_20_код">2 // курсив</text:p>
      <text:p text:style-name="Исходный_20_код">4 // одинарное подчёркивание</text:p>
      <text:p text:style-name="Исходный_20_код">8 // перечёркнутый текст</text:p>
      <text:p text:style-name="P201">Эти значения можно комбинировать путём суммирования. <text:span text:style-name="T554">Н</text:span>апример, 1+2 означает жирный курсив, а 2+4+8 — подчёркнутый и перечёркнутый курсив.</text:p>
      <text:h text:style-name="Heading_20_4" text:outline-level="4">Процедура <text:span text:style-name="T556">сбросить</text:span>Атрибуты()</text:h>
      <text:p text:style-name="P206">процедура <text:span text:style-name="T557">сбросить</text:span><text:span text:style-name="T544">А</text:span><text:span text:style-name="T543">трибуты</text:span>;</text:p>
      <text:p text:style-name="P202">Сбрасывает ранее установленные цвет фона, цвет шрифта и стиль шрифта к значениям по умолчанию.</text:p>
      <text:h text:style-name="Heading_20_4" text:outline-level="4">Функция цвет256()</text:h>
      <text:p text:style-name="P206"><text:span text:style-name="T542">функция</text:span> <text:span text:style-name="T541">цвет256</text:span>(<text:span text:style-name="T534">вх </text:span><text:span text:style-name="T541">кр, зел, син</text:span>: целое): <text:span text:style-name="T542">целое</text:span>;</text:p>
      <text:p text:style-name="P203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03"><text:span text:style-name="T555">Параметры </text:span><text:span text:style-name="T37">кр</text:span><text:span text:style-name="T555">, </text:span><text:span text:style-name="T37">зел</text:span><text:span text:style-name="T555"> и </text:span><text:span text:style-name="T37">син</text:span><text:span text:style-name="T555"> соответствуют красной, зелёной и синей составляющим и могут принимать значения от 0 до 255.</text:span></text:p>
      <text:h text:style-name="Heading_20_3" text:outline-level="3"><text:soft-page-break/>Файловый ввод-вывод</text:h>
      <text:h text:style-name="Heading_20_4" text:outline-level="4">Константы</text:h>
      <text:p text:style-name="P289"><text:span text:style-name="T756">к</text:span><text:span text:style-name="T752">онстанты<text:line-break/> <text:s text:c="3"/>// </text:span><text:span text:style-name="T775">типы</text:span><text:span text:style-name="T755"> файлов</text:span><text:span text:style-name="T752"><text:line-break/> <text:s text:c="3"/></text:span><text:span text:style-name="T754">ф</text:span><text:span text:style-name="T784">т</text:span><text:span text:style-name="T754">Текст <text:s text:c="3"/>= 0; // </text:span><text:span text:style-name="T755">текстовый файл</text:span><text:span text:style-name="T754"><text:line-break/> <text:s text:c="3"/>ф</text:span><text:span text:style-name="T784">т</text:span><text:span text:style-name="T754">Двоичный = 1; // </text:span><text:span text:style-name="T755">файл с произвольным форматом данных</text:span></text:p>
      <text:p text:style-name="P289"/>
      <text:p text:style-name="P289"><text:span text:style-name="T759">константы<text:line-break/></text:span><text:span text:style-name="T755"> <text:s text:c="3"/>// режимы </text:span><text:span text:style-name="T791">доступа к файлу</text:span><text:line-break/> <text:s text:c="3"/>ф<text:span text:style-name="T792">р</text:span><text:span text:style-name="T790">д</text:span>Чтение <text:s text:c="3"/><text:span text:style-name="T752">= </text:span><text:span text:style-name="T788">$0</text:span><text:span text:style-name="T785">1</text:span><text:span text:style-name="T752">; // </text:span><text:span text:style-name="T785">разрешить чтение файла</text:span><text:line-break/> <text:s text:c="3"/>ф<text:span text:style-name="T792">р</text:span><text:span text:style-name="T790">д</text:span>Запись <text:s text:c="3"/><text:span text:style-name="T752">= </text:span><text:span text:style-name="T788">$0</text:span><text:span text:style-name="T785">2</text:span><text:span text:style-name="T752">; // </text:span><text:span text:style-name="T785">разрешить запись в файл</text:span><text:span text:style-name="T759"><text:line-break/></text:span><text:span text:style-name="T755"> <text:s text:c="3"/>// режим совместного доступа к файлу</text:span><text:line-break/> <text:s text:c="3"/>ф<text:span text:style-name="T789">с</text:span><text:span text:style-name="T785">дИсключить</text:span> <text:span text:style-name="T752">= </text:span><text:span text:style-name="T788">$1</text:span><text:span text:style-name="T752">0; // </text:span><text:span text:style-name="T755">закрыть другим процессам доступ к файлу</text:span><text:line-break/> <text:s text:c="3"/>ф<text:span text:style-name="T789">с</text:span><text:span text:style-name="T785">д</text:span>Чтение <text:s text:c="3"/><text:span text:style-name="T752">= </text:span><text:span text:style-name="T788">$20</text:span><text:span text:style-name="T752">; // </text:span><text:span text:style-name="T755">разрешить другим процессам чтение файла</text:span><text:line-break/> <text:s text:c="3"/>ф<text:span text:style-name="T789">с</text:span><text:span text:style-name="T786">д</text:span>Любой <text:s text:c="4"/><text:span text:style-name="T752">= </text:span><text:span text:style-name="T788">$40</text:span><text:span text:style-name="T752">; // </text:span><text:span text:style-name="T755">разрешить другим процессам любые действия с файлом</text:span></text:p>
      <text:p text:style-name="P289"/>
      <text:p text:style-name="P290">константы<text:line-break/> <text:s text:c="3"/>// позиционирвание в файле<text:line-break/> <text:s text:c="3"/>ф<text:span text:style-name="T787">п</text:span>ОтНачала <text:s text:c="4"/>= 0; // <text:span text:style-name="T760">считая от начала файла</text:span><text:line-break/> <text:s text:c="3"/>ф<text:span text:style-name="T787">п</text:span>ОтКонца <text:s text:c="5"/>= 1; // <text:span text:style-name="T760">считая от конца файла</text:span><text:line-break/> <text:s text:c="3"/>ф<text:span text:style-name="T787">п</text:span>Относительно = 2; // <text:span text:style-name="T760">считая от текущей позиции в файле</text:span></text:p>
      <text:h text:style-name="P332" text:outline-level="4"><text:span text:style-name="T777">Ф</text:span>ункция <text:span text:style-name="T753">файл</text:span><text:span text:style-name="T781">Создать</text:span>()</text:h>
      <text:p text:style-name="P300">функция файл<text:span text:style-name="T783">Создать</text:span>(вх <text:span text:style-name="T776">типФайла</text:span>: целое; вх имя: строка; вх <text:span text:style-name="T782">режим</text:span>: целое): <text:span text:style-name="T761">объект</text:span>;</text:p>
      <text:h text:style-name="P332" text:outline-level="4"><text:span text:style-name="T777">Ф</text:span>ункция <text:span text:style-name="T753">файлОткрыть</text:span>()</text:h>
      <text:p text:style-name="P291">функция файлОткрыть(вх <text:span text:style-name="T776">типФайла</text:span>: целое; вх имя: строка; вх р<text:span text:style-name="T773">е</text:span>ж<text:span text:style-name="T774">им</text:span>: целое): <text:span text:style-name="T761">объект</text:span>;</text:p>
      <text:h text:style-name="Heading_20_4" text:outline-level="4"><text:span text:style-name="T777">П</text:span>роцедура <text:span text:style-name="T753">файлЗакрыть</text:span>()</text:h>
      <text:p text:style-name="Исходный_20_код">процедура файлЗакрыть(<text:span text:style-name="T763">вв </text:span>файл: объект);</text:p>
      <text:h text:style-name="P333" text:outline-level="4"><text:span text:style-name="T777">Ф</text:span>ункция файл<text:span text:style-name="T779">Размер</text:span>()</text:h>
      <text:p text:style-name="P299"><text:span text:style-name="T762">функция</text:span> файл<text:span text:style-name="T779">Размер</text:span>(<text:span text:style-name="T764">вх </text:span>файл: объект): <text:span text:style-name="T765">целое</text:span>;</text:p>
      <text:h text:style-name="P333" text:outline-level="4"><text:span text:style-name="T777">Ф</text:span>ункция файлПоз()</text:h>
      <text:p text:style-name="P292"><text:span text:style-name="T762">функция</text:span> файл<text:span text:style-name="T762">Поз</text:span>(<text:span text:style-name="T764">вх </text:span>файл: объект): <text:span text:style-name="T765">целое</text:span>;</text:p>
      <text:p text:style-name="P293"><text:span text:style-name="T762">функция</text:span> файл<text:span text:style-name="T762">Поз</text:span>(<text:span text:style-name="T764">вх </text:span>файл: объект; <text:span text:style-name="T765">вх поз: целое</text:span>): <text:span text:style-name="T765">целое</text:span>;</text:p>
      <text:p text:style-name="P293"><text:span text:style-name="T762">функция</text:span> файл<text:span text:style-name="T762">Поз</text:span>(<text:span text:style-name="T764">вх </text:span>файл: объект; <text:span text:style-name="T765">вх поз: целое; вх откуда: целое</text:span>): <text:span text:style-name="T765">целое</text:span>;</text:p>
      <text:h text:style-name="Heading_20_4" text:outline-level="4"><text:span text:style-name="T777">П</text:span>роцедура файлПрочесть()</text:h>
      <text:p text:style-name="P296"><text:span text:style-name="T771">процедура</text:span> файл<text:span text:style-name="T768">Прочесть</text:span>(<text:span text:style-name="T764">вх </text:span>файл: объект; <text:span text:style-name="T769">вых </text:span><text:span text:style-name="T770">арг1, арг2, арг3...</text:span>);</text:p>
      <text:h text:style-name="Heading_20_4" text:outline-level="4"><text:soft-page-break/><text:span text:style-name="T777">П</text:span>роцедура файлЗаписать()</text:h>
      <text:p text:style-name="P297"><text:span text:style-name="T771">процедура</text:span> файл<text:span text:style-name="T772">Записать</text:span>(<text:span text:style-name="T764">вх </text:span>файл: объект; <text:span text:style-name="T769">вх </text:span><text:span text:style-name="T770">арг1, арг2, арг3...</text:span>);</text:p>
      <text:h text:style-name="Heading_20_4" text:outline-level="4"><text:span text:style-name="T778">П</text:span>роцедура файл<text:span text:style-name="T780">Обрезать</text:span>()</text:h>
      <text:p text:style-name="P298"><text:span text:style-name="T771">процедура</text:span> файл<text:span text:style-name="T780">Обрезать</text:span>(<text:span text:style-name="T764">вх </text:span>файл: объект);</text:p>
      <text:h text:style-name="P317" text:outline-level="3">Массивы</text:h>
      <text:h text:style-name="Heading_20_4" text:outline-level="4">Функция длина()</text:h>
      <text:p text:style-name="P113">функция длина(вх <text:span text:style-name="T364">м</text:span>: <text:span text:style-name="T357">массив</text:span>): целое;</text:p>
      <text:p text:style-name="P113">функция длина(вв <text:span text:style-name="T364">м</text:span>: <text:span text:style-name="T357">массив</text:span>; <text:span text:style-name="T162">вх </text:span><text:span text:style-name="T192">размер</text:span>: целое): целое;</text:p>
      <text:p text:style-name="P30">Возвращает <text:span text:style-name="T358">количество элементов в переданном массиве</text:span>.</text:p>
      <text:p text:style-name="P30">Если передан параметр <text:span text:style-name="T10">размер</text:span>, то функция установит для переданно<text:span text:style-name="T358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30">Если новая длина больше старой, то прежнее содержимое <text:span text:style-name="T359">массива</text:span> сохраняется, <text:span text:style-name="T359">а новые элементы добавляются в конец массива и инициализируются нулевыми начальными значениями</text:span><text:span text:style-name="T163">. Если новая длина меньше старой, то </text:span><text:span text:style-name="T360">сохраняются прежние значения элементов от нуля до новой длины, а остальные элементы </text:span><text:span text:style-name="T361">уничтожаются</text:span><text:span text:style-name="T208">.</text:span></text:p>
      <text:h text:style-name="Heading_20_4" text:outline-level="4">Процедура добавить()</text:h>
      <text:p text:style-name="P114"><text:span text:style-name="T364">процедура</text:span> <text:span text:style-name="T364">добавить</text:span>(вв <text:span text:style-name="T364">м</text:span>: <text:span text:style-name="T357">массив</text:span>; <text:span text:style-name="T162">вх </text:span><text:span text:style-name="T364">элемент</text:span>);</text:p>
      <text:p text:style-name="P97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15"><text:span text:style-name="T364">процедура</text:span> <text:span text:style-name="T365">вставить</text:span>(вв <text:span text:style-name="T364">м</text:span>: <text:span text:style-name="T357">массив</text:span>; <text:span text:style-name="T162">вх </text:span><text:span text:style-name="T366">индекс: целое; вх </text:span><text:span text:style-name="T364">элемент</text:span>);</text:p>
      <text:p text:style-name="P98"><text:span text:style-name="T368">Вставляет в массив</text:span> переданный <text:span text:style-name="T369">элемент</text:span>. <text:span text:style-name="T367">Если переданный </text:span><text:span text:style-name="T23">индекс</text:span><text:span text:style-name="T367"> равен длине массива, то элемент добавляется в конец массива; </text:span><text:span text:style-name="T368">е</text:span><text:span text:style-name="T367">сли </text:span><text:span text:style-name="T368">меньше, то элемент вставляется в переданную позицию, а все элементы, начиная от переданного индекса, включительно, сдвигаются </text:span><text:span text:style-name="T373">в сторону увеличения индекса</text:span><text:span text:style-name="T368">. </text:span>Длина массива увеличивается на 1.</text:p>
      <text:p text:style-name="P102">Если передан недопустимый индекс, создаётся исключение <text:span text:style-name="T1">НеверныйИндекс</text:span>.</text:p>
      <text:h text:style-name="Heading_20_4" text:outline-level="4">Процедура удалить()</text:h>
      <text:p text:style-name="P116"><text:span text:style-name="T364">процедура</text:span> <text:span text:style-name="T370">удалить</text:span>(вв <text:span text:style-name="T364">м</text:span>: <text:span text:style-name="T357">массив</text:span>; <text:span text:style-name="T162">вх </text:span><text:span text:style-name="T366">индекс: целое</text:span>);</text:p>
      <text:p text:style-name="P117"><text:span text:style-name="T364">процедура</text:span> <text:span text:style-name="T370">удалить</text:span>(вв <text:span text:style-name="T364">м</text:span>: <text:span text:style-name="T357">массив</text:span>; <text:span text:style-name="T162">вх </text:span><text:span text:style-name="T366">индекс, </text:span><text:span text:style-name="T371">кво</text:span><text:span text:style-name="T366">: целое</text:span>);</text:p>
      <text:p text:style-name="P99"><text:span text:style-name="T372">Удаляет элементы из массива</text:span>.</text:p>
      <text:p text:style-name="P99"><text:soft-page-break/><text:span text:style-name="T374">Удаляет переданное количество элементов, начиная от указанного индекса, включительно. </text:span><text:span text:style-name="T375">Если параметр </text:span><text:span text:style-name="T24">кво</text:span><text:span text:style-name="T375"> не передан, удаляет один элемент.</text:span><text:span text:style-name="T374"> </text:span><text:span text:style-name="T375">Если после удалённых элементов остались ещё элементы, </text:span><text:span text:style-name="T376">то </text:span><text:span text:style-name="T375">они сдвигаются в сторону уменьшения индекса.</text:span></text:p>
      <text:p text:style-name="P103">Если передан недопустимый индекс или слишком большое количество, создаётся исключение <text:span text:style-name="T1">НеверныйИндекс</text:span>.</text:p>
      <text:h text:style-name="P317" text:outline-level="3">Словари</text:h>
      <text:h text:style-name="P334" text:outline-level="4">Функция длина()</text:h>
      <text:p text:style-name="P86">функция длина(вх <text:span text:style-name="T379">сл</text:span>: <text:span text:style-name="T380">словарь</text:span>): целое;</text:p>
      <text:p text:style-name="P85"><text:span text:style-name="T162">Возвращает </text:span><text:span text:style-name="T358">количество элементов в переданном </text:span><text:span text:style-name="T379">словаре</text:span><text:span text:style-name="T162">.</text:span></text:p>
      <text:h text:style-name="P334" text:outline-level="4">Процедура добавить()</text:h>
      <text:p text:style-name="P118"><text:span text:style-name="T364">процедура</text:span> <text:span text:style-name="T364">добавить</text:span>(вв <text:span text:style-name="T380">сл</text:span>: <text:span text:style-name="T380">словарь</text:span>; <text:span text:style-name="T162">вх </text:span><text:span text:style-name="T380">ключ</text:span>);</text:p>
      <text:p text:style-name="P86"><text:span text:style-name="T364">процедура</text:span> <text:span text:style-name="T364">добавить</text:span>(вв <text:span text:style-name="T380">сл</text:span>: <text:span text:style-name="T380">словарь</text:span>; <text:span text:style-name="T162">вх </text:span><text:span text:style-name="T380">ключ, </text:span><text:span text:style-name="T381">значение</text:span>);</text:p>
      <text:p text:style-name="P101">Добавляет <text:span text:style-name="T389">в словарь </text:span>переданный <text:span text:style-name="T25">ключ</text:span>. <text:span text:style-name="T382">Если передано </text:span><text:span text:style-name="T25">значение</text:span><text:span text:style-name="T382">, то оно присваивается добавленному ключу; если нет, то новый ключ получает нулевое начальное значение</text:span>.</text:p>
      <text:p text:style-name="P101"><text:span text:style-name="T383">Если </text:span><text:span text:style-name="T384">указанный</text:span><text:span text:style-name="T383"> ключ уже существует в словаре, то новое значение присваивается существующему ключу, </text:span><text:span text:style-name="T384">либо не меняется, если новое значение </text:span><text:span text:style-name="T385">не передано</text:span><text:span text:style-name="T383">.</text:span></text:p>
      <text:h text:style-name="P334" text:outline-level="4">Процедура вставить()</text:h>
      <text:p text:style-name="P86"><text:span text:style-name="T364">процедура</text:span> <text:span text:style-name="T365">вставить</text:span>(вв <text:span text:style-name="T386">сл</text:span>: <text:span text:style-name="T387">словарь</text:span>; <text:span text:style-name="T162">вх </text:span><text:span text:style-name="T388">ключ, значение</text:span>);</text:p>
      <text:p text:style-name="P100"><text:span text:style-name="T392">Добавляет</text:span><text:span text:style-name="T368"> в </text:span><text:span text:style-name="T390">словарь переданн</text:span><text:span text:style-name="T391">ую пару</text:span><text:span text:style-name="T390"> ключ-</text:span><text:span text:style-name="T391">значение или присваивает новое значение переданному ключу, </text:span><text:span text:style-name="T401">если тот уже сущес</text:span><text:span text:style-name="T402">т</text:span><text:span text:style-name="T401">вует в словаре</text:span>. <text:span text:style-name="T390">Эквивалентным вызову этой функции является присваивание:</text:span></text:p>
      <text:p text:style-name="Исходный_20_код">сл[ключ] := значение;</text:p>
      <text:h text:style-name="P334" text:outline-level="4">Процедура удалить()</text:h>
      <text:p text:style-name="P86"><text:span text:style-name="T364">процедура</text:span> <text:span text:style-name="T370">удалить</text:span>(вв <text:span text:style-name="T393">сл</text:span>: <text:span text:style-name="T393">словарь</text:span>; <text:span text:style-name="T162">вх </text:span><text:span text:style-name="T393">ключ</text:span>);</text:p>
      <text:p text:style-name="P100"><text:span text:style-name="T372">Удаляет из </text:span><text:span text:style-name="T393">словаря переданный ключ и соответствующее ему значение</text:span>. <text:span text:style-name="T394">Если указанный ключ отсутствует в словаре, создаётся исключение </text:span><text:span text:style-name="T26">НеверныйКлюч</text:span><text:span text:style-name="T394">.</text:span></text:p>
      <text:h text:style-name="P319" text:outline-level="3"><text:soft-page-break/>Числа</text:h>
      <text:h text:style-name="Heading_20_4" text:outline-level="4">Константы</text:h>
      <text:p text:style-name="Исходный_20_код"><text:span text:style-name="T751">константы</text:span><text:line-break/> <text:s text:c="3"/>МинЦелое <text:span text:style-name="T747">= -9223372036854775808; <text:s text:c="3"/>// </text:span><text:span text:style-name="T748">Минимальное значение целого числа</text:span><text:line-break/> <text:s text:c="3"/><text:span text:style-name="T746">максЦелое </text:span><text:span text:style-name="T748">= 9223372036854775807; <text:s text:c="3"/>// Максимальное значение целого числа</text:span><text:span text:style-name="T746"><text:line-break/> <text:s text:c="3"/>минДробное </text:span><text:span text:style-name="T748">= 2.2250738585072E-308; <text:s/>// Минимальное значение дробного числа</text:span><text:span text:style-name="T746"><text:line-break/> <text:s text:c="3"/>максДробное </text:span><text:span text:style-name="T748">= 1.79769313486232E308; // Максимальное значение дробного числа</text:span><text:span text:style-name="T746"><text:line-break/> <text:s text:c="3"/>Pi </text:span><text:span text:style-name="T748">= 3.14159265358979; <text:s text:c="13"/>// Значение числа Пи</text:span></text:p>
      <text:p text:style-name="Исходный_20_код"><text:span text:style-name="T749"><text:s text:c="4"/>Пи</text:span><text:span text:style-name="T746"> </text:span><text:span text:style-name="T748">= 3.14159265358979; <text:s text:c="13"/>// Значение числа Пи</text:span></text:p>
      <text:h text:style-name="P335" text:outline-level="4">Функци<text:span text:style-name="T501">я</text:span> <text:span text:style-name="T497">нечисло</text:span>()</text:h>
      <text:p text:style-name="P167">функция <text:span text:style-name="T497">нечисло(</text:span><text:span text:style-name="T502">вх </text:span><text:span text:style-name="T497">число: дробное)</text:span>: <text:span text:style-name="T497">логическое</text:span>;</text:p>
      <text:p text:style-name="P106">Возвращает <text:span text:style-name="T497">истин</text:span><text:span text:style-name="T499">у</text:span><text:span text:style-name="T497">, если переданный параметр имеет значение </text:span><text:span text:style-name="T34">нечисло</text:span>.</text:p>
      <text:h text:style-name="P336" text:outline-level="4">Функци<text:span text:style-name="T501">я</text:span> <text:span text:style-name="T498">конечно</text:span>()</text:h>
      <text:p text:style-name="P168">функция <text:span text:style-name="T498">конечно</text:span><text:span text:style-name="T497">(</text:span><text:span text:style-name="T502">вх </text:span><text:span text:style-name="T497">число: дробное)</text:span>: <text:span text:style-name="T497">логическое</text:span>;</text:p>
      <text:p text:style-name="P107">Возвращает <text:span text:style-name="T497">истин</text:span><text:span text:style-name="T499">у</text:span><text:span text:style-name="T497">, если переданный параметр имеет </text:span><text:span text:style-name="T500">конечное численное </text:span><text:span text:style-name="T497">значение</text:span>. <text:span text:style-name="T500">Возвращает ложь, если значение переданного параметра — нечисло или бесконечность с любым знаком.</text:span></text:p>
      <text:h text:style-name="P337" text:outline-level="4">Функци<text:span text:style-name="T501">я</text:span> <text:span text:style-name="T504">округл</text:span>()</text:h>
      <text:p text:style-name="P169">функция <text:span text:style-name="T504">округл</text:span><text:span text:style-name="T497">(</text:span><text:span text:style-name="T502">вх </text:span><text:span text:style-name="T497">число: дробное)</text:span>: <text:span text:style-name="T504">целое</text:span>;</text:p>
      <text:p text:style-name="P172">Округляет переданное значение до ближайшего целого и возвращает полученное целое число. Если передано нечисло или бесконечность, возникает исключение <text:span text:style-name="T1">НеверноеЧисло</text:span>.</text:p>
      <text:h text:style-name="P338" text:outline-level="4">Функци<text:span text:style-name="T501">я</text:span> <text:span text:style-name="T505">цел</text:span>()</text:h>
      <text:p text:style-name="P170">функция <text:span text:style-name="T505">цел</text:span><text:span text:style-name="T497">(</text:span><text:span text:style-name="T502">вх </text:span><text:span text:style-name="T497">число: дробное)</text:span>: <text:span text:style-name="T506">дробное</text:span>;</text:p>
      <text:p text:style-name="P173">Возвращает целую часть переданного числа.</text:p>
      <text:h text:style-name="P339" text:outline-level="4">Функци<text:span text:style-name="T501">я</text:span> <text:span text:style-name="T507">дроб</text:span>()</text:h>
      <text:p text:style-name="P171">функция <text:span text:style-name="T507">дроб</text:span><text:span text:style-name="T497">(</text:span><text:span text:style-name="T502">вх </text:span><text:span text:style-name="T497">число: дробное)</text:span>: <text:span text:style-name="T506">дробное</text:span>;</text:p>
      <text:p text:style-name="P174">Возвращает <text:span text:style-name="T507">дробную</text:span> часть переданного числа.</text:p>
      <text:h text:style-name="Heading_20_4" text:outline-level="4">Функция sin()</text:h>
      <text:p text:style-name="Исходный_20_код">функция sin(число: дробное): дробное;</text:p>
      <text:p text:style-name="P179">Возвращает синус переданного числа.</text:p>
      <text:h text:style-name="P340" text:outline-level="4"><text:soft-page-break/>Функция <text:span text:style-name="T509">cos</text:span>()</text:h>
      <text:p text:style-name="P175">функция <text:span text:style-name="T509">cos</text:span>(число: дробное): дробное;</text:p>
      <text:p text:style-name="P180">Возвращает <text:span text:style-name="T509">ко</text:span>синус переданного числа.</text:p>
      <text:h text:style-name="P341" text:outline-level="4">Функция <text:span text:style-name="T510">tg</text:span>()</text:h>
      <text:p text:style-name="P176">функция <text:span text:style-name="T510">tg</text:span>(число: дробное): дробное;</text:p>
      <text:p text:style-name="P181">Возвращает <text:span text:style-name="T510">тангенс</text:span> переданного числа.</text:p>
      <text:h text:style-name="P342" text:outline-level="4">Функция <text:span text:style-name="T511">arc</text:span>sin()</text:h>
      <text:p text:style-name="P177">функция <text:span text:style-name="T511">arc</text:span>sin(число: дробное): дробное;</text:p>
      <text:p text:style-name="P182">Возвращает <text:span text:style-name="T511">арк</text:span>синус переданного числа.</text:p>
      <text:h text:style-name="P342" text:outline-level="4">Функция <text:span text:style-name="T511">arc</text:span><text:span text:style-name="T509">cos</text:span>()</text:h>
      <text:p text:style-name="P177">функция <text:span text:style-name="T511">arc</text:span><text:span text:style-name="T509">cos</text:span>(число: дробное): дробное;</text:p>
      <text:p text:style-name="P182">Возвращает <text:span text:style-name="T511">арк</text:span><text:span text:style-name="T509">ко</text:span>синус переданного числа.</text:p>
      <text:h text:style-name="P342" text:outline-level="4">Функция <text:span text:style-name="T511">arc</text:span><text:span text:style-name="T510">tg</text:span>()</text:h>
      <text:p text:style-name="P177">функция <text:span text:style-name="T511">arc</text:span><text:span text:style-name="T510">tg</text:span>(число: дробное): дробное;</text:p>
      <text:p text:style-name="P182">Возвращает <text:span text:style-name="T511">арк</text:span><text:span text:style-name="T510">тангенс</text:span> переданного числа.</text:p>
      <text:h text:style-name="P343" text:outline-level="4">Функция <text:span text:style-name="T512">ln</text:span>()</text:h>
      <text:p text:style-name="P178">функция <text:span text:style-name="T512">ln</text:span>(число: дробное): дробное;</text:p>
      <text:p text:style-name="P183">Возвращает <text:span text:style-name="T512">натуральный логарифм</text:span> переданного числа.</text:p>
      <text:h text:style-name="P343" text:outline-level="4">Функция <text:span text:style-name="T512">exp</text:span>()</text:h>
      <text:p text:style-name="P178">функция <text:span text:style-name="T512">exp</text:span>(число: дробное): дробное;</text:p>
      <text:p text:style-name="P184"><text:span text:style-name="T508">Возвращает </text:span><text:span text:style-name="T512">экспоненту</text:span><text:span text:style-name="T508"> переданного числа — </text:span><text:span text:style-name="T512">т. е., число, возведённое в степень </text:span><text:bookmark text:name="firstHeading"/><text:span text:style-name="T244">e</text:span><text:span text:style-name="T508">.</text:span></text:p>
      <text:h text:style-name="P344" text:outline-level="4">Функция <text:span text:style-name="T586">случайное</text:span>()</text:h>
      <text:p text:style-name="P215">функция <text:span text:style-name="T586">случайное</text:span>(<text:span text:style-name="T586">макс</text:span>: <text:span text:style-name="T586">целое</text:span>): <text:span text:style-name="T586">целое</text:span>;</text:p>
      <text:p text:style-name="P216"><text:span text:style-name="T508">Возвращает </text:span><text:span text:style-name="T587">случайное число в диапазоне от 0 включительно до переданного значения </text:span><text:span text:style-name="T588">макс</text:span><text:span text:style-name="T587">, но не включая </text:span><text:span text:style-name="T588">макс</text:span><text:span text:style-name="T508">. </text:span><text:span text:style-name="T589">Генератор случайных чисел инициализируется при первом обращении к функции.</text:span></text:p>
      <text:h text:style-name="P318" text:outline-level="3"><text:soft-page-break/>Моменты</text:h>
      <text:h text:style-name="Heading_20_4" text:outline-level="4">Функци дата()</text:h>
      <text:p text:style-name="Исходный_20_код">функция дата: момент;</text:p>
      <text:p text:style-name="P104">Возвращает значение текущей даты с нулевым временем.</text:p>
      <text:h text:style-name="Heading_20_4" text:outline-level="4">Функция время()</text:h>
      <text:p text:style-name="P105">функция <text:span text:style-name="T377">время</text:span>: момент;</text:p>
      <text:p text:style-name="P104">Возвращает значение текущего времени с нулевой датой.</text:p>
      <text:h text:style-name="Heading_20_4" text:outline-level="4">Функция сейчас()</text:h>
      <text:p text:style-name="P109">функция <text:span text:style-name="T378">сейчас</text:span>: момент;</text:p>
      <text:p text:style-name="P108">Возвращает значение теукщего момента — дату и время.</text:p>
      <text:h text:style-name="P317" text:outline-level="3">Исключения</text:h>
      <text:h text:style-name="Heading_20_4" text:outline-level="4">Функция имя_исключения()</text:h>
      <text:p text:style-name="Исходный_20_код">функция имя_исключения: строка;</text:p>
      <text:p text:style-name="P110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: строка;</text:p>
      <text:p text:style-name="P111">Возвращает <text:span text:style-name="T395">текст сообщения об ошибке</text:span> активного исключения <text:span text:style-name="T397">с </text:span><text:span text:style-name="T396">уже </text:span><text:span text:style-name="T397">добавленными в него </text:span><text:span text:style-name="T396">значениями параметров </text:span><text:span text:style-name="T398">исключения</text:span>. Эту функцию можно вызывать только в секции обработки исключений, иначе она вернёт пустую строку.</text:p>
      <text:h text:style-name="P317" text:outline-level="3">Строки</text:h>
      <text:p text:style-name="P32">В<text:span text:style-name="T164">о всех</text:span> строковых функция<text:span text:style-name="T167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34">Байты в строк<text:span text:style-name="T168">е</text:span> нумеруются начиная с нуля: первый байт имеет индекс 0, а последний имеет <text:span text:style-name="T170">индекс</text:span> на единицу меньший, чем длина строки.</text:p>
      <text:p text:style-name="P33"><text:span text:style-name="T169">Б</text:span>иблиотечные функции поддерживают внутреннюю целостность строки, не допуская появления в ней некорректных символов, <text:span text:style-name="T165">и вызыв</text:span><text:span text:style-name="T265">ют</text:span><text:span text:style-name="T165"> исключение </text:span><text:span text:style-name="T2">Не</text:span><text:span text:style-name="T3">верный</text:span><text:span text:style-name="T2">Символ</text:span><text:span text:style-name="T165"> в случае ошибок</text:span>. Например, <text:span text:style-name="T166">такое исключение возникнет при </text:span>вставк<text:span text:style-name="T166">е</text:span> подстроки в позицию, <text:soft-page-break/>соответствующую середине многобайтового символа, <text:span text:style-name="T166">при </text:span>удалени<text:span text:style-name="T166">и</text:span> из строки части многобайтового символа, а также в других <text:span text:style-name="T166">аналогичных ситуациях</text:span>.</text:p>
      <text:h text:style-name="P345" text:outline-level="4"><text:span text:style-name="T203">Функция </text:span><text:span text:style-name="T161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62">вх </text:span><text:span text:style-name="T192">размер</text:span>: целое): целое;</text:p>
      <text:p text:style-name="P29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.</text:p>
      <text:p text:style-name="P29">Если передан параметр <text:span text:style-name="T10">размер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9">Если новая длина больше старой, то прежнее содержимое строки сохраняется, и строка дополняется справа пробел<text:span text:style-name="T199">ами</text:span> (<text:span text:style-name="T238">№</text:span>0020) <text:span text:style-name="T163">до указанной длины.</text:span></text:p>
      <text:p text:style-name="P31">Если новая длина меньше старой, то <text:span text:style-name="T208">прежнее содержимое строки обрезается справа до указанной длины. </text:span><text:span text:style-name="T209">В этом случае</text:span><text:span text:style-name="T208"> </text:span>должна быть указана такая новая длина, чтобы последний символ в строке, если он занимает несколько байт, не оказался разбит на части — <text:span text:style-name="T201">иначе</text:span> возникнет ошибка <text:span text:style-name="T1">НеверныйСимвол</text:span><text:span text:style-name="T208">.</text:span></text:p>
      <text:h text:style-name="Heading_20_5" text:outline-level="5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8"><text:s text:c="4"/>// <text:span text:style-name="T266">Буквы кириллицы занимают в </text:span><text:span text:style-name="T269">кодировке </text:span><text:span text:style-name="T268">UTF-8</text:span></text:p>
      <text:p text:style-name="P58"><text:span text:style-name="T266"><text:s text:c="4"/>// </text:span><text:span text:style-name="T270">по два</text:span><text:span text:style-name="T266"> байта, </text:span><text:span text:style-name="T267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346" text:outline-level="4"><text:span text:style-name="T204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5">Возвращает символ, расположенный в переданной позиции <text:span text:style-name="T271">строки </text:span><text:span text:style-name="T19">стр</text:span>. <text:span text:style-name="T176">Строка не должна быть пустой; п</text:span><text:span text:style-name="T172">ереданный индекс </text:span><text:span text:style-name="T173">должен </text:span><text:span text:style-name="T175">быть в </text:span><text:span text:style-name="T202">пределах строки</text:span><text:span text:style-name="T174"> и </text:span><text:span text:style-name="T202">должен </text:span><text:span text:style-name="T173">соответствовать началу символа в строке, иначе возникнет исключение </text:span><text:span text:style-name="T4">НеверныйСимвол</text:span><text:span text:style-name="T172">.</text:span></text:p>
      <text:p text:style-name="P35">Если параметр <text:span text:style-name="T1">индекс</text:span> не указан, <text:span text:style-name="T171">он считается равным 0, и функция</text:span> возвращает первый символ в строке.</text:p>
      <text:h text:style-name="Heading_20_4" text:outline-level="4"><text:span text:style-name="T205">Функция </text:span>след()</text:h>
      <text:p text:style-name="Исходный_20_код">функция след(<text:span text:style-name="T177">вх стр: строка; вх и</text:span><text:span text:style-name="T178">н</text:span><text:span text:style-name="T177">д</text:span><text:span text:style-name="T178">е</text:span><text:span text:style-name="T177">кс: целое</text:span>): целое;</text:p>
      <text:p text:style-name="Исходный_20_код"><text:soft-page-break/>функция след(<text:span text:style-name="T177">вх стр: строка; вх и</text:span><text:span text:style-name="T178">н</text:span><text:span text:style-name="T177">д</text:span><text:span text:style-name="T178">е</text:span><text:span text:style-name="T177">кс, кво: целое</text:span>): целое;</text:p>
      <text:p text:style-name="Исходный_20_код">функция след(<text:span text:style-name="T177">вх стр: строка; вх и</text:span><text:span text:style-name="T178">н</text:span><text:span text:style-name="T177">д</text:span><text:span text:style-name="T178">е</text:span><text:span text:style-name="T177">кс, кво: целое; вых симв: целое</text:span>): целое;</text:p>
      <text:p text:style-name="P36">Возвращает позицию в байтах, соответствующую началу следующего символа в строке, считая от символа, переданного в параметре <text:span text:style-name="T5">индекс</text:span>. <text:span text:style-name="T179">Значение переданного индекса должно соответствовать началу символа в строке, иначе возникнет исключение </text:span><text:span text:style-name="T6">НеверныйСимвол</text:span><text:span text:style-name="T179">.</text:span></text:p>
      <text:p text:style-name="P38">В параметре <text:span text:style-name="T1">кво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81">(справа от </text:span><text:span text:style-name="T8">индекс</text:span><text:span text:style-name="T181">) </text:span>символов в строке, то функция вернёт длину строки в байтах.</text:p>
      <text:p text:style-name="P40">Если передан параметр <text:span text:style-name="T1">симв</text:span>, то функция запишет в него фактически пройденное количество символов. Т<text:span text:style-name="T180">аким образом, чтобы посчитать общее количество символов в строке, можно передать 0 в параметре </text:span><text:span text:style-name="T7">индекс</text:span><text:span text:style-name="T180"> и </text:span><text:span text:style-name="T7">максЦелое</text:span><text:span text:style-name="T180"> в параметре </text:span><text:span text:style-name="T7">кво</text:span><text:span text:style-name="T180">.</text:span></text:p>
      <text:h text:style-name="P347" text:outline-level="4"><text:span text:style-name="T206">Функция </text:span><text:span text:style-name="T182">пред</text:span>()</text:h>
      <text:p text:style-name="P28">функция <text:span text:style-name="T183">пред</text:span>(<text:span text:style-name="T177">вх стр: строка; вх и</text:span><text:span text:style-name="T178">н</text:span><text:span text:style-name="T177">д</text:span><text:span text:style-name="T178">е</text:span><text:span text:style-name="T177">кс: целое</text:span>): целое;</text:p>
      <text:p text:style-name="P28">функция <text:span text:style-name="T183">пред</text:span>(<text:span text:style-name="T177">вх стр: строка; вх и</text:span><text:span text:style-name="T178">н</text:span><text:span text:style-name="T177">д</text:span><text:span text:style-name="T178">е</text:span><text:span text:style-name="T177">кс, кво: целое</text:span>): целое;</text:p>
      <text:p text:style-name="P28">функция <text:span text:style-name="T183">пред</text:span>(<text:span text:style-name="T177">вх стр: строка; вх и</text:span><text:span text:style-name="T178">н</text:span><text:span text:style-name="T177">д</text:span><text:span text:style-name="T178">е</text:span><text:span text:style-name="T177">кс, кво: целое; вых симв: целое</text:span>): целое;</text:p>
      <text:p text:style-name="P37">Возвращает позицию в байтах, соответствующую началу <text:span text:style-name="T184">предыдущего</text:span> символа в строке, считая от символа, переданного в параметре <text:span text:style-name="T5">индекс</text:span>. <text:span text:style-name="T185">Для получения позиции последнего символа в строке в параметре </text:span><text:span text:style-name="T12">индекс</text:span><text:span text:style-name="T185"> нужно передать значение, большее или равное длине строки в байтах. </text:span><text:span text:style-name="T186">Если переданный индекс находится в пределах строки, то он должен </text:span><text:span text:style-name="T179">соответствовать началу символа в строке, иначе возникнет исключение </text:span><text:span text:style-name="T6">НеверныйСимвол</text:span><text:span text:style-name="T179">.</text:span></text:p>
      <text:p text:style-name="P39">В параметре <text:span text:style-name="T1">кво</text:span> можно передать количество символов, на которое необходимо сместиться: 1 — <text:span text:style-name="T187">предыдущий</text:span> символ, 2 — через один символ, и т. п. Если переданное количество превышает число оставшихся <text:span text:style-name="T181">(</text:span><text:span text:style-name="T188">слева</text:span><text:span text:style-name="T181"> от </text:span><text:span text:style-name="T8">индекс</text:span><text:span text:style-name="T181">) </text:span>символов <text:span text:style-name="T189">до начала строки</text:span>, то функция вернёт <text:span text:style-name="T189">0</text:span>.</text:p>
      <text:p text:style-name="P41">Если передан параметр <text:span text:style-name="T1">симв</text:span>, то функция запишет в него фактически пройденное количество символов. Т<text:span text:style-name="T180">аким образом, чтобы посчитать общее количество символов в строке, можно передать </text:span><text:span text:style-name="T9">максЦелое</text:span><text:span text:style-name="T180"> в параметр</text:span><text:span text:style-name="T190">ах</text:span><text:span text:style-name="T180"> </text:span><text:span text:style-name="T7">индекс</text:span><text:span text:style-name="T180"> и </text:span><text:span text:style-name="T7">кво</text:span><text:span text:style-name="T180">.</text:span></text:p>
      <text:p text:style-name="P46"><text:span text:style-name="T245">Примечание:</text:span> для многобайтовых символов функция <text:span text:style-name="T1">след()</text:span> работает быстрее, чем <text:span text:style-name="T1">пред()</text:span>.</text:p>
      <text:h text:style-name="Heading_20_4" text:outline-level="4"><text:span text:style-name="T207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91">размер</text:span>: целое): строка;</text:p>
      <text:p text:style-name="P42">Возвращает часть строки указанного размера, начиная с указанного индекса. <text:span text:style-name="T179">Значение переданного индекса должно соответствовать началу символа в строке, иначе возникнет исключение </text:span><text:span text:style-name="T6">НеверныйСимвол</text:span><text:span text:style-name="T179">.</text:span></text:p>
      <text:p text:style-name="P45">Если параметр <text:span text:style-name="T1">размер</text:span> <text:span text:style-name="T196">не передан</text:span> <text:span text:style-name="T194">или выходит за пределы строки</text:span>, то функция вернёт часть строки от указанного индекса до конца строки. <text:span text:style-name="T195">В противном случае, </text:span><text:span text:style-name="T11">размер</text:span><text:span text:style-name="T193"> должен иметь такое значение, чтобы последний символ в возвращаемой </text:span><text:span text:style-name="T198">под</text:span><text:span text:style-name="T193">строке, </text:span><text:span text:style-name="T200">если он занимает </text:span><text:soft-page-break/><text:span text:style-name="T200">несколько байт,</text:span><text:span text:style-name="T193"> не </text:span><text:span text:style-name="T197">оказался разбит</text:span><text:span text:style-name="T193"> на части —</text:span><text:span text:style-name="T179"> иначе возникнет исключение </text:span><text:span text:style-name="T6">НеверныйСимвол</text:span><text:span text:style-name="T193">.</text:span></text:p>
      <text:h text:style-name="Heading_20_4" text:outline-level="4"><text:span text:style-name="T210">Процедура</text:span> добавить()</text:h>
      <text:p text:style-name="Исходный_20_код"><text:span text:style-name="T210">процедура</text:span> добавить(в<text:span text:style-name="T210">в</text:span> стр1: <text:span text:style-name="T210">строка; вх</text:span> стр2: строка);</text:p>
      <text:p text:style-name="P47">Добавляет значение <text:span text:style-name="T1">стр2</text:span> в конец строки <text:span text:style-name="T1">стр1</text:span>. <text:span text:style-name="T211">Эквивалентным вызову этой функции является </text:span><text:span text:style-name="T239">присваивание</text:span><text:span text:style-name="T211">:</text:span></text:p>
      <text:p text:style-name="Исходный_20_код">стр1 := стр1 ++ стр2;</text:p>
      <text:h text:style-name="Heading_20_4" text:outline-level="4">Процедура вставить()</text:h>
      <text:p text:style-name="Исходный_20_код">процедура вставить(вв стр: строка; вх индекс: целое; вх подстр: строка);</text:p>
      <text:p text:style-name="P48">Вставляет строку <text:span text:style-name="T1">подстр</text:span> в указанную позицию строки <text:span text:style-name="T1">стр</text:span>, <text:span text:style-name="T212">так что символы из строки </text:span><text:span text:style-name="T13">подстр</text:span><text:span text:style-name="T212"> </text:span><text:span text:style-name="T240">окажутся</text:span><text:span text:style-name="T212"> в строке </text:span><text:span text:style-name="T13">стр</text:span><text:span text:style-name="T212"> непосредственно перед </text:span><text:span text:style-name="T213">тем </text:span><text:span text:style-name="T212">символом, на который указывает </text:span><text:span text:style-name="T13">индекс</text:span><text:span text:style-name="T212">. П</text:span>ри этом длина строки <text:span text:style-name="T1">стр</text:span> увеличивается на длину строки <text:span text:style-name="T1">подстр</text:span>.</text:p>
      <text:p text:style-name="P43"><text:span text:style-name="T214">Если переданный </text:span><text:span text:style-name="T14">индекс</text:span><text:span text:style-name="T214"> больше или равен длине </text:span><text:span text:style-name="T15">стр</text:span><text:span text:style-name="T214">, то </text:span><text:span text:style-name="T216">подстр</text:span><text:span text:style-name="T217">ока</text:span><text:span text:style-name="T214"> будет добавлена к </text:span><text:span text:style-name="T216">стр</text:span><text:span text:style-name="T217">оке</text:span><text:span text:style-name="T216"> </text:span><text:span text:style-name="T214">справа. В противном случае з</text:span><text:span text:style-name="T179">начение индекса должно соответствовать началу символа в строке, иначе возникнет исключение </text:span><text:span text:style-name="T6">НеверныйСимвол</text:span><text:span text:style-name="T179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49">Удаляет из строки указанное число байт, начиная с переданного индекса, включительно.</text:p>
      <text:p text:style-name="P44"><text:span text:style-name="T233">З</text:span><text:span text:style-name="T179">начение индекса должно соответствовать началу символа в строке, иначе возникнет исключение </text:span><text:span text:style-name="T6">НеверныйСимвол</text:span><text:span text:style-name="T179">.</text:span></text:p>
      <text:p text:style-name="P50">Если строка содержит меньше <text:span text:style-name="T234">байт</text:span> справа от индекса, чем передано в параметре <text:span text:style-name="T1">число</text:span>, то будут удалены все <text:span text:style-name="T235">байты</text:span> до конца строки. <text:span text:style-name="T234">В противном случае, переданное число </text:span><text:span text:style-name="T236">должно быть таким, чтобы последний удаляемый символ, если он </text:span><text:span text:style-name="T237">занимает несколько байт</text:span><text:span text:style-name="T236">, не оказался разбит на части — </text:span><text:span text:style-name="T179">иначе возникнет исключение </text:span><text:span text:style-name="T6">НеверныйСимвол</text:span><text:span text:style-name="T179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241">п</text:span>роцедура вписать(<text:line-break/> <text:s/>вв стр1: строка; вх индекс: целое;<text:line-break/> <text:s/>вх стр2: строка; вх индекс2, число: целое);</text:p>
      <text:p text:style-name="P51">Копирует в <text:span text:style-name="T1">стр1</text:span><text:span text:style-name="T215"> </text:span>байты из <text:span text:style-name="T1">стр2</text:span>.</text:p>
      <text:p text:style-name="P51"><text:soft-page-break/><text:span text:style-name="T242">Из </text:span><text:span text:style-name="T16">стр2</text:span><text:span text:style-name="T242"> копируется </text:span><text:span text:style-name="T243">указанное </text:span><text:span text:style-name="T16">число</text:span><text:span text:style-name="T242"> байт, начиная от </text:span><text:span text:style-name="T16">индекс2</text:span><text:span text:style-name="T242">, включительно; </text:span><text:span text:style-name="T243">эти байты размещаются в </text:span><text:span text:style-name="T17">стр1</text:span><text:span text:style-name="T218">,</text:span><text:span text:style-name="T243"> начиная от </text:span><text:span text:style-name="T17">индекс</text:span><text:span text:style-name="T243">, и заменяют собой байты, которые раньше находились в </text:span><text:span text:style-name="T17">стр1</text:span><text:span text:style-name="T243"> в этих позициях. Если длины </text:span><text:span text:style-name="T17">стр1</text:span><text:span text:style-name="T243"> не </text:span><text:span text:style-name="T248">хватает</text:span><text:span text:style-name="T243">, чтобы разместить все копируемые байты, то её длина увеличивается до необходимой.</text:span></text:p>
      <text:p text:style-name="P52">Если не передано <text:span text:style-name="T1">число</text:span>, то копируются все байты от <text:span text:style-name="T1">индекс2</text:span> до конца <text:span text:style-name="T1">стр2</text:span>. Если не передан <text:span text:style-name="T1">индекс2</text:span>, то копируется вся <text:span text:style-name="T1">стр2</text:span> от начала до конца.</text:p>
      <text:p text:style-name="P53">Все индексы и размеры должны иметь такие значения, чтобы никакой многобайтовый символ <text:span text:style-name="T260">в обеих строках </text:span>не оказался при копировании разбит на части, иначе возникнет ошибка <text:span text:style-name="T1">НеверныйСимвол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56">тр1</text:span>, <text:span text:style-name="T256">стр2</text:span>: строка;</text:p>
      <text:p text:style-name="Исходный_20_код">начало</text:p>
      <text:p text:style-name="P59"><text:s text:c="4"/>// <text:span text:style-name="T272">Б</text:span><text:span text:style-name="T257">уквы </text:span><text:span text:style-name="T259">к</text:span><text:span text:style-name="T257">ириллицы</text:span> <text:span text:style-name="T257">занимают в кодировке UTF-8 </text:span></text:p>
      <text:p text:style-name="P59"><text:span text:style-name="T257"><text:s text:c="4"/>// </text:span><text:span text:style-name="T273">по </text:span><text:span text:style-name="T257">два байта, а арабские цифры - </text:span><text:span text:style-name="T258">один </text:span><text:span text:style-name="T272">байт</text:span><text:span text:style-name="T257">.</text:span></text:p>
      <text:p text:style-name="Исходный_20_код"><text:s text:c="4"/><text:span text:style-name="T256">стр1</text:span> := "1234АБВГ";</text:p>
      <text:p text:style-name="Исходный_20_код"><text:s text:c="4"/><text:span text:style-name="T256">стр2</text:span> := "0000";</text:p>
      <text:p text:style-name="Исходный_20_код"><text:s text:c="4"/>вписать(с<text:span text:style-name="T256">тр1</text:span>, 2, <text:span text:style-name="T256">стр2</text:span>); <text:s text:c="14"/>// <text:span text:style-name="T253">с</text:span><text:span text:style-name="T274">тр1</text:span><text:span text:style-name="T250"> = </text:span><text:span text:style-name="T251">12000</text:span><text:span text:style-name="T252">0</text:span><text:span text:style-name="T251">БВГ</text:span></text:p>
      <text:p text:style-name="P55"><text:s text:c="4"/>вписать(с<text:span text:style-name="T256">тр1</text:span>, максЦелое, <text:span text:style-name="T256">стр2</text:span>, 0, 2); // <text:span text:style-name="T253">с</text:span><text:span text:style-name="T274">тр1</text:span><text:span text:style-name="T253"> = </text:span><text:span text:style-name="T251">12000</text:span><text:span text:style-name="T252">0</text:span><text:span text:style-name="T251">БВГ</text:span><text:span text:style-name="T254">00</text:span></text:p>
      <text:p text:style-name="P54"><text:s text:c="4"/>вписать(с<text:span text:style-name="T256">тр1</text:span>, <text:span text:style-name="T249">7</text:span>, <text:span text:style-name="T256">стр2</text:span>); <text:s text:c="14"/>// <text:span text:style-name="T255">ошибка</text:span></text:p>
      <text:p text:style-name="Исходный_20_код"><text:s text:c="4"/>вписать(с<text:span text:style-name="T256">тр1</text:span>, 6, <text:span text:style-name="T256">стр2</text:span>, 0, 3); <text:s text:c="8"/>// <text:span text:style-name="T255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7">функция найти(</text:p>
      <text:p text:style-name="P57"><text:s text:c="4"/>вх что, где: строка; вх начИдкс: целое;</text:p>
      <text:p text:style-name="P57"><text:s text:c="4"/>вх учтРегистр: логическое): целое;</text:p>
      <text:p text:style-name="P56">Ищет подстроку <text:span text:style-name="T1">что</text:span> в строке <text:span text:style-name="T1">где</text:span> и возвращает индекс первого байта найденной подстроки. <text:span text:style-name="T261">Если подстрока не найдена, возвращает -1. Если передан </text:span><text:span text:style-name="T18">начИдкс</text:span><text:span text:style-name="T261">, поиск начинается с переданного индекса, включительно.</text:span></text:p>
      <text:p text:style-name="P60">Если в параметре <text:span text:style-name="T1">учтРегистр</text:span> передано <text:span text:style-name="T1">нет</text:span>, то регистр символов при поиске не учитывается — т. е., <text:span text:style-name="T262">прописные</text:span> буквы считаются равными строчным. <text:span text:style-name="T263">Если этот параметр опущен, функция выполняет поиск </text:span><text:span text:style-name="T264">с учётом регистра</text:span><text:span text:style-name="T263">.</text:span></text:p>
      <text:h text:style-name="P348" text:outline-level="4"><text:span text:style-name="T275">Процедура</text:span> <text:span text:style-name="T275">заменить</text:span>()</text:h>
      <text:p text:style-name="Исходный_20_код">процедура заменить(вв стр: строка; вх индекс, число: целое; вх чем: строка);</text:p>
      <text:p text:style-name="P61">Заменяет в переданной строке <text:span text:style-name="T277">указанное</text:span> <text:span text:style-name="T1">число</text:span> байт, начиная с переданного индекса, на байты из строки <text:span text:style-name="T1">чем</text:span>. <text:span text:style-name="T276">Длина строки изменяется соответственно.</text:span></text:p>
      <text:p text:style-name="P72"><text:soft-page-break/>Значения <text:span text:style-name="T1">индекс</text:span> и <text:span text:style-name="T1">число</text:span> должны быть такими, чтобы в результате замены никакой многобайтовый символ не оказался разбит на части, иначе возникнет ошибка <text:span text:style-name="T1">НеверныйСимвол</text:span>.</text:p>
      <text:h text:style-name="Heading_20_4" text:outline-level="4">Функция формат()</text:h>
      <text:p text:style-name="Исходный_20_код"><text:span text:style-name="T278">ф</text:span>ункция формат(вх шаблон: строка; вх арг<text:span text:style-name="T281">0</text:span>, арг<text:span text:style-name="T281">1</text:span>, арг<text:span text:style-name="T281">2</text:span>, ...): <text:span text:style-name="T288">строка</text:span>;</text:p>
      <text:p text:style-name="P74"><text:span text:style-name="T279">Заменяет все спецификаторы в переданном шаблоне на значения переданных аргументов, </text:span><text:span text:style-name="T289">преобразованные к строке в соответствии с указанным форматом,</text:span><text:span text:style-name="T279"> и возвращает полученную строку.</text:span></text:p>
      <text:p text:style-name="P74"><text:span text:style-name="T279">Спецификатор</text:span><text:span text:style-name="T289">ы</text:span><text:span text:style-name="T279"> </text:span><text:span text:style-name="T280">имеют следующий синтаксис</text:span><text:span text:style-name="T279">:</text:span> </text:p>
      <text:p text:style-name="Исходный_20_код">'%'[<text:span text:style-name="T279">индекс</text:span>':']['-'][<text:span text:style-name="T285">ширина</text:span>]['.'<text:span text:style-name="T279">точность</text:span>]<text:span text:style-name="T279">Тип</text:span></text:p>
      <text:p text:style-name="P84">Символы в апострофах помещаются в шаблон буквально, но без апострофов. 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5">'%'</text:p>
          </table:table-cell>
          <table:table-cell table:style-name="Таблица3.B1" office:value-type="string">
            <text:p text:style-name="P66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62"><text:span text:style-name="T283">и</text:span>ндекс':'</text:p>
          </table:table-cell>
          <table:table-cell table:style-name="Таблица3.B2" office:value-type="string">
            <text:p text:style-name="P67"><text:span text:style-name="T319">Целое. </text:span>Взять из списка <text:span text:style-name="T287">параметров </text:span><text:span text:style-name="T282">аргумент с указанным индексом. Если </text:span><text:span text:style-name="T518">этот элемент</text:span><text:span text:style-name="T282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3">'-'</text:p>
          </table:table-cell>
          <table:table-cell table:style-name="Таблица3.B2" office:value-type="string">
            <text:p text:style-name="P68">Выравнивание вставляемого текста по левому краю поля. По умолчанию текст выравнивается по правому краю. <text:span text:style-name="T284">Этот элемент работает только при условии, что указан</text:span><text:span text:style-name="T285">а</text:span><text:span text:style-name="T284"> </text:span><text:span text:style-name="T285">ширина</text:span><text:span text:style-name="T284">.</text:span></text:p>
          </table:table-cell>
        </table:table-row>
        <table:table-row>
          <table:table-cell table:style-name="Таблица3.A2" office:value-type="string">
            <text:p text:style-name="P79">ширина</text:p>
          </table:table-cell>
          <table:table-cell table:style-name="Таблица3.B2" office:value-type="string">
            <text:p text:style-name="P69"><text:span text:style-name="T319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4">'.'<text:span text:style-name="T286">точность</text:span></text:p>
          </table:table-cell>
          <table:table-cell table:style-name="Таблица3.B2" office:value-type="string">
            <text:p text:style-name="P70"><text:span text:style-name="T319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80">Тип</text:p>
          </table:table-cell>
          <table:table-cell table:style-name="Таблица3.B2" office:value-type="string">
            <text:p text:style-name="P71">Тип спецификатора — <text:span text:style-name="T311">буква в любом регистре</text:span>. Перечень допустимых типов приведён ниже.</text:p>
          </table:table-cell>
        </table:table-row>
      </table:table>
      <text:p text:style-name="P186"><text:span text:style-name="T310">В случае ошибок функция со</text:span><text:span text:style-name="T316">з</text:span><text:span text:style-name="T310">даёт исключение </text:span><text:span text:style-name="T20">ОшибкаКонвертации</text:span><text:span text:style-name="T310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362" text:outline-level="5">Типы спецификаторов</text:h>
      <text:p text:style-name="P77"><text:span text:style-name="T293">«</text:span><text:span text:style-name="T299">I</text:span><text:span text:style-name="T293">» или «</text:span>Ц» — целое число. <text:span text:style-name="T291">А</text:span>ргумент должен быть целым. Значение конвертируется в строковое представление целого числа. <text:span text:style-name="T290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8">«<text:span text:style-name="T294">E</text:span>» <text:span text:style-name="T295">(лат.)</text:span> <text:span text:style-name="T294">или «</text:span>Э» — экспоненциальный формат. Аргумент может быть целым или дробным. <text:span text:style-name="T292">Число приводится к строке в экспоненциальном </text:span><text:span text:style-name="T296">(научном) </text:span><text:span text:style-name="T292">формате. </text:span><text:span text:style-name="T297">Точность определяет общее количество цифр в </text:span><text:span text:style-name="T298">мантиссе</text:span><text:span text:style-name="T297"> числа, </text:span><text:span text:style-name="T317">п</text:span><text:span text:style-name="T298">орядок записывается тремя цифрами.</text:span></text:p>
      <text:p text:style-name="P73"><text:soft-page-break/>«F» <text:span text:style-name="T300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301">Для слишком больших чисел используется экспоненциальный формат.</text:span></text:p>
      <text:p text:style-name="P73">«G» <text:span text:style-name="T302">или «О» (кир.) — общий числовой формат. Аргумент может быть целым или дробным. </text:span><text:span text:style-name="T303">Число приводится к строке в фиксированном или экспоненциальном формате в зависимости от того, что получится короче. </text:span><text:span text:style-name="T304">Точность определяет общее количество цифр в строковом представлении числа.</text:span></text:p>
      <text:p text:style-name="P73">«<text:span text:style-name="T305">N</text:span>» <text:span text:style-name="T305">или «Ч» — </text:span><text:span text:style-name="T307">такой же формат числа, как</text:span><text:span text:style-name="T305"> с фиксированной точкой, </text:span><text:span text:style-name="T307">но</text:span><text:span text:style-name="T305"> </text:span><text:span text:style-name="T308">с добавлением</text:span><text:span text:style-name="T305"> разделител</text:span><text:span text:style-name="T308">ей</text:span><text:span text:style-name="T305"> групп разрядов.</text:span></text:p>
      <text:p text:style-name="P75">«<text:span text:style-name="T306">D</text:span>»<text:span text:style-name="T305"> или «</text:span><text:span text:style-name="T306">Д</text:span><text:span text:style-name="T305">» — </text:span><text:span text:style-name="T306">дата </text:span><text:span text:style-name="T312">в стандартном формате: YYYY-MM-DD. </text:span><text:span text:style-name="T314">Аргумент должен быть моментом. </text:span><text:span text:style-name="T321">Точность не применяется.</text:span></text:p>
      <text:p text:style-name="P76">«<text:span text:style-name="T306">T</text:span>» <text:span text:style-name="T305">(лат.) или «</text:span><text:span text:style-name="T306">В</text:span><text:span text:style-name="T305">» (кир.) — </text:span><text:span text:style-name="T306">время </text:span><text:span text:style-name="T312">в стандартном формате: HH:MM:SS. </text:span><text:span text:style-name="T314">Аргумент должен быть моментом. </text:span><text:span text:style-name="T321">Точность не применяется.</text:span></text:p>
      <text:p text:style-name="P76">«<text:span text:style-name="T305">M</text:span>» <text:span text:style-name="T305">(лат.) или «М» (кир.) — </text:span><text:span text:style-name="T306">дата </text:span><text:span text:style-name="T313">и </text:span><text:span text:style-name="T306">время </text:span><text:span text:style-name="T313">в стандартном формате, разделённые пробелом. </text:span><text:span text:style-name="T314">Аргумент должен быть моментом. </text:span><text:span text:style-name="T321">Точность не применяется.</text:span></text:p>
      <text:p text:style-name="P76">«S» <text:span text:style-name="T306">или «С» (кир.) — строка. Аргумент может быть любого простого типа — строковые </text:span><text:span text:style-name="T318">значения</text:span><text:span text:style-name="T306"> копируются, а значения других типов </text:span><text:span text:style-name="T516">конвертируются</text:span><text:span text:style-name="T306"> в строку прямым приведением типа.</text:span><text:span text:style-name="T314"> </text:span><text:span text:style-name="T321">Точность не применяется.</text:span></text:p>
      <text:p text:style-name="P73">«X» <text:span text:style-name="T309">(лат.) или «Ш» — шестнадцатеричное представление целого числа. Аргумент </text:span><text:span text:style-name="T315">может</text:span><text:span text:style-name="T309"> быть целым,</text:span><text:span text:style-name="T315"> символом </text:span><text:span text:style-name="T744">или объектом</text:span><text:span text:style-name="T309">. Точность определяет </text:span><text:span text:style-name="T320">минимальное </text:span><text:span text:style-name="T309">количество цифр — если нужно, слева будут добавлены нули.</text:span></text:p>
      <text:h text:style-name="Heading_20_5" text:outline-level="5">Пример</text:h>
      <text:p text:style-name="P83">стр := формат("<text:span text:style-name="T323">Меня зовут %s %s. Мне %i лет.</text:span>", "<text:span text:style-name="T522">Пётр</text:span>", "<text:span text:style-name="T323">Иванов</text:span>", <text:span text:style-name="T323">15</text:span>);</text:p>
      <text:p text:style-name="P83">// <text:span text:style-name="T517">стр = "</text:span><text:span text:style-name="T323">Меня зовут </text:span><text:span text:style-name="T522">Пётр</text:span><text:span text:style-name="T323"> Иванов. Мне 15 лет."</text:span></text:p>
      <text:p text:style-name="P187"/>
      <text:p text:style-name="P187">стр := формат("<text:span text:style-name="T323">Меня зовут %</text:span><text:span text:style-name="T519">1:</text:span><text:span text:style-name="T323">s %</text:span><text:span text:style-name="T519">0:</text:span><text:span text:style-name="T323">s. Мне %</text:span><text:span text:style-name="T520">2:</text:span><text:span text:style-name="T323">i лет.</text:span>", "<text:span text:style-name="T522">Пётр</text:span>", "<text:span text:style-name="T323">Иванов</text:span>", <text:span text:style-name="T323">15</text:span>);</text:p>
      <text:p text:style-name="P187">// <text:span text:style-name="T517">стр = "</text:span><text:span text:style-name="T323">Меня зовут </text:span><text:span text:style-name="T515">Иван</text:span><text:span text:style-name="T521">ов</text:span><text:span text:style-name="T323"> </text:span><text:span text:style-name="T522">Пётр</text:span><text:span text:style-name="T323">. Мне 15 лет."</text:span></text:p>
      <text:p text:style-name="P187"/>
      <text:p text:style-name="P83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81">стр := формат("[%0:10<text:span text:style-name="T324">x</text:span>]", 'Ё'); <text:s text:c="13"/>// стр = "[ <text:s text:c="6"/>401]"</text:p>
      <text:p text:style-name="P81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322">момент(44567.123)</text:span>); <text:s/>// стр = "[ <text:s text:c="3"/>2022-01-06]"</text:p>
      <text:p text:style-name="P82">стр := формат("[%-14д]", <text:span text:style-name="T322">момент(44567.123)</text:span>); // стр = "[2022-01-06 <text:s text:c="3"/>]"</text:p>
      <text:p text:style-name="P82">стр := формат("[%14t]", <text:span text:style-name="T322">момент(44567.123)</text:span>); <text:s/>// стр = "[ <text:s text:c="5"/>02:57:07]"</text:p>
      <text:p text:style-name="P82">стр := формат("[%-14в]", <text:span text:style-name="T322">момент(44567.123)</text:span>); // стр = "[02:57:07 <text:s text:c="5"/>]"</text:p>
      <text:p text:style-name="Исходный_20_код"><text:soft-page-break/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Heading_20_3" text:outline-level="3">Разное</text:h>
      <text:h text:style-name="Heading_20_4" text:outline-level="4"><text:span text:style-name="T513">Процедура</text:span> пауза<text:span text:style-name="T513">()</text:span></text:h>
      <text:p text:style-name="Исходный_20_код"><text:span text:style-name="T514">п</text:span>роцедура пауза(вх мсек: целое);</text:p>
      <text:p text:style-name="P185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3-07-20T21:51:26.982204647</dc:date>
    <meta:editing-duration>P5DT17H58M37S</meta:editing-duration>
    <meta:editing-cycles>1325</meta:editing-cycles>
    <meta:generator>LibreOffice/7.3.7.2$Linux_X86_64 LibreOffice_project/30$Build-2</meta:generator>
    <meta:document-statistic meta:table-count="3" meta:image-count="0" meta:object-count="0" meta:page-count="39" meta:paragraph-count="917" meta:word-count="8946" meta:character-count="67372" meta:non-whitespace-character-count="58167"/>
  </office:meta>
</office:document-meta>
</file>